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5d63ce3" style:font-style-asian="normal" style:font-style-complex="normal"/>
    </style:style>
    <style:style style:name="P23" style:family="paragraph" style:parent-style-name="Text_20_body">
      <style:text-properties fo:font-style="normal" officeooo:rsid="0475a486" officeooo:paragraph-rsid="05d7a2b9" style:font-style-asian="normal" style:font-style-complex="normal"/>
    </style:style>
    <style:style style:name="P24" style:family="paragraph" style:parent-style-name="Text_20_body">
      <style:text-properties fo:font-style="normal" officeooo:rsid="0475a486" officeooo:paragraph-rsid="0644c9dc" style:font-style-asian="normal" style:font-style-complex="normal"/>
    </style:style>
    <style:style style:name="P25" style:family="paragraph" style:parent-style-name="Text_20_body">
      <style:text-properties fo:font-style="normal" officeooo:rsid="0475a486" officeooo:paragraph-rsid="06461a10" style:font-style-asian="normal" style:font-style-complex="normal"/>
    </style:style>
    <style:style style:name="P26" style:family="paragraph" style:parent-style-name="Text_20_body">
      <style:text-properties fo:font-style="normal" officeooo:rsid="0475a486" officeooo:paragraph-rsid="0661037c" style:font-style-asian="normal" style:font-style-complex="normal"/>
    </style:style>
    <style:style style:name="P27" style:family="paragraph" style:parent-style-name="Text_20_body">
      <style:text-properties fo:font-style="normal" officeooo:rsid="0475a486" officeooo:paragraph-rsid="0663d0ea" style:font-style-asian="normal" style:font-style-complex="normal"/>
    </style:style>
    <style:style style:name="P28" style:family="paragraph" style:parent-style-name="Text_20_body">
      <style:text-properties fo:font-style="normal" officeooo:rsid="0023406a" officeooo:paragraph-rsid="0551aec0" style:font-style-asian="normal" style:font-style-complex="normal"/>
    </style:style>
    <style:style style:name="P29" style:family="paragraph" style:parent-style-name="Text_20_body">
      <style:text-properties fo:font-style="normal" officeooo:rsid="039c618d" officeooo:paragraph-rsid="05edba65" style:font-style-asian="normal" style:font-style-complex="normal"/>
    </style:style>
    <style:style style:name="P30" style:family="paragraph" style:parent-style-name="Text_20_body">
      <style:text-properties fo:font-style="normal" officeooo:rsid="05e9da61" officeooo:paragraph-rsid="05edba65" style:font-style-asian="normal" style:font-style-complex="normal"/>
    </style:style>
    <style:style style:name="P31" style:family="paragraph" style:parent-style-name="Text_20_body">
      <style:text-properties officeooo:rsid="036742e5" officeooo:paragraph-rsid="036742e5"/>
    </style:style>
    <style:style style:name="P32" style:family="paragraph" style:parent-style-name="Text_20_body">
      <style:text-properties officeooo:rsid="03657a1c" officeooo:paragraph-rsid="03657a1c"/>
    </style:style>
    <style:style style:name="P33" style:family="paragraph" style:parent-style-name="Text_20_body">
      <style:text-properties officeooo:rsid="02085db8" officeooo:paragraph-rsid="0467166a"/>
    </style:style>
    <style:style style:name="P34" style:family="paragraph" style:parent-style-name="Text_20_body">
      <style:text-properties officeooo:rsid="0383a956" officeooo:paragraph-rsid="04d154ea"/>
    </style:style>
    <style:style style:name="P35" style:family="paragraph" style:parent-style-name="Text_20_body">
      <style:text-properties officeooo:rsid="0383a956" officeooo:paragraph-rsid="04ea9696"/>
    </style:style>
    <style:style style:name="P36" style:family="paragraph" style:parent-style-name="Text_20_body">
      <style:text-properties officeooo:rsid="0383a956" officeooo:paragraph-rsid="04f45378"/>
    </style:style>
    <style:style style:name="P37" style:family="paragraph" style:parent-style-name="Text_20_body">
      <style:text-properties officeooo:rsid="0383a956" officeooo:paragraph-rsid="04f788f4"/>
    </style:style>
    <style:style style:name="P38" style:family="paragraph" style:parent-style-name="Text_20_body">
      <style:text-properties officeooo:rsid="0383a956" officeooo:paragraph-rsid="0500c219"/>
    </style:style>
    <style:style style:name="P39" style:family="paragraph" style:parent-style-name="Text_20_body">
      <style:text-properties officeooo:rsid="0383a956" officeooo:paragraph-rsid="0503b664"/>
    </style:style>
    <style:style style:name="P40" style:family="paragraph" style:parent-style-name="Text_20_body">
      <style:text-properties officeooo:rsid="0383a956" officeooo:paragraph-rsid="050fdc74"/>
    </style:style>
    <style:style style:name="P41" style:family="paragraph" style:parent-style-name="Text_20_body">
      <style:text-properties officeooo:rsid="0383a956" officeooo:paragraph-rsid="0519c5f5"/>
    </style:style>
    <style:style style:name="P42" style:family="paragraph" style:parent-style-name="Text_20_body">
      <style:text-properties officeooo:rsid="0383a956" officeooo:paragraph-rsid="051ff050"/>
    </style:style>
    <style:style style:name="P43" style:family="paragraph" style:parent-style-name="Text_20_body">
      <style:text-properties officeooo:rsid="0383a956" officeooo:paragraph-rsid="0551aec0"/>
    </style:style>
    <style:style style:name="P44" style:family="paragraph" style:parent-style-name="Text_20_body">
      <style:text-properties officeooo:rsid="0383a956" officeooo:paragraph-rsid="05791b4c"/>
    </style:style>
    <style:style style:name="P45" style:family="paragraph" style:parent-style-name="Text_20_body">
      <style:text-properties officeooo:rsid="0383a956" officeooo:paragraph-rsid="05a80fb1"/>
    </style:style>
    <style:style style:name="P46" style:family="paragraph" style:parent-style-name="Text_20_body">
      <style:text-properties officeooo:rsid="0383a956" officeooo:paragraph-rsid="05d2a2d1"/>
    </style:style>
    <style:style style:name="P47" style:family="paragraph" style:parent-style-name="Text_20_body">
      <style:text-properties officeooo:rsid="0383a956" officeooo:paragraph-rsid="05d972f4"/>
    </style:style>
    <style:style style:name="P48" style:family="paragraph" style:parent-style-name="Text_20_body">
      <style:text-properties officeooo:paragraph-rsid="04d4d527"/>
    </style:style>
    <style:style style:name="P49" style:family="paragraph" style:parent-style-name="Text_20_body">
      <style:text-properties officeooo:rsid="009f7541" officeooo:paragraph-rsid="04d4d527"/>
    </style:style>
    <style:style style:name="P50" style:family="paragraph" style:parent-style-name="Text_20_body">
      <style:text-properties officeooo:rsid="0078ca9c" officeooo:paragraph-rsid="04d4d527"/>
    </style:style>
    <style:style style:name="P51" style:family="paragraph" style:parent-style-name="Text_20_body">
      <style:text-properties officeooo:rsid="01dc8f75" officeooo:paragraph-rsid="04d53a08"/>
    </style:style>
    <style:style style:name="P52" style:family="paragraph" style:parent-style-name="Text_20_body">
      <style:text-properties officeooo:rsid="01112f24" officeooo:paragraph-rsid="04d53a08"/>
    </style:style>
    <style:style style:name="P53" style:family="paragraph" style:parent-style-name="Text_20_body">
      <style:text-properties officeooo:rsid="031f4bed" officeooo:paragraph-rsid="04d53a08"/>
    </style:style>
    <style:style style:name="P54" style:family="paragraph" style:parent-style-name="Text_20_body">
      <style:text-properties officeooo:paragraph-rsid="04d53a08"/>
    </style:style>
    <style:style style:name="P55" style:family="paragraph" style:parent-style-name="Text_20_body">
      <style:text-properties officeooo:paragraph-rsid="050fdc74"/>
    </style:style>
    <style:style style:name="P56" style:family="paragraph" style:parent-style-name="Text_20_body">
      <style:text-properties officeooo:rsid="05186c98" officeooo:paragraph-rsid="05186c98"/>
    </style:style>
    <style:style style:name="P57" style:family="paragraph" style:parent-style-name="Text_20_body">
      <style:text-properties officeooo:paragraph-rsid="052532bc"/>
    </style:style>
    <style:style style:name="P58" style:family="paragraph" style:parent-style-name="Text_20_body">
      <style:text-properties officeooo:rsid="05118ffa" officeooo:paragraph-rsid="052e6ab5"/>
    </style:style>
    <style:style style:name="P59" style:family="paragraph" style:parent-style-name="Text_20_body">
      <style:text-properties officeooo:paragraph-rsid="052e6ab5"/>
    </style:style>
    <style:style style:name="P60" style:family="paragraph" style:parent-style-name="Text_20_body">
      <style:text-properties officeooo:rsid="05350c68" officeooo:paragraph-rsid="05350c68"/>
    </style:style>
    <style:style style:name="P61" style:family="paragraph" style:parent-style-name="Text_20_body">
      <style:text-properties officeooo:rsid="0382a284" officeooo:paragraph-rsid="051ff050"/>
    </style:style>
    <style:style style:name="P62" style:family="paragraph" style:parent-style-name="Text_20_body">
      <style:text-properties officeooo:rsid="0382a284" officeooo:paragraph-rsid="053c235a"/>
    </style:style>
    <style:style style:name="P63" style:family="paragraph" style:parent-style-name="Text_20_body">
      <style:text-properties officeooo:rsid="0382a284" officeooo:paragraph-rsid="05791b4c"/>
    </style:style>
    <style:style style:name="P64" style:family="paragraph" style:parent-style-name="Text_20_body">
      <style:text-properties officeooo:rsid="0382a284" officeooo:paragraph-rsid="0551aec0"/>
    </style:style>
    <style:style style:name="P65" style:family="paragraph" style:parent-style-name="Text_20_body">
      <style:text-properties officeooo:paragraph-rsid="054e6e37"/>
    </style:style>
    <style:style style:name="P66" style:family="paragraph" style:parent-style-name="Text_20_body">
      <style:text-properties officeooo:rsid="0021b0a1" officeooo:paragraph-rsid="0551aec0"/>
    </style:style>
    <style:style style:name="P67" style:family="paragraph" style:parent-style-name="Text_20_body">
      <style:text-properties officeooo:rsid="0021d3eb" officeooo:paragraph-rsid="0551aec0"/>
    </style:style>
    <style:style style:name="P68" style:family="paragraph" style:parent-style-name="Text_20_body">
      <style:text-properties officeooo:paragraph-rsid="0551aec0"/>
    </style:style>
    <style:style style:name="P69" style:family="paragraph" style:parent-style-name="Text_20_body">
      <style:text-properties officeooo:paragraph-rsid="055a4894"/>
    </style:style>
    <style:style style:name="P70" style:family="paragraph" style:parent-style-name="Text_20_body">
      <style:text-properties officeooo:paragraph-rsid="05626225"/>
    </style:style>
    <style:style style:name="P71" style:family="paragraph" style:parent-style-name="Text_20_body">
      <style:text-properties officeooo:rsid="05626225" officeooo:paragraph-rsid="05626225"/>
    </style:style>
    <style:style style:name="P72" style:family="paragraph" style:parent-style-name="Text_20_body">
      <style:text-properties officeooo:rsid="056fd2ec" officeooo:paragraph-rsid="056fd2ec"/>
    </style:style>
    <style:style style:name="P73" style:family="paragraph" style:parent-style-name="Text_20_body">
      <style:text-properties officeooo:rsid="0572040d" officeooo:paragraph-rsid="0572040d"/>
    </style:style>
    <style:style style:name="P74" style:family="paragraph" style:parent-style-name="Text_20_body">
      <style:text-properties officeooo:paragraph-rsid="058f44b2"/>
    </style:style>
    <style:style style:name="P75" style:family="paragraph" style:parent-style-name="Text_20_body">
      <style:text-properties officeooo:paragraph-rsid="05932b3d"/>
    </style:style>
    <style:style style:name="P76" style:family="paragraph" style:parent-style-name="Text_20_body">
      <style:text-properties officeooo:rsid="05958f84" officeooo:paragraph-rsid="05958f84"/>
    </style:style>
    <style:style style:name="P77" style:family="paragraph" style:parent-style-name="Text_20_body">
      <style:text-properties officeooo:paragraph-rsid="05958f84"/>
    </style:style>
    <style:style style:name="P78" style:family="paragraph" style:parent-style-name="Text_20_body">
      <style:text-properties officeooo:paragraph-rsid="0596fc25"/>
    </style:style>
    <style:style style:name="P79" style:family="paragraph" style:parent-style-name="Text_20_body">
      <style:text-properties officeooo:paragraph-rsid="05982496"/>
    </style:style>
    <style:style style:name="P80" style:family="paragraph" style:parent-style-name="Text_20_body">
      <style:text-properties officeooo:rsid="059a08d2" officeooo:paragraph-rsid="059a08d2"/>
    </style:style>
    <style:style style:name="P81" style:family="paragraph" style:parent-style-name="Text_20_body">
      <style:text-properties officeooo:paragraph-rsid="059a08d2"/>
    </style:style>
    <style:style style:name="P82" style:family="paragraph" style:parent-style-name="Text_20_body">
      <style:text-properties officeooo:paragraph-rsid="059b5882"/>
    </style:style>
    <style:style style:name="P83" style:family="paragraph" style:parent-style-name="Text_20_body">
      <style:text-properties officeooo:rsid="05cece4e" officeooo:paragraph-rsid="05cece4e"/>
    </style:style>
    <style:style style:name="P84" style:family="paragraph" style:parent-style-name="Text_20_body">
      <style:text-properties officeooo:rsid="0399cdc9" officeooo:paragraph-rsid="05edba65"/>
    </style:style>
    <style:style style:name="P85" style:family="paragraph" style:parent-style-name="Text_20_body">
      <style:text-properties officeooo:rsid="04742538" officeooo:paragraph-rsid="04742538"/>
    </style:style>
    <style:style style:name="P86" style:family="paragraph" style:parent-style-name="Text_20_body">
      <style:text-properties officeooo:rsid="04742538" officeooo:paragraph-rsid="066c75ac"/>
    </style:style>
    <style:style style:name="P87" style:family="paragraph" style:parent-style-name="Text_20_body">
      <style:text-properties fo:font-style="italic" officeooo:rsid="0475a486" officeooo:paragraph-rsid="0644c9dc" style:font-style-asian="italic" style:font-style-complex="italic"/>
    </style:style>
    <style:style style:name="P88" style:family="paragraph" style:parent-style-name="Text_20_body">
      <style:text-properties officeooo:paragraph-rsid="0644c9dc"/>
    </style:style>
    <style:style style:name="P89" style:family="paragraph" style:parent-style-name="Text_20_body">
      <style:text-properties officeooo:paragraph-rsid="06461a10"/>
    </style:style>
    <style:style style:name="P90" style:family="paragraph" style:parent-style-name="Text_20_body">
      <style:text-properties officeooo:paragraph-rsid="064a3108"/>
    </style:style>
    <style:style style:name="P91" style:family="paragraph" style:parent-style-name="Text_20_body">
      <style:text-properties officeooo:rsid="03ab3f00" officeooo:paragraph-rsid="0669e1cb"/>
    </style:style>
    <style:style style:name="P92" style:family="paragraph" style:parent-style-name="Text_20_body">
      <style:text-properties officeooo:paragraph-rsid="066c75ac"/>
    </style:style>
    <style:style style:name="P93" style:family="paragraph" style:parent-style-name="Footnote">
      <style:text-properties officeooo:rsid="00cd182e" officeooo:paragraph-rsid="00cd182e"/>
    </style:style>
    <style:style style:name="P94" style:family="paragraph" style:parent-style-name="Footnote">
      <style:text-properties officeooo:rsid="02085db8" officeooo:paragraph-rsid="02085db8"/>
    </style:style>
    <style:style style:name="P95" style:family="paragraph" style:parent-style-name="Footnote">
      <style:text-properties officeooo:rsid="03657a1c" officeooo:paragraph-rsid="03657a1c"/>
    </style:style>
    <style:style style:name="P96" style:family="paragraph" style:parent-style-name="Footnote">
      <style:text-properties officeooo:rsid="036742e5" officeooo:paragraph-rsid="036742e5"/>
    </style:style>
    <style:style style:name="P97" style:family="paragraph" style:parent-style-name="Footnote">
      <style:text-properties officeooo:rsid="050b1c6f" officeooo:paragraph-rsid="050b1c6f"/>
    </style:style>
    <style:style style:name="P98" style:family="paragraph" style:parent-style-name="Footnote">
      <style:text-properties officeooo:rsid="05157c64" officeooo:paragraph-rsid="05157c64"/>
    </style:style>
    <style:style style:name="P99" style:family="paragraph" style:parent-style-name="Footnote">
      <style:text-properties officeooo:rsid="052532bc" officeooo:paragraph-rsid="052532bc"/>
    </style:style>
    <style:style style:name="P100" style:family="paragraph" style:parent-style-name="Footnote">
      <style:text-properties officeooo:rsid="05a9a5db" officeooo:paragraph-rsid="05a9a5db"/>
    </style:style>
    <style:style style:name="P101" style:family="paragraph" style:parent-style-name="Footnote">
      <style:text-properties officeooo:rsid="05f50f96" officeooo:paragraph-rsid="05f50f96"/>
    </style:style>
    <style:style style:name="P102" style:family="paragraph" style:parent-style-name="Footnote">
      <style:text-properties officeooo:paragraph-rsid="061484a2"/>
    </style:style>
    <style:style style:name="P103" style:family="paragraph" style:parent-style-name="Footnote">
      <style:text-properties officeooo:rsid="065eddb6" officeooo:paragraph-rsid="065eddb6"/>
    </style:style>
    <style:style style:name="P104" style:family="paragraph" style:parent-style-name="Author_20_Bio">
      <style:text-properties officeooo:rsid="022622bf" officeooo:paragraph-rsid="022622bf"/>
    </style:style>
    <style:style style:name="P105" style:family="paragraph" style:parent-style-name="Author_20_Bio">
      <style:text-properties officeooo:rsid="022622bf" officeooo:paragraph-rsid="057d4f1e"/>
    </style:style>
    <style:style style:name="P106" style:family="paragraph" style:parent-style-name="Author_20_Bio">
      <style:paragraph-properties fo:text-align="center" style:justify-single-word="false"/>
    </style:style>
    <style:style style:name="P107" style:family="paragraph" style:parent-style-name="Author_20_Bio">
      <style:text-properties officeooo:rsid="0383a956" officeooo:paragraph-rsid="04ea9696"/>
    </style:style>
    <style:style style:name="P108" style:family="paragraph" style:parent-style-name="Author_20_Bio">
      <style:text-properties officeooo:rsid="0383a956" officeooo:paragraph-rsid="04f45378"/>
    </style:style>
    <style:style style:name="P109" style:family="paragraph" style:parent-style-name="Author_20_Bio">
      <style:text-properties officeooo:rsid="0383a956" officeooo:paragraph-rsid="04f788f4"/>
    </style:style>
    <style:style style:name="P110" style:family="paragraph" style:parent-style-name="Author_20_Bio">
      <style:text-properties officeooo:rsid="0383a956" officeooo:paragraph-rsid="0500c219"/>
    </style:style>
    <style:style style:name="P111" style:family="paragraph" style:parent-style-name="Author_20_Bio">
      <style:text-properties officeooo:rsid="0383a956" officeooo:paragraph-rsid="0503b664"/>
    </style:style>
    <style:style style:name="P112" style:family="paragraph" style:parent-style-name="Author_20_Bio">
      <style:text-properties officeooo:rsid="0383a956" officeooo:paragraph-rsid="050fdc74"/>
    </style:style>
    <style:style style:name="P113" style:family="paragraph" style:parent-style-name="Author_20_Bio">
      <style:text-properties officeooo:rsid="0383a956" officeooo:paragraph-rsid="051ff050"/>
    </style:style>
    <style:style style:name="P114" style:family="paragraph" style:parent-style-name="Author_20_Bio">
      <style:text-properties officeooo:rsid="0383a956" officeooo:paragraph-rsid="05370cfe"/>
    </style:style>
    <style:style style:name="P115" style:family="paragraph" style:parent-style-name="Author_20_Bio">
      <style:text-properties officeooo:rsid="0383a956" officeooo:paragraph-rsid="054e6e37"/>
    </style:style>
    <style:style style:name="P116" style:family="paragraph" style:parent-style-name="Author_20_Bio">
      <style:text-properties officeooo:rsid="0383a956" officeooo:paragraph-rsid="0551aec0"/>
    </style:style>
    <style:style style:name="P117" style:family="paragraph" style:parent-style-name="Author_20_Bio">
      <style:text-properties officeooo:rsid="0383a956" officeooo:paragraph-rsid="0555d78a"/>
    </style:style>
    <style:style style:name="P118" style:family="paragraph" style:parent-style-name="Author_20_Bio">
      <style:text-properties officeooo:rsid="0383a956" officeooo:paragraph-rsid="055e9bcf"/>
    </style:style>
    <style:style style:name="P119" style:family="paragraph" style:parent-style-name="Author_20_Bio">
      <style:text-properties officeooo:rsid="0383a956" officeooo:paragraph-rsid="05c4de7c"/>
    </style:style>
    <style:style style:name="P120" style:family="paragraph" style:parent-style-name="Author_20_Bio">
      <style:text-properties officeooo:rsid="0383a956" officeooo:paragraph-rsid="04d154ea"/>
    </style:style>
    <style:style style:name="P121" style:family="paragraph" style:parent-style-name="Author_20_Bio">
      <style:text-properties officeooo:rsid="0383a956" officeooo:paragraph-rsid="05791b4c"/>
    </style:style>
    <style:style style:name="P122" style:family="paragraph" style:parent-style-name="Author_20_Bio">
      <style:text-properties officeooo:rsid="032c322a" officeooo:paragraph-rsid="04d4d527"/>
    </style:style>
    <style:style style:name="P123" style:family="paragraph" style:parent-style-name="Author_20_Bio">
      <style:paragraph-properties fo:text-align="end" style:justify-single-word="false"/>
      <style:text-properties officeooo:paragraph-rsid="04d53a08"/>
    </style:style>
    <style:style style:name="P124" style:family="paragraph" style:parent-style-name="Author_20_Bio">
      <style:text-properties officeooo:rsid="03693d3b" officeooo:paragraph-rsid="03693d3b"/>
    </style:style>
    <style:style style:name="P125" style:family="paragraph" style:parent-style-name="Author_20_Bio">
      <style:text-properties officeooo:rsid="05626225" officeooo:paragraph-rsid="05626225"/>
    </style:style>
    <style:style style:name="P126" style:family="paragraph" style:parent-style-name="Author_20_Bio">
      <style:text-properties officeooo:rsid="05066342" officeooo:paragraph-rsid="0519c5f5"/>
    </style:style>
    <style:style style:name="P127" style:family="paragraph" style:parent-style-name="Author_20_Bio">
      <style:text-properties officeooo:paragraph-rsid="04d4d527"/>
    </style:style>
    <style:style style:name="P128" style:family="paragraph" style:parent-style-name="Author_20_Bio">
      <style:text-properties officeooo:rsid="05cc4fd5" officeooo:paragraph-rsid="05cc4fd5"/>
    </style:style>
    <style:style style:name="P129" style:family="paragraph" style:parent-style-name="Author_20_Bio">
      <style:text-properties officeooo:rsid="03ab3f00" officeooo:paragraph-rsid="03ab3f00"/>
    </style:style>
    <style:style style:name="P130" style:family="paragraph" style:parent-style-name="Author_20_Bio">
      <style:text-properties officeooo:rsid="0403290d" officeooo:paragraph-rsid="05e8cf1b"/>
    </style:style>
    <style:style style:name="P131" style:family="paragraph" style:parent-style-name="Author_20_Bio">
      <style:text-properties officeooo:rsid="0403290d" officeooo:paragraph-rsid="05edba65"/>
    </style:style>
    <style:style style:name="P132" style:family="paragraph" style:parent-style-name="Text_20_body">
      <style:paragraph-properties fo:text-align="start" style:justify-single-word="false" style:writing-mode="page"/>
    </style:style>
    <style:style style:name="P133" style:family="paragraph" style:parent-style-name="Text_20_body">
      <style:paragraph-properties fo:text-align="start" style:justify-single-word="false" style:writing-mode="page"/>
      <style:text-properties officeooo:rsid="04e14992" officeooo:paragraph-rsid="04e14992"/>
    </style:style>
    <style:style style:name="P134" style:family="paragraph" style:parent-style-name="Text_20_body">
      <style:paragraph-properties fo:text-align="start" style:justify-single-word="false" style:writing-mode="page"/>
      <style:text-properties officeooo:rsid="04f9166f" officeooo:paragraph-rsid="04f9166f"/>
    </style:style>
    <style:style style:name="P135" style:family="paragraph" style:parent-style-name="Text_20_body">
      <style:paragraph-properties fo:text-align="start" style:justify-single-word="false" style:writing-mode="page"/>
      <style:text-properties officeooo:rsid="04ffc269" officeooo:paragraph-rsid="04ffc269"/>
    </style:style>
    <style:style style:name="P136" style:family="paragraph" style:parent-style-name="Text_20_body">
      <style:paragraph-properties fo:text-align="start" style:justify-single-word="false" style:writing-mode="page"/>
      <style:text-properties officeooo:rsid="05033305" officeooo:paragraph-rsid="05033305"/>
    </style:style>
    <style:style style:name="P137" style:family="paragraph" style:parent-style-name="Text_20_body">
      <style:paragraph-properties fo:text-align="start" style:justify-single-word="false" style:writing-mode="page"/>
      <style:text-properties officeooo:rsid="04faa85d" officeooo:paragraph-rsid="04faa85d"/>
    </style:style>
    <style:style style:name="P138" style:family="paragraph" style:parent-style-name="Text_20_body">
      <style:paragraph-properties fo:text-align="start" style:justify-single-word="false" style:writing-mode="page"/>
      <style:text-properties officeooo:rsid="04ef8f77" officeooo:paragraph-rsid="04ef8f77"/>
    </style:style>
    <style:style style:name="P139" style:family="paragraph" style:parent-style-name="Text_20_body">
      <style:paragraph-properties fo:text-align="start" style:justify-single-word="false" style:writing-mode="page"/>
      <style:text-properties officeooo:rsid="05086201" officeooo:paragraph-rsid="05086201"/>
    </style:style>
    <style:style style:name="P140" style:family="paragraph" style:parent-style-name="Text_20_body">
      <style:paragraph-properties fo:text-align="start" style:justify-single-word="false" style:writing-mode="page"/>
      <style:text-properties officeooo:rsid="04e1b898" officeooo:paragraph-rsid="04e1b898"/>
    </style:style>
    <style:style style:name="P141" style:family="paragraph" style:parent-style-name="Text_20_body">
      <style:paragraph-properties fo:text-align="start" style:justify-single-word="false" style:writing-mode="page"/>
      <style:text-properties officeooo:rsid="0566f9fa" officeooo:paragraph-rsid="0566f9fa"/>
    </style:style>
    <style:style style:name="P142" style:family="paragraph" style:parent-style-name="Front_20_Heading_20_1">
      <style:text-properties officeooo:paragraph-rsid="02132a17"/>
    </style:style>
    <style:style style:name="P143" style:family="paragraph" style:parent-style-name="First_20_Paragraph">
      <style:text-properties officeooo:rsid="03657a1c" officeooo:paragraph-rsid="03657a1c"/>
    </style:style>
    <style:style style:name="P144" style:family="paragraph" style:parent-style-name="First_20_Paragraph">
      <style:text-properties officeooo:rsid="03ab3f00" officeooo:paragraph-rsid="03ab3f00"/>
    </style:style>
    <style:style style:name="P145" style:family="paragraph" style:parent-style-name="First_20_Paragraph">
      <style:text-properties officeooo:rsid="0382a284" officeooo:paragraph-rsid="04d154ea"/>
    </style:style>
    <style:style style:name="P146" style:family="paragraph" style:parent-style-name="First_20_Paragraph">
      <style:text-properties officeooo:rsid="0382a284" officeooo:paragraph-rsid="04ea9696"/>
    </style:style>
    <style:style style:name="P147" style:family="paragraph" style:parent-style-name="First_20_Paragraph">
      <style:text-properties officeooo:rsid="0382a284" officeooo:paragraph-rsid="04f45378"/>
    </style:style>
    <style:style style:name="P148" style:family="paragraph" style:parent-style-name="First_20_Paragraph">
      <style:text-properties officeooo:rsid="0382a284" officeooo:paragraph-rsid="04f788f4"/>
    </style:style>
    <style:style style:name="P149" style:family="paragraph" style:parent-style-name="First_20_Paragraph">
      <style:text-properties officeooo:rsid="0382a284" officeooo:paragraph-rsid="0500c219"/>
    </style:style>
    <style:style style:name="P150" style:family="paragraph" style:parent-style-name="First_20_Paragraph">
      <style:text-properties officeooo:rsid="0382a284" officeooo:paragraph-rsid="0503b664"/>
    </style:style>
    <style:style style:name="P151" style:family="paragraph" style:parent-style-name="First_20_Paragraph">
      <style:text-properties officeooo:rsid="0382a284" officeooo:paragraph-rsid="050fdc74"/>
    </style:style>
    <style:style style:name="P152" style:family="paragraph" style:parent-style-name="First_20_Paragraph">
      <style:text-properties officeooo:rsid="0382a284" officeooo:paragraph-rsid="0519c5f5"/>
    </style:style>
    <style:style style:name="P153" style:family="paragraph" style:parent-style-name="First_20_Paragraph">
      <style:text-properties officeooo:rsid="0382a284" officeooo:paragraph-rsid="051ff050"/>
    </style:style>
    <style:style style:name="P154" style:family="paragraph" style:parent-style-name="First_20_Paragraph">
      <style:paragraph-properties>
        <style:drop-cap style:lines="2" style:length="2" style:distance="0.0799in"/>
      </style:paragraph-properties>
      <style:text-properties officeooo:rsid="0382a284" officeooo:paragraph-rsid="050fdc74"/>
    </style:style>
    <style:style style:name="P155" style:family="paragraph" style:parent-style-name="First_20_Paragraph">
      <style:text-properties officeooo:rsid="0382a284" officeooo:paragraph-rsid="053c235a"/>
    </style:style>
    <style:style style:name="P156" style:family="paragraph" style:parent-style-name="First_20_Paragraph">
      <style:text-properties officeooo:rsid="0382a284" officeooo:paragraph-rsid="0551aec0"/>
    </style:style>
    <style:style style:name="P157" style:family="paragraph" style:parent-style-name="First_20_Paragraph">
      <style:text-properties officeooo:rsid="0382a284" officeooo:paragraph-rsid="05a80fb1"/>
    </style:style>
    <style:style style:name="P158" style:family="paragraph" style:parent-style-name="First_20_Paragraph">
      <style:text-properties officeooo:rsid="04742538" officeooo:paragraph-rsid="04742538"/>
    </style:style>
    <style:style style:name="P159" style:family="paragraph" style:parent-style-name="First_20_Paragraph">
      <style:text-properties officeooo:rsid="04742538" officeooo:paragraph-rsid="057d4f1e"/>
    </style:style>
    <style:style style:name="P160" style:family="paragraph" style:parent-style-name="First_20_Paragraph">
      <style:text-properties officeooo:paragraph-rsid="04d4d527"/>
    </style:style>
    <style:style style:name="P161" style:family="paragraph" style:parent-style-name="First_20_Paragraph">
      <style:text-properties officeooo:rsid="0399cdc9" officeooo:paragraph-rsid="05e8cf1b"/>
    </style:style>
    <style:style style:name="P162" style:family="paragraph" style:parent-style-name="First_20_Paragraph">
      <style:text-properties officeooo:rsid="0399cdc9" officeooo:paragraph-rsid="05edba65"/>
    </style:style>
    <style:style style:name="P163" style:family="paragraph" style:parent-style-name="Byline">
      <style:text-properties officeooo:rsid="03657a1c" officeooo:paragraph-rsid="03657a1c"/>
    </style:style>
    <style:style style:name="P164" style:family="paragraph" style:parent-style-name="Byline">
      <style:text-properties officeooo:rsid="03ab3f00" officeooo:paragraph-rsid="03ab3f00"/>
    </style:style>
    <style:style style:name="P165" style:family="paragraph" style:parent-style-name="Byline">
      <style:text-properties officeooo:rsid="04cc89ac" officeooo:paragraph-rsid="04cc89ac"/>
    </style:style>
    <style:style style:name="P166" style:family="paragraph" style:parent-style-name="Byline">
      <style:text-properties officeooo:rsid="04cc89ac" officeooo:paragraph-rsid="04f45378"/>
    </style:style>
    <style:style style:name="P167" style:family="paragraph" style:parent-style-name="Byline">
      <style:text-properties officeooo:rsid="04cc89ac" officeooo:paragraph-rsid="0503b664"/>
    </style:style>
    <style:style style:name="P168" style:family="paragraph" style:parent-style-name="Byline">
      <style:text-properties officeooo:rsid="04cc89ac" officeooo:paragraph-rsid="050fdc74"/>
    </style:style>
    <style:style style:name="P169" style:family="paragraph" style:parent-style-name="Byline">
      <style:text-properties officeooo:rsid="04cc89ac" officeooo:paragraph-rsid="0519c5f5"/>
    </style:style>
    <style:style style:name="P170" style:family="paragraph" style:parent-style-name="Byline">
      <style:text-properties officeooo:rsid="04cc89ac" officeooo:paragraph-rsid="051ff050"/>
    </style:style>
    <style:style style:name="P171" style:family="paragraph" style:parent-style-name="Byline">
      <style:text-properties officeooo:rsid="04cc89ac" officeooo:paragraph-rsid="0551aec0"/>
    </style:style>
    <style:style style:name="P172" style:family="paragraph" style:parent-style-name="Byline">
      <style:text-properties officeooo:rsid="04cc89ac" officeooo:paragraph-rsid="05791b4c"/>
    </style:style>
    <style:style style:name="P173" style:family="paragraph" style:parent-style-name="Byline">
      <style:text-properties officeooo:rsid="04cc89ac" officeooo:paragraph-rsid="05edba65"/>
    </style:style>
    <style:style style:name="P174" style:family="paragraph" style:parent-style-name="Byline">
      <style:text-properties officeooo:rsid="04cda9f6" officeooo:paragraph-rsid="04d4d527"/>
    </style:style>
    <style:style style:name="P175" style:family="paragraph" style:parent-style-name="Byline">
      <style:text-properties officeooo:paragraph-rsid="04d53a08"/>
    </style:style>
    <style:style style:name="P176" style:family="paragraph" style:parent-style-name="Byline">
      <style:text-properties officeooo:rsid="04ea9696" officeooo:paragraph-rsid="04ea9696"/>
    </style:style>
    <style:style style:name="P177" style:family="paragraph" style:parent-style-name="Byline">
      <style:text-properties officeooo:rsid="04f45378" officeooo:paragraph-rsid="04f45378"/>
    </style:style>
    <style:style style:name="P178" style:family="paragraph" style:parent-style-name="Byline">
      <style:text-properties officeooo:rsid="0500c219" officeooo:paragraph-rsid="0500c219"/>
    </style:style>
    <style:style style:name="P179" style:family="paragraph" style:parent-style-name="Byline">
      <style:text-properties officeooo:rsid="050b1c6f" officeooo:paragraph-rsid="050b1c6f"/>
    </style:style>
    <style:style style:name="P180" style:family="paragraph" style:parent-style-name="Byline">
      <style:text-properties officeooo:rsid="051556a3" officeooo:paragraph-rsid="051556a3"/>
    </style:style>
    <style:style style:name="P181" style:family="paragraph" style:parent-style-name="Byline">
      <style:text-properties officeooo:rsid="051ff050" officeooo:paragraph-rsid="051ff050"/>
    </style:style>
    <style:style style:name="P182" style:family="paragraph" style:parent-style-name="Byline">
      <style:text-properties officeooo:rsid="054e6e37" officeooo:paragraph-rsid="054e6e37"/>
    </style:style>
    <style:style style:name="P183" style:family="paragraph" style:parent-style-name="Byline">
      <style:text-properties officeooo:rsid="0551aec0" officeooo:paragraph-rsid="0551aec0"/>
    </style:style>
    <style:style style:name="P184" style:family="paragraph" style:parent-style-name="Byline">
      <style:text-properties officeooo:rsid="05626225" officeooo:paragraph-rsid="05626225"/>
    </style:style>
    <style:style style:name="P185" style:family="paragraph" style:parent-style-name="Byline">
      <style:text-properties officeooo:rsid="05a7661f" officeooo:paragraph-rsid="05a7661f"/>
    </style:style>
    <style:style style:name="P186" style:family="paragraph" style:parent-style-name="Byline">
      <style:text-properties officeooo:rsid="05a7661f" officeooo:paragraph-rsid="05a80fb1"/>
    </style:style>
    <style:style style:name="P187" style:family="paragraph" style:parent-style-name="Byline">
      <style:text-properties officeooo:rsid="05ca5d5b" officeooo:paragraph-rsid="05ca5d5b"/>
    </style:style>
    <style:style style:name="P188" style:family="paragraph" style:parent-style-name="Byline">
      <style:text-properties officeooo:rsid="05e8cf1b" officeooo:paragraph-rsid="04cb54e9"/>
    </style:style>
    <style:style style:name="P189" style:family="paragraph" style:parent-style-name="Byline">
      <style:text-properties officeooo:rsid="05e9da61" officeooo:paragraph-rsid="05e9da61"/>
    </style:style>
    <style:style style:name="P190" style:family="paragraph" style:parent-style-name="Byline">
      <style:text-properties officeooo:rsid="065edd66" officeooo:paragraph-rsid="065edd66"/>
    </style:style>
    <style:style style:name="P191" style:family="paragraph" style:parent-style-name="Callout">
      <style:text-properties officeooo:paragraph-rsid="03657a1c"/>
    </style:style>
    <style:style style:name="P192" style:family="paragraph" style:parent-style-name="Callout">
      <style:text-properties officeooo:paragraph-rsid="03ab3f00"/>
    </style:style>
    <style:style style:name="P193" style:family="paragraph" style:parent-style-name="Callout">
      <style:text-properties officeooo:paragraph-rsid="04d4d527"/>
    </style:style>
    <style:style style:name="P194" style:family="paragraph" style:parent-style-name="Table_20_Contents">
      <style:text-properties fo:font-weight="bold" officeooo:rsid="03658744" officeooo:paragraph-rsid="03658744" style:font-weight-asian="bold" style:font-weight-complex="bold"/>
    </style:style>
    <style:style style:name="P195" style:family="paragraph" style:parent-style-name="Table_20_Contents">
      <style:text-properties officeooo:rsid="04a337ba" officeooo:paragraph-rsid="04cb54e9"/>
    </style:style>
    <style:style style:name="P196" style:family="paragraph" style:parent-style-name="Table_20_Contents">
      <style:text-properties officeooo:rsid="04a337ba" officeooo:paragraph-rsid="05682f01"/>
    </style:style>
    <style:style style:name="P197" style:family="paragraph" style:parent-style-name="Table_20_Contents">
      <style:text-properties officeooo:rsid="04e00495" officeooo:paragraph-rsid="04e00495"/>
    </style:style>
    <style:style style:name="P198" style:family="paragraph" style:parent-style-name="Table_20_Contents">
      <style:text-properties officeooo:rsid="04faa85d" officeooo:paragraph-rsid="04faa85d"/>
    </style:style>
    <style:style style:name="P199" style:family="paragraph" style:parent-style-name="Table_20_Contents">
      <style:text-properties officeooo:rsid="050e944a" officeooo:paragraph-rsid="050e944a"/>
    </style:style>
    <style:style style:name="P200" style:family="paragraph" style:parent-style-name="Table_20_Contents">
      <style:text-properties officeooo:rsid="0514a349" officeooo:paragraph-rsid="0514a349"/>
    </style:style>
    <style:style style:name="P201" style:family="paragraph" style:parent-style-name="Table_20_Contents">
      <style:text-properties officeooo:rsid="052c5a92" officeooo:paragraph-rsid="052c5a92"/>
    </style:style>
    <style:style style:name="P202" style:family="paragraph" style:parent-style-name="Table_20_Contents">
      <style:text-properties officeooo:rsid="05066342" officeooo:paragraph-rsid="05066342"/>
    </style:style>
    <style:style style:name="P203" style:family="paragraph" style:parent-style-name="Table_20_Contents">
      <style:text-properties officeooo:rsid="05682f01" officeooo:paragraph-rsid="05682f01"/>
    </style:style>
    <style:style style:name="P204" style:family="paragraph" style:parent-style-name="Table_20_Contents">
      <style:text-properties officeooo:rsid="053a9c64" officeooo:paragraph-rsid="05682f01"/>
    </style:style>
    <style:style style:name="P205" style:family="paragraph" style:parent-style-name="Table_20_Contents">
      <style:text-properties officeooo:rsid="053a9c64" officeooo:paragraph-rsid="0655c393"/>
    </style:style>
    <style:style style:name="P206" style:family="paragraph" style:parent-style-name="Table_20_Contents">
      <style:text-properties officeooo:rsid="053a9c64" officeooo:paragraph-rsid="0655f4d4"/>
    </style:style>
    <style:style style:name="P207" style:family="paragraph" style:parent-style-name="Table_20_Contents">
      <style:text-properties officeooo:rsid="05bb61bd" officeooo:paragraph-rsid="05bb61bd"/>
    </style:style>
    <style:style style:name="P208" style:family="paragraph" style:parent-style-name="Table_20_Contents">
      <style:text-properties officeooo:rsid="05cece4e" officeooo:paragraph-rsid="05cece4e"/>
    </style:style>
    <style:style style:name="P209" style:family="paragraph" style:parent-style-name="Table_20_Contents">
      <style:text-properties officeooo:rsid="0655c393" officeooo:paragraph-rsid="0655c393"/>
    </style:style>
    <style:style style:name="P210" style:family="paragraph" style:parent-style-name="Table_20_Contents">
      <style:text-properties officeooo:rsid="0655f4d4" officeooo:paragraph-rsid="0655f4d4"/>
    </style:style>
    <style:style style:name="P211" style:family="paragraph" style:parent-style-name="Standard">
      <style:paragraph-properties fo:text-align="center" style:justify-single-word="false"/>
    </style:style>
    <style:style style:name="P212"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3"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officeooo:paragraph-rsid="067c0699" fo:hyphenate="true" fo:hyphenation-remain-char-count="2" fo:hyphenation-push-char-count="2"/>
    </style:style>
    <style:style style:name="P214"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15"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officeooo:paragraph-rsid="067c0699" fo:hyphenate="true" fo:hyphenation-remain-char-count="2" fo:hyphenation-push-char-count="2"/>
    </style:style>
    <style:style style:name="P216" style:family="paragraph" style:parent-style-name="Figure_20_Caption">
      <style:text-properties officeooo:paragraph-rsid="059a08d2"/>
    </style:style>
    <style:style style:name="P217" style:family="paragraph" style:parent-style-name="Front_20_Subtitle">
      <style:text-properties officeooo:rsid="05e8cf1b" officeooo:paragraph-rsid="05e8cf1b"/>
    </style:style>
    <style:style style:name="P218" style:family="paragraph" style:parent-style-name="Figure_20_Callout">
      <style:text-properties officeooo:paragraph-rsid="0618ce5a"/>
    </style:style>
    <style:style style:name="P219" style:family="paragraph" style:parent-style-name="Standard" style:master-page-name="Section_20_Page">
      <style:paragraph-properties style:page-number="auto"/>
    </style:style>
    <style:style style:name="P220" style:family="paragraph" style:parent-style-name="List" style:list-style-name="L1"/>
    <style:style style:name="P221" style:family="paragraph" style:parent-style-name="List" style:list-style-name="L2"/>
    <style:style style:name="P222" style:family="paragraph" style:parent-style-name="List" style:list-style-name="L3"/>
    <style:style style:name="P223" style:family="paragraph" style:parent-style-name="List" style:list-style-name="L4"/>
    <style:style style:name="P224" style:family="paragraph" style:parent-style-name="List" style:list-style-name="L5"/>
    <style:style style:name="P225" style:family="paragraph" style:parent-style-name="List" style:list-style-name="L6"/>
    <style:style style:name="P226" style:family="paragraph" style:parent-style-name="List" style:list-style-name="L7"/>
    <style:style style:name="P227" style:family="paragraph" style:parent-style-name="Text_20_body" style:master-page-name="Section_20_Page">
      <style:paragraph-properties style:page-number="auto"/>
      <style:text-properties fo:font-style="normal" officeooo:rsid="00e3ae92" officeooo:paragraph-rsid="04d4d527" style:font-style-asian="normal" style:font-style-complex="normal"/>
    </style:style>
    <style:style style:name="P228" style:family="paragraph" style:parent-style-name="Heading_20_1" style:master-page-name="Section_20_Page">
      <style:paragraph-properties style:page-number="auto"/>
    </style:style>
    <style:style style:name="P229" style:family="paragraph" style:parent-style-name="Heading_20_1" style:master-page-name="Section_20_Page">
      <style:paragraph-properties style:page-number="auto"/>
      <style:text-properties officeooo:rsid="04cc89ac" officeooo:paragraph-rsid="04cc89ac"/>
    </style:style>
    <style:style style:name="P230" style:family="paragraph" style:parent-style-name="Heading_20_1" style:master-page-name="Start_20_Page">
      <style:paragraph-properties style:page-number="auto"/>
      <style:text-properties officeooo:rsid="04d0d227" officeooo:paragraph-rsid="04d0d227"/>
    </style:style>
    <style:style style:name="P231" style:family="paragraph" style:parent-style-name="Heading_20_1" style:master-page-name="Start_20_Page">
      <style:paragraph-properties style:page-number="auto"/>
      <style:text-properties officeooo:rsid="04d154ea" officeooo:paragraph-rsid="04d154ea"/>
    </style:style>
    <style:style style:name="P232" style:family="paragraph" style:parent-style-name="Heading_20_2" style:master-page-name="Section_20_Page">
      <style:paragraph-properties style:page-number="auto"/>
    </style:style>
    <style:style style:name="P233" style:family="paragraph" style:parent-style-name="Heading_20_2" style:list-style-name="" style:master-page-name="Section_20_Page">
      <style:paragraph-properties style:page-number="auto"/>
      <style:text-properties officeooo:rsid="022207a5" officeooo:paragraph-rsid="022207a5"/>
    </style:style>
    <style:style style:name="P234" style:family="paragraph" style:parent-style-name="Heading_20_2" style:master-page-name="Section_20_Page">
      <style:paragraph-properties style:page-number="auto"/>
      <style:text-properties officeooo:rsid="03657a1c" officeooo:paragraph-rsid="03657a1c"/>
    </style:style>
    <style:style style:name="P235" style:family="paragraph" style:parent-style-name="Heading_20_2" style:master-page-name="Section_20_Page">
      <style:paragraph-properties style:page-number="auto"/>
      <style:text-properties officeooo:rsid="03ab3f00" officeooo:paragraph-rsid="03ea8e7e"/>
    </style:style>
    <style:style style:name="P236" style:family="paragraph" style:parent-style-name="Heading_20_2" style:master-page-name="Start_20_Page">
      <style:paragraph-properties style:page-number="auto"/>
    </style:style>
    <style:style style:name="P237" style:family="paragraph" style:parent-style-name="Heading_20_2" style:list-style-name="" style:master-page-name="Start_20_Page">
      <style:paragraph-properties style:page-number="auto"/>
      <style:text-properties officeooo:rsid="022207a5" officeooo:paragraph-rsid="022207a5"/>
    </style:style>
    <style:style style:name="P238" style:family="paragraph" style:parent-style-name="Heading_20_2" style:list-style-name="" style:master-page-name="Start_20_Page">
      <style:paragraph-properties style:page-number="auto"/>
      <style:text-properties officeooo:rsid="057d4f1e" officeooo:paragraph-rsid="057d4f1e"/>
    </style:style>
    <style:style style:name="P239" style:family="paragraph" style:parent-style-name="Heading_20_2" style:master-page-name="Start_20_Page">
      <style:paragraph-properties style:page-number="auto"/>
      <style:text-properties officeooo:rsid="05e9da61" officeooo:paragraph-rsid="05edba65"/>
    </style:style>
    <style:style style:name="P240" style:family="paragraph" style:parent-style-name="Heading_20_2" style:master-page-name="Start_20_Page">
      <style:paragraph-properties style:page-number="auto"/>
      <style:text-properties officeooo:rsid="04cc89ac" officeooo:paragraph-rsid="04cc89ac"/>
    </style:style>
    <style:style style:name="P241" style:family="paragraph" style:parent-style-name="Heading_20_2" style:master-page-name="Start_20_Page">
      <style:paragraph-properties style:page-number="auto"/>
      <style:text-properties officeooo:rsid="04cc89ac" officeooo:paragraph-rsid="0519c5f5"/>
    </style:style>
    <style:style style:name="P242" style:family="paragraph" style:parent-style-name="Heading_20_2" style:master-page-name="Start_20_Page">
      <style:paragraph-properties style:page-number="auto"/>
      <style:text-properties officeooo:rsid="04cc89ac" officeooo:paragraph-rsid="050fdc74"/>
    </style:style>
    <style:style style:name="P243" style:family="paragraph" style:parent-style-name="Heading_20_2" style:master-page-name="Start_20_Page">
      <style:paragraph-properties style:page-number="auto"/>
      <style:text-properties officeooo:rsid="04cc89ac" officeooo:paragraph-rsid="053c235a"/>
    </style:style>
    <style:style style:name="P244" style:family="paragraph" style:parent-style-name="Heading_20_2" style:master-page-name="Start_20_Page">
      <style:paragraph-properties style:page-number="auto"/>
      <style:text-properties officeooo:rsid="04cc89ac" officeooo:paragraph-rsid="0551aec0"/>
    </style:style>
    <style:style style:name="P245" style:family="paragraph" style:parent-style-name="Heading_20_2" style:master-page-name="Start_20_Page">
      <style:paragraph-properties style:page-number="auto"/>
      <style:text-properties officeooo:rsid="04cc89ac" officeooo:paragraph-rsid="04ea9696"/>
    </style:style>
    <style:style style:name="P246" style:family="paragraph" style:parent-style-name="Heading_20_2" style:master-page-name="Start_20_Page">
      <style:paragraph-properties style:page-number="auto"/>
      <style:text-properties officeooo:rsid="04cc89ac" officeooo:paragraph-rsid="05791b4c"/>
    </style:style>
    <style:style style:name="P247" style:family="paragraph" style:parent-style-name="Heading_20_2" style:master-page-name="Start_20_Page">
      <style:paragraph-properties style:page-number="auto"/>
      <style:text-properties officeooo:rsid="04cc89ac" officeooo:paragraph-rsid="05a80fb1"/>
    </style:style>
    <style:style style:name="P248" style:family="paragraph" style:parent-style-name="Heading_20_2" style:master-page-name="Start_20_Page">
      <style:paragraph-properties style:page-number="auto"/>
      <style:text-properties officeooo:rsid="04cc89ac" officeooo:paragraph-rsid="0500c219"/>
    </style:style>
    <style:style style:name="P249" style:family="paragraph" style:parent-style-name="Heading_20_2" style:master-page-name="Start_20_Page">
      <style:paragraph-properties style:page-number="auto"/>
      <style:text-properties officeooo:rsid="04cc89ac" officeooo:paragraph-rsid="051ff050"/>
    </style:style>
    <style:style style:name="P250" style:family="paragraph" style:parent-style-name="Heading_20_2" style:master-page-name="Start_20_Page">
      <style:paragraph-properties style:page-number="auto"/>
      <style:text-properties officeooo:rsid="04cc89ac" officeooo:paragraph-rsid="0503b664"/>
    </style:style>
    <style:style style:name="P251" style:family="paragraph" style:parent-style-name="Heading_20_2" style:master-page-name="Start_20_Page">
      <style:paragraph-properties style:page-number="auto"/>
      <style:text-properties officeooo:rsid="04cc89ac" officeooo:paragraph-rsid="04d154ea"/>
    </style:style>
    <style:style style:name="P252" style:family="paragraph" style:parent-style-name="Heading_20_2" style:master-page-name="Start_20_Page">
      <style:paragraph-properties style:page-number="auto"/>
      <style:text-properties officeooo:rsid="04cc89ac" officeooo:paragraph-rsid="04f45378"/>
    </style:style>
    <style:style style:name="P253" style:family="paragraph" style:parent-style-name="Heading_20_2" style:master-page-name="Start_20_Page">
      <style:paragraph-properties style:page-number="auto"/>
      <style:text-properties officeooo:rsid="053c235a" officeooo:paragraph-rsid="053c235a"/>
    </style:style>
    <style:style style:name="P254" style:family="paragraph" style:parent-style-name="Heading_20_2" style:master-page-name="Start_20_Page">
      <style:paragraph-properties style:page-number="auto"/>
      <style:text-properties officeooo:rsid="055b7f8c" officeooo:paragraph-rsid="055b7f8c"/>
    </style:style>
    <style:style style:name="P255" style:family="paragraph" style:parent-style-name="Heading_20_2" style:master-page-name="Start_20_Page">
      <style:paragraph-properties style:page-number="auto"/>
      <style:text-properties officeooo:rsid="0500c219" officeooo:paragraph-rsid="0500c219"/>
    </style:style>
    <style:style style:name="P256" style:family="paragraph" style:parent-style-name="Heading_20_2" style:master-page-name="Start_20_Page">
      <style:paragraph-properties style:page-number="auto"/>
      <style:text-properties officeooo:rsid="05251586" officeooo:paragraph-rsid="05251586"/>
    </style:style>
    <style:style style:name="P257" style:family="paragraph" style:parent-style-name="Heading_20_2" style:master-page-name="Start_20_Page">
      <style:paragraph-properties style:page-number="auto"/>
      <style:text-properties officeooo:rsid="04cda9f6" officeooo:paragraph-rsid="04d4d527"/>
    </style:style>
    <style:style style:name="P258" style:family="paragraph" style:parent-style-name="Heading_20_2" style:master-page-name="Start_20_Page">
      <style:paragraph-properties style:page-number="auto"/>
      <style:text-properties officeooo:rsid="054e89b8" officeooo:paragraph-rsid="054e89b8"/>
    </style:style>
    <style:style style:name="P259" style:family="paragraph" style:parent-style-name="Heading_20_2" style:master-page-name="Start_20_Page">
      <style:paragraph-properties style:page-number="auto"/>
      <style:text-properties officeooo:rsid="04e1b898" officeooo:paragraph-rsid="04e1b898"/>
    </style:style>
    <style:style style:name="P260" style:family="paragraph" style:parent-style-name="Heading_20_2" style:master-page-name="Start_20_Page">
      <style:paragraph-properties style:page-number="auto"/>
      <style:text-properties officeooo:rsid="05e8cf1b" officeooo:paragraph-rsid="05e8cf1b"/>
    </style:style>
    <style:style style:name="P261" style:family="paragraph" style:parent-style-name="Heading_20_2" style:master-page-name="Start_20_Page">
      <style:paragraph-properties style:page-number="auto"/>
      <style:text-properties officeooo:paragraph-rsid="04d53a08"/>
    </style:style>
    <style:style style:name="P262" style:family="paragraph" style:parent-style-name="Heading_20_2" style:master-page-name="Back_20_Page">
      <style:paragraph-properties style:page-number="auto"/>
      <style:text-properties officeooo:rsid="00c2630e" officeooo:paragraph-rsid="00df33ae"/>
    </style:style>
    <style:style style:name="P263" style:family="paragraph" style:parent-style-name="Heading_20_2" style:master-page-name="Back_20_Page">
      <style:paragraph-properties style:page-number="auto"/>
      <style:text-properties officeooo:paragraph-rsid="04d4d527"/>
    </style:style>
    <style:style style:name="P264" style:family="paragraph" style:parent-style-name="Heading_20_3">
      <style:text-properties officeooo:rsid="050fdc74" officeooo:paragraph-rsid="050fdc74"/>
    </style:style>
    <style:style style:name="P265" style:family="paragraph" style:parent-style-name="Heading_20_3">
      <style:text-properties officeooo:rsid="053c235a" officeooo:paragraph-rsid="053c235a"/>
    </style:style>
    <style:style style:name="P266" style:family="paragraph" style:parent-style-name="Heading_20_3">
      <style:text-properties officeooo:rsid="0586fd20" officeooo:paragraph-rsid="0586fd20"/>
    </style:style>
    <style:style style:name="P267" style:family="paragraph" style:parent-style-name="Heading_20_3">
      <style:text-properties officeooo:rsid="05bd1d60" officeooo:paragraph-rsid="05bd1d60"/>
    </style:style>
    <style:style style:name="P268" style:family="paragraph" style:parent-style-name="Heading_20_3">
      <style:text-properties officeooo:rsid="05251586" officeooo:paragraph-rsid="05251586"/>
    </style:style>
    <style:style style:name="P269" style:family="paragraph" style:parent-style-name="Heading_20_3">
      <style:text-properties officeooo:paragraph-rsid="04d4d527"/>
    </style:style>
    <style:style style:name="P270" style:family="paragraph" style:parent-style-name="Heading_20_3">
      <style:text-properties officeooo:rsid="05958f84" officeooo:paragraph-rsid="05958f84"/>
    </style:style>
    <style:style style:name="P271" style:family="paragraph" style:parent-style-name="Heading_20_3">
      <style:text-properties officeooo:rsid="0596fc25" officeooo:paragraph-rsid="058f44b2"/>
    </style:style>
    <style:style style:name="P272" style:family="paragraph" style:parent-style-name="Heading_20_3">
      <style:text-properties officeooo:paragraph-rsid="058f44b2"/>
    </style:style>
    <style:style style:name="P273" style:family="paragraph" style:parent-style-name="Heading_20_3">
      <style:text-properties officeooo:rsid="05982496" officeooo:paragraph-rsid="05982496"/>
    </style:style>
    <style:style style:name="P274" style:family="paragraph" style:parent-style-name="Heading_20_3">
      <style:text-properties officeooo:rsid="059b5882" officeooo:paragraph-rsid="059b5882"/>
    </style:style>
    <style:style style:name="P275" style:family="paragraph" style:parent-style-name="Heading_20_3">
      <style:text-properties officeooo:rsid="03ab3f00" officeooo:paragraph-rsid="03ab3f00"/>
    </style:style>
    <style:style style:name="P276" style:family="paragraph" style:parent-style-name="Heading_20_3">
      <style:text-properties officeooo:paragraph-rsid="04d53a08"/>
    </style:style>
    <style:style style:name="P277" style:family="paragraph" style:parent-style-name="Heading_20_3">
      <style:text-properties officeooo:rsid="01112f24" officeooo:paragraph-rsid="04d53a08"/>
    </style:style>
    <style:style style:name="P278" style:family="paragraph" style:parent-style-name="Heading_20_3">
      <style:text-properties officeooo:rsid="05118ffa" officeooo:paragraph-rsid="052e6ab5"/>
    </style:style>
    <style:style style:name="P279" style:family="paragraph" style:parent-style-name="Heading_20_3">
      <style:text-properties officeooo:rsid="00943c5f" officeooo:paragraph-rsid="04d4d527"/>
    </style:style>
    <style:style style:name="P280" style:family="paragraph" style:parent-style-name="Heading_20_3">
      <style:text-properties officeooo:rsid="00e01f40" officeooo:paragraph-rsid="04d4d527"/>
    </style:style>
    <style:style style:name="P281" style:family="paragraph" style:parent-style-name="Heading_20_3" style:master-page-name="Questions_20_Page">
      <style:paragraph-properties style:page-number="auto"/>
      <style:text-properties officeooo:paragraph-rsid="04d0d227"/>
    </style:style>
    <style:style style:name="P282" style:family="paragraph" style:parent-style-name="Heading_20_3" style:master-page-name="Questions_20_Page">
      <style:paragraph-properties style:page-number="auto"/>
      <style:text-properties officeooo:paragraph-rsid="0519c5f5"/>
    </style:style>
    <style:style style:name="P283" style:family="paragraph" style:parent-style-name="Heading_20_3" style:master-page-name="Questions_20_Page">
      <style:paragraph-properties style:page-number="auto"/>
      <style:text-properties officeooo:paragraph-rsid="050fdc74"/>
    </style:style>
    <style:style style:name="P284" style:family="paragraph" style:parent-style-name="Heading_20_3" style:master-page-name="Questions_20_Page">
      <style:paragraph-properties style:page-number="auto"/>
      <style:text-properties officeooo:paragraph-rsid="05cc4fd5"/>
    </style:style>
    <style:style style:name="P285" style:family="paragraph" style:parent-style-name="Heading_20_3" style:master-page-name="Questions_20_Page">
      <style:paragraph-properties style:page-number="auto"/>
      <style:text-properties officeooo:paragraph-rsid="053c235a"/>
    </style:style>
    <style:style style:name="P286" style:family="paragraph" style:parent-style-name="Heading_20_3" style:master-page-name="Questions_20_Page">
      <style:paragraph-properties style:page-number="auto"/>
      <style:text-properties officeooo:paragraph-rsid="0551aec0"/>
    </style:style>
    <style:style style:name="P287" style:family="paragraph" style:parent-style-name="Heading_20_3" style:master-page-name="Questions_20_Page">
      <style:paragraph-properties style:page-number="auto"/>
      <style:text-properties officeooo:paragraph-rsid="04ea9696"/>
    </style:style>
    <style:style style:name="P288" style:family="paragraph" style:parent-style-name="Heading_20_3" style:master-page-name="Questions_20_Page">
      <style:paragraph-properties style:page-number="auto"/>
      <style:text-properties officeooo:paragraph-rsid="05faff40"/>
    </style:style>
    <style:style style:name="P289" style:family="paragraph" style:parent-style-name="Heading_20_3" style:master-page-name="Questions_20_Page">
      <style:paragraph-properties style:page-number="auto"/>
      <style:text-properties officeooo:paragraph-rsid="05791b4c"/>
    </style:style>
    <style:style style:name="P290" style:family="paragraph" style:parent-style-name="Heading_20_3" style:master-page-name="Questions_20_Page">
      <style:paragraph-properties style:page-number="auto"/>
      <style:text-properties officeooo:paragraph-rsid="04f788f4"/>
    </style:style>
    <style:style style:name="P291" style:family="paragraph" style:parent-style-name="Heading_20_3" style:master-page-name="Questions_20_Page">
      <style:paragraph-properties style:page-number="auto"/>
      <style:text-properties officeooo:paragraph-rsid="04fe896c"/>
    </style:style>
    <style:style style:name="P292" style:family="paragraph" style:parent-style-name="Heading_20_3" style:master-page-name="Questions_20_Page">
      <style:paragraph-properties style:page-number="auto"/>
      <style:text-properties officeooo:paragraph-rsid="05a80fb1"/>
    </style:style>
    <style:style style:name="P293" style:family="paragraph" style:parent-style-name="Heading_20_3" style:master-page-name="Questions_20_Page">
      <style:paragraph-properties style:page-number="auto"/>
      <style:text-properties officeooo:paragraph-rsid="0500c219"/>
    </style:style>
    <style:style style:name="P294" style:family="paragraph" style:parent-style-name="Heading_20_3" style:master-page-name="Questions_20_Page">
      <style:paragraph-properties style:page-number="auto"/>
      <style:text-properties officeooo:paragraph-rsid="051ff050"/>
    </style:style>
    <style:style style:name="P295" style:family="paragraph" style:parent-style-name="Heading_20_3" style:master-page-name="Questions_20_Page">
      <style:paragraph-properties style:page-number="auto"/>
      <style:text-properties officeooo:paragraph-rsid="0503b664"/>
    </style:style>
    <style:style style:name="P296" style:family="paragraph" style:parent-style-name="Heading_20_3" style:master-page-name="Questions_20_Page">
      <style:paragraph-properties style:page-number="auto"/>
      <style:text-properties officeooo:paragraph-rsid="04d154ea"/>
    </style:style>
    <style:style style:name="P297" style:family="paragraph" style:parent-style-name="Heading_20_3" style:master-page-name="Questions_20_Page">
      <style:paragraph-properties style:page-number="auto"/>
      <style:text-properties officeooo:paragraph-rsid="04f45378"/>
    </style:style>
    <style:style style:name="P298" style:family="paragraph" style:parent-style-name="Contents_20_1">
      <style:paragraph-properties>
        <style:tab-stops>
          <style:tab-stop style:position="0in"/>
          <style:tab-stop style:position="4.3in" style:type="right"/>
        </style:tab-stops>
      </style:paragraph-properties>
    </style:style>
    <style:style style:name="P299" style:family="paragraph" style:parent-style-name="Contents_20_2">
      <style:paragraph-properties>
        <style:tab-stops>
          <style:tab-stop style:position="4.1035in" style:type="right"/>
        </style:tab-stops>
      </style:paragraph-properties>
    </style:style>
    <style:style style:name="P300" style:family="paragraph" style:parent-style-name="Contents_20_3">
      <style:paragraph-properties>
        <style:tab-stops>
          <style:tab-stop style:position="0in"/>
          <style:tab-stop style:position="3.9071in" style:type="right"/>
        </style:tab-stops>
      </style:paragraph-properties>
    </style:style>
    <style:style style:name="P301" style:family="paragraph" style:parent-style-name="Author_20_Bio" style:list-style-name="L7"/>
    <style:style style:name="P302" style:family="paragraph" style:parent-style-name="Front_20_Heading_20_1" style:master-page-name="Section_20_Page">
      <style:paragraph-properties style:page-number="auto"/>
    </style:style>
    <style:style style:name="P303" style:family="paragraph" style:parent-style-name="Front_20_Heading_20_1" style:master-page-name="Section_20_Page">
      <style:paragraph-properties style:page-number="auto"/>
      <style:text-properties officeooo:rsid="03fb39f1" officeooo:paragraph-rsid="03fb39f1"/>
    </style:style>
    <style:style style:name="P304" style:family="paragraph" style:parent-style-name="Front_20_Heading_20_1" style:master-page-name="Section_20_Page">
      <style:paragraph-properties style:page-number="auto"/>
      <style:text-properties officeooo:rsid="01b25c1e" officeooo:paragraph-rsid="01b25c1e"/>
    </style:style>
    <style:style style:name="P305" style:family="paragraph" style:parent-style-name="Front_20_Heading_20_1" style:master-page-name="Contents_20_Page">
      <style:paragraph-properties style:page-number="auto"/>
    </style:style>
    <style:style style:name="P306" style:family="paragraph" style:parent-style-name="Activity_20_Body">
      <style:text-properties officeooo:rsid="036259d2" officeooo:paragraph-rsid="04d0d227"/>
    </style:style>
    <style:style style:name="P307" style:family="paragraph" style:parent-style-name="Activity_20_Body">
      <style:text-properties officeooo:rsid="036259d2" officeooo:paragraph-rsid="0519c5f5"/>
    </style:style>
    <style:style style:name="P308" style:family="paragraph" style:parent-style-name="Activity_20_Body">
      <style:text-properties officeooo:rsid="036259d2" officeooo:paragraph-rsid="050fdc74"/>
    </style:style>
    <style:style style:name="P309" style:family="paragraph" style:parent-style-name="Activity_20_Body" style:list-style-name="List_20_1">
      <style:text-properties officeooo:rsid="036259d2" officeooo:paragraph-rsid="05e55a5d"/>
    </style:style>
    <style:style style:name="P310" style:family="paragraph" style:parent-style-name="Activity_20_Body">
      <style:text-properties officeooo:rsid="036259d2" officeooo:paragraph-rsid="05cc4fd5"/>
    </style:style>
    <style:style style:name="P311" style:family="paragraph" style:parent-style-name="Activity_20_Body">
      <style:text-properties officeooo:rsid="036259d2" officeooo:paragraph-rsid="04ea9696"/>
    </style:style>
    <style:style style:name="P312" style:family="paragraph" style:parent-style-name="Activity_20_Body">
      <style:text-properties officeooo:rsid="036259d2" officeooo:paragraph-rsid="05791b4c"/>
    </style:style>
    <style:style style:name="P313" style:family="paragraph" style:parent-style-name="Activity_20_Body">
      <style:text-properties officeooo:rsid="036259d2" officeooo:paragraph-rsid="04fe896c"/>
    </style:style>
    <style:style style:name="P314" style:family="paragraph" style:parent-style-name="Activity_20_Body">
      <style:text-properties officeooo:rsid="036259d2" officeooo:paragraph-rsid="051ff050"/>
    </style:style>
    <style:style style:name="P315" style:family="paragraph" style:parent-style-name="Activity_20_Body">
      <style:text-properties officeooo:rsid="036259d2" officeooo:paragraph-rsid="04d154ea"/>
    </style:style>
    <style:style style:name="P316" style:family="paragraph" style:parent-style-name="Activity_20_Body">
      <style:text-properties officeooo:rsid="036259d2" officeooo:paragraph-rsid="04f45378"/>
    </style:style>
    <style:style style:name="P317" style:family="paragraph" style:parent-style-name="Activity_20_Body" style:list-style-name="List_20_1">
      <style:text-properties officeooo:paragraph-rsid="063b6177"/>
    </style:style>
    <style:style style:name="P318" style:family="paragraph" style:parent-style-name="Activity_20_Body">
      <style:text-properties officeooo:rsid="061bdbca" officeooo:paragraph-rsid="061bdbca"/>
    </style:style>
    <style:style style:name="P319" style:family="paragraph" style:parent-style-name="Activity_20_Body">
      <style:text-properties officeooo:rsid="0615d3f9" officeooo:paragraph-rsid="0615d3f9"/>
    </style:style>
    <style:style style:name="P320" style:family="paragraph" style:parent-style-name="Activity_20_Body">
      <style:text-properties officeooo:paragraph-rsid="0551aec0"/>
    </style:style>
    <style:style style:name="P321" style:family="paragraph" style:parent-style-name="Activity_20_Body">
      <style:text-properties officeooo:paragraph-rsid="05faff40"/>
    </style:style>
    <style:style style:name="P322" style:family="paragraph" style:parent-style-name="Activity_20_Body">
      <style:text-properties officeooo:rsid="0621bb84" officeooo:paragraph-rsid="0621bb84"/>
    </style:style>
    <style:style style:name="P323" style:family="paragraph" style:parent-style-name="Activity_20_Body">
      <style:text-properties officeooo:paragraph-rsid="063b6177"/>
    </style:style>
    <style:style style:name="P324" style:family="paragraph" style:parent-style-name="Activity_20_Body">
      <style:text-properties officeooo:rsid="06199e45" officeooo:paragraph-rsid="06199e45"/>
    </style:style>
    <style:style style:name="P325" style:family="paragraph" style:parent-style-name="Activity_20_Body">
      <style:text-properties officeooo:rsid="061b210d" officeooo:paragraph-rsid="061b210d"/>
    </style:style>
    <style:style style:name="P326" style:family="paragraph" style:parent-style-name="Activity_20_Body">
      <style:text-properties officeooo:rsid="05f73970" officeooo:paragraph-rsid="05f73970"/>
    </style:style>
    <style:style style:name="P327" style:family="paragraph" style:parent-style-name="Activity_20_Body">
      <style:text-properties officeooo:rsid="05f8e8a3" officeooo:paragraph-rsid="05f8e8a3"/>
    </style:style>
    <style:style style:name="P328" style:family="paragraph" style:parent-style-name="Activity_20_Body">
      <style:text-properties officeooo:rsid="05f8e8a3" officeooo:paragraph-rsid="0500c219"/>
    </style:style>
    <style:style style:name="P329" style:family="paragraph" style:parent-style-name="Activity_20_Body">
      <style:text-properties officeooo:rsid="05fa87f8" officeooo:paragraph-rsid="05fa87f8"/>
    </style:style>
    <style:style style:name="P330" style:family="paragraph" style:parent-style-name="Activity_20_Body" style:list-style-name="List_20_1">
      <style:text-properties officeooo:rsid="05fa87f8" officeooo:paragraph-rsid="05fa87f8"/>
    </style:style>
    <style:style style:name="P331" style:family="paragraph" style:parent-style-name="Activity_20_Body">
      <style:text-properties officeooo:rsid="0620c11d" officeooo:paragraph-rsid="0620c11d"/>
    </style:style>
    <style:style style:name="P332" style:family="paragraph" style:parent-style-name="Activity_20_Body">
      <style:text-properties officeooo:rsid="05f3de3d" officeooo:paragraph-rsid="05f3de3d"/>
    </style:style>
    <style:style style:name="P333" style:family="paragraph" style:parent-style-name="Activity_20_Body">
      <style:text-properties officeooo:rsid="0641867c" officeooo:paragraph-rsid="0641867c"/>
    </style:style>
    <style:style style:name="P334" style:family="paragraph" style:parent-style-name="Activity_20_Body">
      <style:text-properties officeooo:rsid="063fa41c" officeooo:paragraph-rsid="063fa41c"/>
    </style:style>
    <style:style style:name="P335" style:family="paragraph" style:parent-style-name="Heading_20_4">
      <style:text-properties officeooo:paragraph-rsid="05d972f4"/>
    </style:style>
    <style:style style:name="P336" style:family="paragraph" style:parent-style-name="Heading_20_4">
      <style:text-properties officeooo:rsid="052532bc" officeooo:paragraph-rsid="052532bc"/>
    </style:style>
    <style:style style:name="P337" style:family="paragraph" style:parent-style-name="Heading_20_4">
      <style:text-properties officeooo:rsid="05982496" officeooo:paragraph-rsid="05982496"/>
    </style:style>
    <style:style style:name="P338" style:family="paragraph" style:parent-style-name="Heading_20_4">
      <style:text-properties officeooo:rsid="059a08d2" officeooo:paragraph-rsid="059a08d2"/>
    </style:style>
    <style:style style:name="P339" style:family="paragraph" style:parent-style-name="Heading_20_4">
      <style:text-properties officeooo:rsid="059b5882" officeooo:paragraph-rsid="059b5882"/>
    </style:style>
    <style:style style:name="P340"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normal" officeooo:rsid="067c0699" style:font-style-asian="normal" style:font-style-complex="normal"/>
    </style:style>
    <style:style style:name="T16" style:family="text">
      <style:text-properties fo:font-style="normal" officeooo:rsid="067d1233" style:font-style-asian="normal" style:font-style-complex="normal"/>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4a06aab" style:font-style-asian="italic" style:font-style-complex="italic"/>
    </style:style>
    <style:style style:name="T20" style:family="text">
      <style:text-properties fo:font-style="italic" officeooo:rsid="0025a065" style:font-style-asian="italic" style:font-style-complex="italic"/>
    </style:style>
    <style:style style:name="T21" style:family="text">
      <style:text-properties fo:font-style="italic" officeooo:rsid="0027d89b" style:font-style-asian="italic" style:font-style-complex="italic"/>
    </style:style>
    <style:style style:name="T22" style:family="text">
      <style:text-properties officeooo:rsid="010d35f4"/>
    </style:style>
    <style:style style:name="T23" style:family="text">
      <style:text-properties officeooo:rsid="01dc8f75"/>
    </style:style>
    <style:style style:name="T24" style:family="text">
      <style:text-properties officeooo:rsid="02bb37a7"/>
    </style:style>
    <style:style style:name="T25" style:family="text">
      <style:text-properties officeooo:rsid="02cde6d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3658744" style:font-weight-asian="bold" style:font-weight-complex="bold"/>
    </style:style>
    <style:style style:name="T29" style:family="text">
      <style:text-properties officeooo:rsid="02e7bc78"/>
    </style:style>
    <style:style style:name="T30" style:family="text">
      <style:text-properties officeooo:rsid="0332dee6"/>
    </style:style>
    <style:style style:name="T31" style:family="text">
      <style:text-properties officeooo:rsid="03657a1c"/>
    </style:style>
    <style:style style:name="T32" style:family="text">
      <style:text-properties officeooo:rsid="03693d3b"/>
    </style:style>
    <style:style style:name="T33" style:family="text">
      <style:text-properties officeooo:rsid="036eb0bf"/>
    </style:style>
    <style:style style:name="T34" style:family="text">
      <style:text-properties officeooo:rsid="03730161"/>
    </style:style>
    <style:style style:name="T35" style:family="text">
      <style:text-properties officeooo:rsid="03ab3f00"/>
    </style:style>
    <style:style style:name="T36" style:family="text">
      <style:text-properties officeooo:rsid="0462f4e9"/>
    </style:style>
    <style:style style:name="T37" style:family="text">
      <style:text-properties officeooo:rsid="04a06aab"/>
    </style:style>
    <style:style style:name="T38" style:family="text">
      <style:text-properties officeooo:rsid="04aac9c0"/>
    </style:style>
    <style:style style:name="T39" style:family="text">
      <style:text-properties officeooo:rsid="04c98c66"/>
    </style:style>
    <style:style style:name="T40" style:family="text">
      <style:text-properties officeooo:rsid="05118ffa"/>
    </style:style>
    <style:style style:name="T41" style:family="text">
      <style:text-properties officeooo:rsid="04c7c8d1"/>
    </style:style>
    <style:style style:name="T42" style:family="text">
      <style:text-properties officeooo:rsid="04cf0616"/>
    </style:style>
    <style:style style:name="T43" style:family="text">
      <style:text-properties officeooo:rsid="04d4d527"/>
    </style:style>
    <style:style style:name="T44" style:family="text">
      <style:text-properties officeooo:rsid="04d9a469"/>
    </style:style>
    <style:style style:name="T45" style:family="text">
      <style:text-properties officeooo:rsid="04dd647d"/>
    </style:style>
    <style:style style:name="T46" style:family="text">
      <style:text-properties officeooo:rsid="04e2d78c"/>
    </style:style>
    <style:style style:name="T47" style:family="text">
      <style:text-properties officeooo:rsid="04ea9696"/>
    </style:style>
    <style:style style:name="T48" style:family="text">
      <style:text-properties officeooo:rsid="04f9166f"/>
    </style:style>
    <style:style style:name="T49" style:family="text">
      <style:text-properties officeooo:rsid="04fe896c"/>
    </style:style>
    <style:style style:name="T50" style:family="text">
      <style:text-properties officeooo:rsid="0503cba9"/>
    </style:style>
    <style:style style:name="T51" style:family="text">
      <style:text-properties officeooo:rsid="05066342"/>
    </style:style>
    <style:style style:name="T52" style:family="text">
      <style:text-properties officeooo:rsid="050b1c6f"/>
    </style:style>
    <style:style style:name="T53" style:family="text">
      <style:text-properties officeooo:rsid="050fdc74"/>
    </style:style>
    <style:style style:name="T54" style:family="text">
      <style:text-properties officeooo:rsid="051437fc"/>
    </style:style>
    <style:style style:name="T55" style:family="text">
      <style:text-properties officeooo:rsid="05157c64"/>
    </style:style>
    <style:style style:name="T56" style:family="text">
      <style:text-properties officeooo:rsid="0515cc93"/>
    </style:style>
    <style:style style:name="T57" style:family="text">
      <style:text-properties officeooo:rsid="052532bc"/>
    </style:style>
    <style:style style:name="T58" style:family="text">
      <style:text-properties officeooo:rsid="052aadb5"/>
    </style:style>
    <style:style style:name="T59" style:family="text">
      <style:text-properties officeooo:rsid="05350c68"/>
    </style:style>
    <style:style style:name="T60" style:family="text">
      <style:text-properties officeooo:rsid="05370cfe"/>
    </style:style>
    <style:style style:name="T61" style:family="text">
      <style:text-properties officeooo:rsid="0544482c"/>
    </style:style>
    <style:style style:name="T62" style:family="text">
      <style:text-properties officeooo:rsid="054612f7"/>
    </style:style>
    <style:style style:name="T63" style:family="text">
      <style:text-properties officeooo:rsid="054e6e37"/>
    </style:style>
    <style:style style:name="T64" style:family="text">
      <style:text-properties officeooo:rsid="054ecc04"/>
    </style:style>
    <style:style style:name="T65" style:family="text">
      <style:text-properties officeooo:rsid="0024e41b"/>
    </style:style>
    <style:style style:name="T66" style:family="text">
      <style:text-properties officeooo:rsid="0025a065"/>
    </style:style>
    <style:style style:name="T67" style:family="text">
      <style:text-properties officeooo:rsid="0027d89b"/>
    </style:style>
    <style:style style:name="T68" style:family="text">
      <style:text-properties officeooo:rsid="001cac0e"/>
    </style:style>
    <style:style style:name="T69" style:family="text">
      <style:text-properties officeooo:rsid="0021d3eb"/>
    </style:style>
    <style:style style:name="T70" style:family="text">
      <style:text-properties officeooo:rsid="002d6754"/>
    </style:style>
    <style:style style:name="T71" style:family="text">
      <style:text-properties officeooo:rsid="00372595"/>
    </style:style>
    <style:style style:name="T72" style:family="text">
      <style:text-properties officeooo:rsid="002e08dc"/>
    </style:style>
    <style:style style:name="T73" style:family="text">
      <style:text-properties officeooo:rsid="00390a21"/>
    </style:style>
    <style:style style:name="T74" style:family="text">
      <style:text-properties officeooo:rsid="001d4b49"/>
    </style:style>
    <style:style style:name="T75" style:family="text">
      <style:text-properties officeooo:rsid="055a4894"/>
    </style:style>
    <style:style style:name="T76" style:family="text">
      <style:text-properties officeooo:rsid="055d40ba"/>
    </style:style>
    <style:style style:name="T77" style:family="text">
      <style:text-properties officeooo:rsid="055e9bcf"/>
    </style:style>
    <style:style style:name="T78" style:family="text">
      <style:text-properties officeooo:rsid="05626225"/>
    </style:style>
    <style:style style:name="T79" style:family="text">
      <style:text-properties officeooo:rsid="056fd2ec"/>
    </style:style>
    <style:style style:name="T80" style:family="text">
      <style:text-properties officeooo:rsid="057153f6"/>
    </style:style>
    <style:style style:name="T81" style:family="text">
      <style:text-properties officeooo:rsid="0572040d"/>
    </style:style>
    <style:style style:name="T82" style:family="text">
      <style:text-properties officeooo:rsid="0586fd20"/>
    </style:style>
    <style:style style:name="T83" style:family="text">
      <style:text-properties officeooo:rsid="0589e020"/>
    </style:style>
    <style:style style:name="T84" style:family="text">
      <style:text-properties officeooo:rsid="059023ed"/>
    </style:style>
    <style:style style:name="T85" style:family="text">
      <style:text-properties officeooo:rsid="0593e3b8"/>
    </style:style>
    <style:style style:name="T86" style:family="text">
      <style:text-properties officeooo:rsid="05958f84"/>
    </style:style>
    <style:style style:name="T87" style:family="text">
      <style:text-properties officeooo:rsid="0596fc25"/>
    </style:style>
    <style:style style:name="T88" style:family="text">
      <style:text-properties officeooo:rsid="05982496"/>
    </style:style>
    <style:style style:name="T89" style:family="text">
      <style:text-properties officeooo:rsid="059a08d2"/>
    </style:style>
    <style:style style:name="T90" style:family="text">
      <style:text-properties officeooo:rsid="059b5882"/>
    </style:style>
    <style:style style:name="T91" style:family="text">
      <style:text-properties officeooo:rsid="05a2b0d1"/>
    </style:style>
    <style:style style:name="T92" style:family="text">
      <style:text-properties officeooo:rsid="05a80fb1"/>
    </style:style>
    <style:style style:name="T93" style:family="text">
      <style:text-properties officeooo:rsid="05b09b4a"/>
    </style:style>
    <style:style style:name="T94" style:family="text">
      <style:text-properties officeooo:rsid="05bd1d60"/>
    </style:style>
    <style:style style:name="T95" style:family="text">
      <style:text-properties officeooo:rsid="05bec9af"/>
    </style:style>
    <style:style style:name="T96" style:family="text">
      <style:text-properties officeooo:rsid="05c4de7c"/>
    </style:style>
    <style:style style:name="T97" style:family="text">
      <style:text-properties officeooo:rsid="05cc4fd5"/>
    </style:style>
    <style:style style:name="T98" style:family="text">
      <style:text-properties officeooo:rsid="0383a956"/>
    </style:style>
    <style:style style:name="T99" style:family="text">
      <style:text-properties officeooo:rsid="05ddca92"/>
    </style:style>
    <style:style style:name="T100" style:family="text">
      <style:text-properties officeooo:rsid="05e21309"/>
    </style:style>
    <style:style style:name="T101" style:family="text">
      <style:text-properties officeooo:rsid="05e51e3a"/>
    </style:style>
    <style:style style:name="T102" style:family="text">
      <style:text-properties officeooo:rsid="05e55a5d"/>
    </style:style>
    <style:style style:name="T103" style:family="text">
      <style:text-properties officeooo:rsid="05e819ad"/>
    </style:style>
    <style:style style:name="T104" style:family="text">
      <style:text-properties officeooo:rsid="039c618d"/>
    </style:style>
    <style:style style:name="T105" style:family="text">
      <style:text-properties officeooo:rsid="05f5501d"/>
    </style:style>
    <style:style style:name="T106" style:family="text">
      <style:text-properties officeooo:rsid="05f959ae"/>
    </style:style>
    <style:style style:name="T107" style:family="text">
      <style:text-properties officeooo:rsid="05feeb50"/>
    </style:style>
    <style:style style:name="T108" style:family="text">
      <style:text-properties officeooo:rsid="0607822b"/>
    </style:style>
    <style:style style:name="T109" style:family="text">
      <style:text-properties officeooo:rsid="0607f8a7"/>
    </style:style>
    <style:style style:name="T110" style:family="text">
      <style:text-properties officeooo:rsid="0609e6c5"/>
    </style:style>
    <style:style style:name="T111" style:family="text">
      <style:text-properties officeooo:rsid="06112e7a"/>
    </style:style>
    <style:style style:name="T112" style:family="text">
      <style:text-properties officeooo:rsid="061169cf"/>
    </style:style>
    <style:style style:name="T113" style:family="text">
      <style:text-properties officeooo:rsid="0616d468"/>
    </style:style>
    <style:style style:name="T114" style:family="text">
      <style:text-properties officeooo:rsid="0618ce5a"/>
    </style:style>
    <style:style style:name="T115" style:family="text">
      <style:text-properties officeooo:rsid="061ae3c1"/>
    </style:style>
    <style:style style:name="T116" style:family="text">
      <style:text-properties officeooo:rsid="061b210d"/>
    </style:style>
    <style:style style:name="T117" style:family="text">
      <style:text-properties officeooo:rsid="061b7a59"/>
    </style:style>
    <style:style style:name="T118" style:family="text">
      <style:text-properties officeooo:rsid="061d0025"/>
    </style:style>
    <style:style style:name="T119" style:family="text">
      <style:text-properties officeooo:rsid="0621bb84"/>
    </style:style>
    <style:style style:name="T120" style:family="text">
      <style:text-properties officeooo:rsid="06296351"/>
    </style:style>
    <style:style style:name="T121" style:family="text">
      <style:text-properties officeooo:rsid="062f59c4"/>
    </style:style>
    <style:style style:name="T122" style:family="text">
      <style:text-properties officeooo:rsid="062f6bd2"/>
    </style:style>
    <style:style style:name="T123" style:family="text">
      <style:text-properties officeooo:rsid="06315651"/>
    </style:style>
    <style:style style:name="T124" style:family="text">
      <style:text-properties officeooo:rsid="0632c7c1"/>
    </style:style>
    <style:style style:name="T125" style:family="text">
      <style:text-properties officeooo:rsid="06345d0f"/>
    </style:style>
    <style:style style:name="T126" style:family="text">
      <style:text-properties officeooo:rsid="0635cccd"/>
    </style:style>
    <style:style style:name="T127" style:family="text">
      <style:text-properties officeooo:rsid="063b6177"/>
    </style:style>
    <style:style style:name="T128" style:family="text">
      <style:text-properties officeooo:rsid="063c6b79"/>
    </style:style>
    <style:style style:name="T129" style:family="text">
      <style:text-properties officeooo:rsid="063e2f44"/>
    </style:style>
    <style:style style:name="T130" style:family="text">
      <style:text-properties officeooo:rsid="063fa41c"/>
    </style:style>
    <style:style style:name="T131" style:family="text">
      <style:text-properties officeooo:rsid="0646284b"/>
    </style:style>
    <style:style style:name="T132" style:family="text">
      <style:text-properties officeooo:rsid="0649cc9e"/>
    </style:style>
    <style:style style:name="T133" style:family="text">
      <style:text-properties officeooo:rsid="064a3108"/>
    </style:style>
    <style:style style:name="T134" style:family="text">
      <style:text-properties officeooo:rsid="064ac58d"/>
    </style:style>
    <style:style style:name="T135" style:family="text">
      <style:text-properties officeooo:rsid="064c23b4"/>
    </style:style>
    <style:style style:name="T136" style:family="text">
      <style:text-properties officeooo:rsid="064ddd42"/>
    </style:style>
    <style:style style:name="T137" style:family="text">
      <style:text-properties officeooo:rsid="0650af8c"/>
    </style:style>
    <style:style style:name="T138" style:family="text">
      <style:text-properties officeooo:rsid="0652878d"/>
    </style:style>
    <style:style style:name="T139" style:family="text">
      <style:text-properties officeooo:rsid="0653e776"/>
    </style:style>
    <style:style style:name="T140" style:family="text">
      <style:text-properties officeooo:rsid="06577d5a"/>
    </style:style>
    <style:style style:name="T141" style:family="text">
      <style:text-properties officeooo:rsid="0658ec28"/>
    </style:style>
    <style:style style:name="T142" style:family="text">
      <style:text-properties officeooo:rsid="065a13eb"/>
    </style:style>
    <style:style style:name="T143" style:family="text">
      <style:text-properties officeooo:rsid="065f5f85"/>
    </style:style>
    <style:style style:name="T144" style:family="text">
      <style:text-properties officeooo:rsid="0661037c"/>
    </style:style>
    <style:style style:name="T145" style:family="text">
      <style:text-properties officeooo:rsid="06628ade"/>
    </style:style>
    <style:style style:name="T146" style:family="text">
      <style:text-properties officeooo:rsid="0663d0ea"/>
    </style:style>
    <style:style style:name="T147" style:family="text">
      <style:text-properties officeooo:rsid="0665b0c6"/>
    </style:style>
    <style:style style:name="T148" style:family="text">
      <style:text-properties officeooo:rsid="066994da"/>
    </style:style>
    <style:style style:name="T149" style:family="text">
      <style:text-properties officeooo:rsid="0669e1cb"/>
    </style:style>
    <style:style style:name="T150" style:family="text">
      <style:text-properties officeooo:rsid="06720848"/>
    </style:style>
    <style:style style:name="T151" style:family="text">
      <style:text-properties officeooo:rsid="0674dfe7"/>
    </style:style>
    <style:style style:name="T152" style:family="text">
      <style:text-properties officeooo:rsid="0675e6e9"/>
    </style:style>
    <style:style style:name="T153" style:family="text">
      <style:text-properties officeooo:rsid="067904a5"/>
    </style:style>
    <style:style style:name="T154" style:family="text">
      <style:text-properties officeooo:rsid="067c0699"/>
    </style:style>
    <style:style style:name="T155" style:family="text">
      <style:text-properties officeooo:rsid="067d1233"/>
    </style:style>
    <style:style style:name="T156" style:family="text">
      <style:text-properties officeooo:rsid="067eb08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3">The Open Organization<text:line-break/><text:span text:style-name="T39">Guide for Educators</text:span></text:p>
      <text:h text:style-name="P232" text:outline-level="2"/>
      <text:p text:style-name="P304"><text:bookmark-start text:name="__RefHeading___Toc1787_1213309432"/>The Open Organization<text:line-break/><text:span text:style-name="T39">Guide for Educators</text:span><text:bookmark-end text:name="__RefHeading___Toc1787_1213309432"/></text:p>
      <text:p text:style-name="P217">Transformative teaching and learning<text:line-break/>for a rapidly changing world</text:p>
      <text:p text:style-name="P302">Contributing authors</text:p>
      <text:p text:style-name="P106"><text:span text:style-name="T38">(</text:span>in alphabetical order<text:span text:style-name="T38">)</text:span></text:p>
      <table:table table:name="Table5" table:style-name="Table5">
        <table:table-column table:style-name="Table5.A"/>
        <table:table-column table:style-name="Table5.B"/>
        <table:table-row>
          <table:table-cell table:style-name="Table5.A1" office:value-type="string">
            <text:p text:style-name="P198">Amarachi Achonu</text:p>
            <text:p text:style-name="P197">Beth Anderson</text:p>
            <text:p text:style-name="P210">Bryan Behrenshausen</text:p>
            <text:p text:style-name="P197">Maxwell Bushong</text:p>
            <text:p text:style-name="P197">Carolyn Butler</text:p>
            <text:p text:style-name="P197">Curtis A. Carver </text:p>
            <text:p text:style-name="P203">Aria <text:span text:style-name="T124">F. </text:span>Chernik</text:p>
            <text:p text:style-name="P199">Susie Choi</text:p>
            <text:p text:style-name="P199">Dipankar Dasgupta</text:p>
            <text:p text:style-name="P197">Heidi Ellis</text:p>
            <text:p text:style-name="P197">Denise Ferebee</text:p>
            <text:p text:style-name="P202">David Goldschmidt</text:p>
            <text:p text:style-name="P202">Adam Haigler</text:p>
            <text:p text:style-name="P202">Jim Hall</text:p>
            <text:p text:style-name="P202">Tanner Jophnson</text:p>
            <text:p text:style-name="P202">Marcus Kelly</text:p>
          </table:table-cell>
          <table:table-cell table:style-name="Table5.A1" office:value-type="string">
            <text:p text:style-name="P206">Mukkai Krishnamoorthy</text:p>
            <text:p text:style-name="P205">Gina Likins</text:p>
            <text:p text:style-name="P209">Clara May</text:p>
            <text:p text:style-name="P204">Ian McDermott</text:p>
            <text:p text:style-name="P204">Dan McGuire</text:p>
            <text:p text:style-name="P204">Christopher McHale</text:p>
            <text:p text:style-name="P196">Race MoChridhe</text:p>
            <text:p text:style-name="P196">Steven Ovadia</text:p>
            <text:p text:style-name="P208">Ben Owens</text:p>
            <text:p text:style-name="P207">David Preston</text:p>
            <text:p text:style-name="P195">Rahul Razdan</text:p>
            <text:p text:style-name="P201">Charlie Reisinger</text:p>
            <text:p text:style-name="P200">Justin Sherman</text:p>
            <text:p text:style-name="P200">Wesley Turner</text:p>
            <text:p text:style-name="P201">Shobha Tyagi</text:p>
            <text:p text:style-name="P195">Jim Whitehurst</text:p>
            <text:p text:style-name="P209">Ryan Williams</text:p>
          </table:table-cell>
        </table:table-row>
      </table:table>
      <text:p text:style-name="Standard"/>
      <text:p text:style-name="P305"><text:bookmark-start text:name="__RefHeading___Toc1312_518888843"/>Copyright<text:bookmark-end text:name="__RefHeading___Toc1312_518888843"/></text:p>
      <text:p text:style-name="P132">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3">http://creativecommons.org/licenses/by-sa/4.0/</text:p></text:note-body></text:note></text:p>
      <text:p text:style-name="P133">Amarachi Achonu<text:span text:style-name="T48">'s "Making computer science curricula as adaptable as our code" originally appeared at https://opensource.com/open-organization/19/4/adaptable-curricula-computer-science</text:span></text:p>
      <text:p text:style-name="P133">Beth Anderson's "An open process for discovering our school's core values" originally appeared at https://opensource.com/open-organization/16/6/opening-discover-education-centers-core-values.</text:p>
      <text:p text:style-name="P135">Curtis A. Carver's "Crowdsourcing our way to a campus IT plan" originally appeared at https://opensource.com/open-organization/17/10/uab-100-wins-through-crowdsourcing.</text:p>
      <text:p text:style-name="P135">Brandon Dixon <text:span text:style-name="T123">and</text:span> Randall Joyce<text:span text:style-name="T123">'s "The most valuable cybersecurity education is an open one" originally appeared at https://opensource.com/open-organization/19/8/open-cybersecurity-education.</text:span></text:p>
      <text:p text:style-name="P136">Heidi Ellis' "What happened when I let my students fork the syllabus" originally appeared at https://opensource.com/open-organization/18/11/making-course-syllabus-open.</text:p>
      <text:p text:style-name="P140">Heidi Ellis' "<text:span text:style-name="T46">Open organizations on Mars</text:span>" originally appeared at https://opensource.com/open-organization/18/1/imagining-open-communities.</text:p>
      <text:p text:style-name="P139">Adam Haigler's "Truly open education will require sweeping changes" originally appeared at https://opensource.com/open-organization/18/1/open-education-public-mission.</text:p>
      <text:p text:style-name="P141">Jim Hall's "M-learning and beyond" originally appeared at https://opensource.com/open-organization/19/7/m-learning-open-education.</text:p>
      <text:p text:style-name="P134"><text:soft-page-break/>Tanner Johnson's "How our <text:span text:style-name="T125">organization</text:span> works openly to make education accessible" first appeared at https://opensource.com/open-organization/19/2/building-curriculahub.</text:p>
      <text:p text:style-name="P137">Gina Likins' "Performing the collaborative dilemma" originally appeared in <text:span text:style-name="T18">The Open Organization Workbook.</text:span></text:p>
      <text:p text:style-name="Text_20_body">Race MoChridhe<text:span text:style-name="T50">'s "Confronting linguistic bias: The case for an open human language" originally appeared at https://opensource.com/open-organization/19/4/open-language-for-open-education.</text:span></text:p>
      <text:p text:style-name="P83">Ben Owens' "Can schools be agile?" originally appeared at https://opensource.com/open-organization/19/4/education-culture-agile.</text:p>
      <text:p text:style-name="P60">Charlie Reisinger's "The open schoolhouse: Culture, praxis, empowerment" originally appeared at https://opensource.com/open-organization/19/7/open-schoolhouse-empowerment.</text:p>
      <text:p text:style-name="P56">Justin Sherman's "The future of ethical tech education must be open" originally appeared at https://opensource.com/open-organization/19/6/future-ethical-tech-edu-open.</text:p>
      <text:p text:style-name="P138">Jim Whitehrust's "Open education is more than open content" originally appeared at https://opensource.com/open-organization/16/8/harnessing-power-open-education.</text:p>
      <text:p text:style-name="P305"><text:bookmark-start text:name="__RefHeading___Toc2046_1315693447"/>Colophon<text:bookmark-end text:name="__RefHeading___Toc2046_1315693447"/></text:p>
      <text:p text:style-name="P33">Typeset in DejaVu<text:note text:id="ftn2" text:note-class="footnote"><text:note-citation>2</text:note-citation><text:note-body><text:p text:style-name="P94">https://dejavu-fonts.github.io/</text:p></text:note-body></text:note> and <text:span text:style-name="T61">Red Hat</text:span>.<text:note text:id="ftn3" text:note-class="footnote"><text:note-citation>3</text:note-citation><text:note-body><text:p text:style-name="P94">https://github.com/RedHatOfficial/RedHatFont</text:p></text:note-body></text:note> Produced with LibreOffice.<text:note text:id="ftn4" text:note-class="footnote"><text:note-citation>4</text:note-citation><text:note-body><text:p text:style-name="P94">https://www.libreoffice.org/</text:p></text:note-body></text:note> Cover design by <text:span text:style-name="T142">Clara May and Ryan Williams</text:span>.</text:p>
      <text:p text:style-name="P142"><text:bookmark-start text:name="__RefHeading___Toc1976_1055601491"/>Version <text:span text:style-name="T2">1.0</text:span><text:bookmark-end text:name="__RefHeading___Toc1976_1055601491"/></text:p>
      <text:p text:style-name="P211"><text:span text:style-name="T1">September </text:span>201<text:span text:style-name="T1">9</text:span></text:p>
      <text:p text:style-name="P302">Additional reading</text:p>
      <text:p text:style-name="Front_20_Subtitle">From Jim Whitehurst</text:p>
      <text:p text:style-name="P214"><text:span text:style-name="Emphasis">The Open Organization: Igniting </text:span><text:span text:style-name="Emphasis"><text:span text:style-name="T154">p</text:span></text:span><text:span text:style-name="Emphasis">assion and </text:span><text:span text:style-name="Emphasis"><text:span text:style-name="T154">p</text:span></text:span><text:span text:style-name="Emphasis">erformance</text:span> (Harvard Business Review Press)</text:p>
      <text:p text:style-name="P212"/>
      <text:p text:style-name="P212"><text:span text:style-name="Emphasis">Organize for Innovation: Rethinking </text:span><text:span text:style-name="Emphasis"><text:span text:style-name="T154">h</text:span></text:span><text:span text:style-name="Emphasis">ow </text:span><text:span text:style-name="Emphasis"><text:span text:style-name="T154">w</text:span></text:span><text:span text:style-name="Emphasis">e </text:span><text:span text:style-name="Emphasis"><text:span text:style-name="T154">w</text:span></text:span><text:span text:style-name="Emphasis">ork</text:span> (Opensource.com)</text:p>
      <text:p text:style-name="Front_20_Subtitle">From <text:span text:style-name="T40">the open organization community</text:span></text:p>
      <text:p text:style-name="P215"><text:span text:style-name="Emphasis"><text:span text:style-name="T154">The Open Organization Field Guide: Practical tips for igniting passion and performance</text:span></text:span><text:span text:style-name="Emphasis"><text:span text:style-name="T15"> </text:span></text:span><text:span text:style-name="Emphasis"><text:span text:style-name="T16">(Opensource.com)</text:span></text:span></text:p>
      <text:p text:style-name="P212"><text:span text:style-name="Emphasis"/></text:p>
      <text:p text:style-name="P212"><text:span text:style-name="Emphasis"><text:span text:style-name="T1">The Open Organization Leaders Manual: A handbook for building innovative and engaged teams </text:span></text:span><text:span text:style-name="T12">(Opensource.com)</text:span></text:p>
      <text:p text:style-name="P212"/>
      <text:p text:style-name="P213"><text:span text:style-name="Emphasis">The Open Organization </text:span><text:span text:style-name="Emphasis"><text:span text:style-name="T41">Workbook</text:span></text:span><text:span text:style-name="Emphasis">: </text:span><text:span text:style-name="Emphasis"><text:span text:style-name="T41">How to build a culture of innovation in your organization </text:span></text:span><text:span text:style-name="Emphasis"><text:span text:style-name="T11">(Opensource.com)</text:span></text:span></text:p>
      <text:p text:style-name="P213"><text:span text:style-name="Emphasis"><text:span text:style-name="T11"/></text:span></text:p>
      <text:p text:style-name="P212"><text:span text:style-name="Emphasis">The Open Organization Guide to IT Culture Change: Open </text:span><text:span text:style-name="Emphasis"><text:span text:style-name="T154">p</text:span></text:span><text:span text:style-name="Emphasis">rinciples and </text:span><text:span text:style-name="Emphasis"><text:span text:style-name="T154">p</text:span></text:span><text:span text:style-name="Emphasis">ractices for a </text:span><text:span text:style-name="Emphasis"><text:span text:style-name="T154">m</text:span></text:span><text:span text:style-name="Emphasis">ore </text:span><text:span text:style-name="Emphasis"><text:span text:style-name="T154">i</text:span></text:span><text:span text:style-name="Emphasis">nnovative IT </text:span><text:span text:style-name="Emphasis"><text:span text:style-name="T154">d</text:span></text:span><text:span text:style-name="Emphasis">epartment</text:span> <text:span text:style-name="T3">(Opensource.com)</text:span></text:p>
      <text:p text:style-name="P212"/>
      <text:p text:style-name="P212">Every week, Opensource.com publishes new stories about the ways open principles help innovative leaders rethink organizational culture and design. Visit opensource.com/open-organization to read more.</text:p>
      <text:p text:style-name="P305"><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99"><text:a xlink:type="simple" xlink:href="#__RefHeading___Toc2312_1525055821" text:style-name="Index_20_Link" text:visited-style-name="Index_20_Link">Preface<text:tab/>13</text:a></text:p>
          <text:p text:style-name="P300"><text:a xlink:type="simple" xlink:href="#__RefHeading___Toc2314_1525055821" text:style-name="Index_20_Link" text:visited-style-name="Index_20_Link">Bryan Behrenshausen<text:tab/><text:tab/></text:a></text:p>
          <text:p text:style-name="P299"><text:a xlink:type="simple" xlink:href="#__RefHeading___Toc4400_3130673892" text:style-name="Index_20_Link" text:visited-style-name="Index_20_Link">About the cover<text:tab/>16</text:a></text:p>
          <text:p text:style-name="P300"><text:a xlink:type="simple" xlink:href="#__RefHeading___Toc2314_15250558211" text:style-name="Index_20_Link" text:visited-style-name="Index_20_Link">Clara May &amp; Ryan Williams<text:tab/><text:tab/></text:a></text:p>
          <text:p text:style-name="P299"><text:a xlink:type="simple" xlink:href="#__RefHeading___Toc6243_4096846065" text:style-name="Index_20_Link" text:visited-style-name="Index_20_Link">Foreword<text:tab/>18</text:a></text:p>
          <text:p text:style-name="P300"><text:a xlink:type="simple" xlink:href="#__RefHeading___Toc394_2120980716" text:style-name="Index_20_Link" text:visited-style-name="Index_20_Link">Aria F. Chernik<text:tab/><text:tab/></text:a></text:p>
          <text:p text:style-name="P298"><text:a xlink:type="simple" xlink:href="#__RefHeading___Toc2114_518888843" text:style-name="Index_20_Link" text:visited-style-name="Index_20_Link">Visions<text:tab/><text:tab/></text:a></text:p>
          <text:p text:style-name="P299"><text:a xlink:type="simple" xlink:href="#__RefHeading___Toc11289_2537557969" text:style-name="Index_20_Link" text:visited-style-name="Index_20_Link">Economics, openness, and the education system<text:tab/>23</text:a></text:p>
          <text:p text:style-name="P300"><text:a xlink:type="simple" xlink:href="#__RefHeading___Toc11291_2537557969" text:style-name="Index_20_Link" text:visited-style-name="Index_20_Link">Rahul Razdan<text:tab/><text:tab/></text:a></text:p>
          <text:p text:style-name="P299"><text:a xlink:type="simple" xlink:href="#__RefHeading___Toc3252_2385792462" text:style-name="Index_20_Link" text:visited-style-name="Index_20_Link">Truly open education will require sweeping changes<text:tab/>32</text:a></text:p>
          <text:p text:style-name="P300"><text:a xlink:type="simple" xlink:href="#__RefHeading___Toc11291_25375579691" text:style-name="Index_20_Link" text:visited-style-name="Index_20_Link">Adam Haigler<text:tab/><text:tab/></text:a></text:p>
          <text:p text:style-name="P299"><text:a xlink:type="simple" xlink:href="#__RefHeading___Toc4983_980413866" text:style-name="Index_20_Link" text:visited-style-name="Index_20_Link">The future of ethical tech education must be open<text:tab/>39</text:a></text:p>
          <text:p text:style-name="P300"><text:a xlink:type="simple" xlink:href="#__RefHeading___Toc11291_25375579692" text:style-name="Index_20_Link" text:visited-style-name="Index_20_Link">Justin Sherman<text:tab/><text:tab/></text:a></text:p>
          <text:p text:style-name="P299"><text:a xlink:type="simple" xlink:href="#__RefHeading___Toc4985_980413866" text:style-name="Index_20_Link" text:visited-style-name="Index_20_Link">A practical path to open education<text:tab/>48</text:a></text:p>
          <text:p text:style-name="P300"><text:a xlink:type="simple" xlink:href="#__RefHeading___Toc11291_25375579693" text:style-name="Index_20_Link" text:visited-style-name="Index_20_Link">Dan McGuire<text:tab/><text:tab/></text:a></text:p>
          <text:p text:style-name="P299"><text:a xlink:type="simple" xlink:href="#__RefHeading___Toc11689_2797622010" text:style-name="Index_20_Link" text:visited-style-name="Index_20_Link">Can schools be agile?<text:tab/>60</text:a></text:p>
          <text:p text:style-name="P300"><text:a xlink:type="simple" xlink:href="#__RefHeading___Toc11691_2797622010" text:style-name="Index_20_Link" text:visited-style-name="Index_20_Link">Ben Owens<text:tab/><text:tab/></text:a></text:p>
          <text:p text:style-name="P299"><text:a xlink:type="simple" xlink:href="#__RefHeading___Toc6467_1673353014" text:style-name="Index_20_Link" text:visited-style-name="Index_20_Link">M-learning and beyond<text:tab/>66</text:a></text:p>
          <text:p text:style-name="P300"><text:a xlink:type="simple" xlink:href="#__RefHeading___Toc11291_253755796933" text:style-name="Index_20_Link" text:visited-style-name="Index_20_Link">Jim Hall<text:tab/><text:tab/></text:a></text:p>
          <text:p text:style-name="P299"><text:a xlink:type="simple" xlink:href="#__RefHeading___Toc3660_3018102180" text:style-name="Index_20_Link" text:visited-style-name="Index_20_Link">The most valuable cybersecurity education is an open one<text:tab/>71</text:a></text:p>
          <text:p text:style-name="P300"><text:a xlink:type="simple" xlink:href="#__RefHeading___Toc11291_2537557969331" text:style-name="Index_20_Link" text:visited-style-name="Index_20_Link">Brandon Dixon &amp; Randall Joyce<text:tab/><text:tab/></text:a></text:p>
          <text:p text:style-name="P299"><text:a xlink:type="simple" xlink:href="#__RefHeading___Toc3662_3018102180" text:style-name="Index_20_Link" text:visited-style-name="Index_20_Link">Rethinking assessment in an open, peeragogical learning environment<text:tab/>78</text:a></text:p>
          <text:p text:style-name="P300"><text:a xlink:type="simple" xlink:href="#__RefHeading___Toc11291_2537557969332" text:style-name="Index_20_Link" text:visited-style-name="Index_20_Link">David Preston<text:tab/><text:tab/></text:a></text:p>
          <text:p text:style-name="P299"><text:a xlink:type="simple" xlink:href="#__RefHeading___Toc3401_169002272" text:style-name="Index_20_Link" text:visited-style-name="Index_20_Link">Three ways university classrooms can be more open<text:tab/>86</text:a></text:p>
          <text:p text:style-name="P300"><text:a xlink:type="simple" xlink:href="#__RefHeading___Toc11291_253755796911" text:style-name="Index_20_Link" text:visited-style-name="Index_20_Link">Susie Choi<text:tab/><text:tab/></text:a></text:p>
          <text:p text:style-name="P299"><text:a xlink:type="simple" xlink:href="#__RefHeading___Toc3403_169002272" text:style-name="Index_20_Link" text:visited-style-name="Index_20_Link">Open education is more than open content<text:tab/>91</text:a></text:p>
          <text:p text:style-name="P300"><text:a xlink:type="simple" xlink:href="#__RefHeading___Toc11291_253755796912" text:style-name="Index_20_Link" text:visited-style-name="Index_20_Link">Jim Whitehurst<text:tab/><text:tab/></text:a></text:p>
          <text:p text:style-name="P298"><text:soft-page-break/><text:a xlink:type="simple" xlink:href="#__RefHeading___Toc11329_2537557969" text:style-name="Index_20_Link" text:visited-style-name="Index_20_Link">Case Studies<text:tab/><text:tab/></text:a></text:p>
          <text:p text:style-name="P299"><text:a xlink:type="simple" xlink:href="#__RefHeading___Toc12656_2797622010" text:style-name="Index_20_Link" text:visited-style-name="Index_20_Link">A hybrid model of open source in academics: The Rensselaer Center for Open Source<text:tab/>98</text:a></text:p>
          <text:p text:style-name="P300"><text:a xlink:type="simple" xlink:href="#__RefHeading___Toc12658_2797622010" text:style-name="Index_20_Link" text:visited-style-name="Index_20_Link">Wesley Turner, David Goldschmidt &amp; Mukkai Krishnamoorthy<text:tab/><text:tab/></text:a></text:p>
          <text:p text:style-name="P299"><text:a xlink:type="simple" xlink:href="#__RefHeading___Toc4551_3839078803" text:style-name="Index_20_Link" text:visited-style-name="Index_20_Link">Teaching students to critically evaluate textbooks<text:tab/>109</text:a></text:p>
          <text:p text:style-name="P300"><text:a xlink:type="simple" xlink:href="#__RefHeading___Toc11291_2537557969312" text:style-name="Index_20_Link" text:visited-style-name="Index_20_Link">Christopher McHale, Ian McDermott &amp; Steven Ovadia<text:tab/><text:tab/></text:a></text:p>
          <text:p text:style-name="P299"><text:a xlink:type="simple" xlink:href="#__RefHeading___Toc1915_2434698073" text:style-name="Index_20_Link" text:visited-style-name="Index_20_Link">What happened when I let my students fork the syllabus<text:tab/>118</text:a></text:p>
          <text:p text:style-name="P300"><text:a xlink:type="simple" xlink:href="#__RefHeading___Toc11291_2537557969311" text:style-name="Index_20_Link" text:visited-style-name="Index_20_Link">Heidi Ellis<text:tab/><text:tab/></text:a></text:p>
          <text:p text:style-name="P299"><text:a xlink:type="simple" xlink:href="#__RefHeading___Toc21626_3512989452" text:style-name="Index_20_Link" text:visited-style-name="Index_20_Link">An open process for discovering our school's core values<text:tab/>126</text:a></text:p>
          <text:p text:style-name="P300"><text:a xlink:type="simple" xlink:href="#__RefHeading___Toc21628_3512989452" text:style-name="Index_20_Link" text:visited-style-name="Index_20_Link">Beth Anderson<text:tab/><text:tab/></text:a></text:p>
          <text:p text:style-name="P299"><text:a xlink:type="simple" xlink:href="#__RefHeading___Toc5594_2546339137" text:style-name="Index_20_Link" text:visited-style-name="Index_20_Link">5PH1NX: 5tudent Peer Heuristic for 1Nformation Xchange (a slightly transmedia use case in Open Source Learning and peeragogical assessment)<text:tab/>133</text:a></text:p>
          <text:p text:style-name="P300"><text:a xlink:type="simple" xlink:href="#__RefHeading___Toc11291_25375579693321" text:style-name="Index_20_Link" text:visited-style-name="Index_20_Link">David Preston<text:tab/><text:tab/></text:a></text:p>
          <text:p text:style-name="P299"><text:a xlink:type="simple" xlink:href="#__RefHeading___Toc10308_1036237620" text:style-name="Index_20_Link" text:visited-style-name="Index_20_Link">The open schoolhouse: Culture, praxis, empowerment<text:tab/>144</text:a></text:p>
          <text:p text:style-name="P300"><text:a xlink:type="simple" xlink:href="#__RefHeading___Toc11291_25375579693111" text:style-name="Index_20_Link" text:visited-style-name="Index_20_Link">Charlie Reisinger<text:tab/><text:tab/></text:a></text:p>
          <text:p text:style-name="P299"><text:a xlink:type="simple" xlink:href="#__RefHeading___Toc3035_1792337416" text:style-name="Index_20_Link" text:visited-style-name="Index_20_Link">Flip the script: An open community of practice at the student help desk<text:tab/>150</text:a></text:p>
          <text:p text:style-name="P300"><text:a xlink:type="simple" xlink:href="#__RefHeading___Toc11291_253755796931112" text:style-name="Index_20_Link" text:visited-style-name="Index_20_Link">Maxwell Bushong<text:tab/><text:tab/></text:a></text:p>
          <text:p text:style-name="P299"><text:a xlink:type="simple" xlink:href="#__RefHeading___Toc3037_1792337416" text:style-name="Index_20_Link" text:visited-style-name="Index_20_Link">Open education has a POSSE<text:tab/>157</text:a></text:p>
          <text:p text:style-name="P300"><text:a xlink:type="simple" xlink:href="#__RefHeading___Toc11291_253755796931113" text:style-name="Index_20_Link" text:visited-style-name="Index_20_Link">Shobha Tyagi<text:tab/><text:tab/></text:a></text:p>
          <text:p text:style-name="P299"><text:a xlink:type="simple" xlink:href="#__RefHeading___Toc2373_848053758" text:style-name="Index_20_Link" text:visited-style-name="Index_20_Link">Confronting linguistic bias: The case for an open human language<text:tab/>164</text:a></text:p>
          <text:p text:style-name="P300"><text:a xlink:type="simple" xlink:href="#__RefHeading___Toc11291_253755796931111" text:style-name="Index_20_Link" text:visited-style-name="Index_20_Link">Race MoChridhe<text:tab/><text:tab/></text:a></text:p>
          <text:p text:style-name="P299"><text:a xlink:type="simple" xlink:href="#__RefHeading___Toc10197_1036237620" text:style-name="Index_20_Link" text:visited-style-name="Index_20_Link">Crowdsourcing our way to a campus IT plan<text:tab/>172</text:a></text:p>
          <text:p text:style-name="P300"><text:a xlink:type="simple" xlink:href="#__RefHeading___Toc10199_1036237620" text:style-name="Index_20_Link" text:visited-style-name="Index_20_Link">Curtis A. Carver<text:tab/><text:tab/></text:a></text:p>
          <text:p text:style-name="P299"><text:a xlink:type="simple" xlink:href="#__RefHeading___Toc13369_3512989452" text:style-name="Index_20_Link" text:visited-style-name="Index_20_Link">How our organization works openly to make education accessible<text:tab/>178</text:a></text:p>
          <text:p text:style-name="P300"><text:a xlink:type="simple" xlink:href="#__RefHeading___Toc11291_253755796932" text:style-name="Index_20_Link" text:visited-style-name="Index_20_Link">Tanner Johnson<text:tab/><text:tab/></text:a></text:p>
          <text:p text:style-name="P299"><text:a xlink:type="simple" xlink:href="#__RefHeading___Toc1892_2434698073" text:style-name="Index_20_Link" text:visited-style-name="Index_20_Link">Making computer science curricula as adaptable as our code<text:tab/>188</text:a></text:p>
          <text:p text:style-name="P300"><text:a xlink:type="simple" xlink:href="#__RefHeading___Toc11291_2537557969321" text:style-name="Index_20_Link" text:visited-style-name="Index_20_Link">Amarachi Achonu<text:tab/><text:tab/></text:a></text:p>
          <text:p text:style-name="P298"><text:soft-page-break/><text:a xlink:type="simple" xlink:href="#__RefHeading___Toc588_2023088379" text:style-name="Index_20_Link" text:visited-style-name="Index_20_Link">Activities<text:tab/><text:tab/></text:a></text:p>
          <text:p text:style-name="P299"><text:a xlink:type="simple" xlink:href="#__RefHeading___Toc13371_3512989452" text:style-name="Index_20_Link" text:visited-style-name="Index_20_Link">Making those (dreaded) faculty meetings transparent, collaborative, and effective<text:tab/>194</text:a></text:p>
          <text:p text:style-name="P300"><text:a xlink:type="simple" xlink:href="#__RefHeading___Toc1545_2651233811" text:style-name="Index_20_Link" text:visited-style-name="Index_20_Link">Aria Chernik &amp; Tanner Johnson<text:tab/><text:tab/></text:a></text:p>
          <text:p text:style-name="P299"><text:a xlink:type="simple" xlink:href="#__RefHeading___Toc13375_3512989452" text:style-name="Index_20_Link" text:visited-style-name="Index_20_Link">Digital forensics the open way: A tabletop approach to common scenarios<text:tab/>200</text:a></text:p>
          <text:p text:style-name="P300"><text:a xlink:type="simple" xlink:href="#__RefHeading___Toc1545_26512338111" text:style-name="Index_20_Link" text:visited-style-name="Index_20_Link">Denise Ferebee, Carolyn Butler, Dipankar Dasgupta &amp; Marcus Kelly<text:tab/><text:tab/></text:a></text:p>
          <text:p text:style-name="P299"><text:a xlink:type="simple" xlink:href="#__RefHeading___Toc13379_3512989452" text:style-name="Index_20_Link" text:visited-style-name="Index_20_Link">How to collect feedback from your students (or, how to assess the sting of teenage rejection)<text:tab/>214</text:a></text:p>
          <text:p text:style-name="P300"><text:a xlink:type="simple" xlink:href="#__RefHeading___Toc1545_26512338112" text:style-name="Index_20_Link" text:visited-style-name="Index_20_Link">Charlie Reisinger<text:tab/><text:tab/></text:a></text:p>
          <text:p text:style-name="P299"><text:a xlink:type="simple" xlink:href="#__RefHeading___Toc2784_4119693890" text:style-name="Index_20_Link" text:visited-style-name="Index_20_Link">Performing the collaborative dilemma<text:tab/>218</text:a></text:p>
          <text:p text:style-name="P300"><text:a xlink:type="simple" xlink:href="#__RefHeading___Toc11456_253755796911" text:style-name="Index_20_Link" text:visited-style-name="Index_20_Link">Gina Likins<text:tab/><text:tab/></text:a></text:p>
          <text:p text:style-name="P299"><text:a xlink:type="simple" xlink:href="#__RefHeading___Toc13015_2537557969" text:style-name="Index_20_Link" text:visited-style-name="Index_20_Link">Open organizations on Mars<text:tab/>230</text:a></text:p>
          <text:p text:style-name="P300"><text:a xlink:type="simple" xlink:href="#__RefHeading___Toc13017_2537557969" text:style-name="Index_20_Link" text:visited-style-name="Index_20_Link">Heidi Ellis<text:tab/><text:tab/></text:a></text:p>
          <text:p text:style-name="P299"><text:a xlink:type="simple" xlink:href="#__RefHeading___Toc6122_4096846065" text:style-name="Index_20_Link" text:visited-style-name="Index_20_Link">Afterword<text:tab/>235</text:a></text:p>
          <text:p text:style-name="P300"><text:a xlink:type="simple" xlink:href="#__RefHeading___Toc394_21209807161" text:style-name="Index_20_Link" text:visited-style-name="Index_20_Link">Ben Owens<text:tab/><text:tab/></text:a></text:p>
          <text:p text:style-name="P298"><text:a xlink:type="simple" xlink:href="#__RefHeading___Toc822_1232125672" text:style-name="Index_20_Link" text:visited-style-name="Index_20_Link">Appendix<text:tab/><text:tab/></text:a></text:p>
          <text:p text:style-name="P299"><text:a xlink:type="simple" xlink:href="#__RefHeading___Toc13383_3512989452" text:style-name="Index_20_Link" text:visited-style-name="Index_20_Link">The Open Organization Definition<text:tab/>240</text:a></text:p>
          <text:p text:style-name="P300"><text:a xlink:type="simple" xlink:href="#__RefHeading___Toc5173_772903223" text:style-name="Index_20_Link" text:visited-style-name="Index_20_Link">The Open Organization Ambassadors<text:tab/><text:tab/></text:a></text:p>
          <text:p text:style-name="P298"><text:a xlink:type="simple" xlink:href="#__RefHeading___Toc842_1232125672" text:style-name="Index_20_Link" text:visited-style-name="Index_20_Link">Learn More<text:tab/><text:tab/></text:a></text:p>
          <text:p text:style-name="P299"><text:a xlink:type="simple" xlink:href="#__RefHeading___Toc2382_190016556" text:style-name="Index_20_Link" text:visited-style-name="Index_20_Link">Additional resources<text:tab/>248</text:a></text:p>
          <text:p text:style-name="P299"><text:a xlink:type="simple" xlink:href="#__RefHeading___Toc13385_3512989452" text:style-name="Index_20_Link" text:visited-style-name="Index_20_Link">Get involved<text:tab/>249</text:a></text:p>
        </text:index-body>
      </text:table-of-content>
      <text:p text:style-name="P4"/>
      <text:h text:style-name="P233" text:outline-level="2"/>
      <text:h text:style-name="P237" text:outline-level="2"><text:bookmark-start text:name="__RefHeading___Toc2312_1525055821"/>Preface<text:bookmark-end text:name="__RefHeading___Toc2312_1525055821"/></text:h>
      <text:p text:style-name="P188"><text:bookmark-start text:name="__RefHeading___Toc2314_1525055821"/>Bryan Behrenshausen<text:bookmark-end text:name="__RefHeading___Toc2314_1525055821"/></text:p>
      <text:p text:style-name="P158">One of this book's proposed subtitles was "Revolutionizing teaching and learning for a more collaborative future." It certainly was compelling. Who doesn't love a good revolution?</text:p>
      <text:p text:style-name="P85">But like <text:span text:style-name="T131">"</text:span>The Simpsons'<text:span text:style-name="T131">"</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8"><text:span text:style-name="T18">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7">And nothing about it should seem revolutionary.</text:p>
      <text:p text:style-name="P88">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18">effectively</text:span> but also <text:span text:style-name="T18">humanely</text:span> in those contexts; and that's capable of responding adequately when those contexts inevitably shift.</text:p>
      <text:p text:style-name="P24">Education doesn't need revolution. It needs a thoughtful, careful, and deliberate upgrade for the 21st century.</text:p>
      <text:p text:style-name="P88">So that word had to go. And disappear it did—in favor of something that emphasized open education's transformative power.</text:p>
      <text:p text:style-name="P88">One final matter, then, was "the future."</text:p>
      <text:p text:style-name="P24">The reality is that educators aren't advocating greater openness as a way of preparing students for the <text:span text:style-name="T18">future</text:span>. They're doing it to help them participate in the world <text:span text:style-name="T18">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8">So a book promising tools and tactics useful "for the future" isn't urgent enough. The one you're holding is much more timely, more immediate. Forget tomorrow; you'll need these essays today.</text:p>
      <text:p text:style-name="P88">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88">And it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4"><text:soft-page-break/>We hope you'll join us there to continue the conversation about an open approach to education so desperately necessary right now—and then, more importantly, to help us keep building it.</text:p>
      <text:p text:style-name="P104">Dr. Bryan Behrenshausen is a writer and editor in corporate communications at Red Hat. He works with the Open Organization Ambassador community, manages the open organization section of Opensource.com, and edits the <text:span text:style-name="T3">Open Organization</text:span> book series.</text:p>
      <text:h text:style-name="P238" text:outline-level="2"><text:bookmark-start text:name="__RefHeading___Toc4400_3130673892"/>About the cover<text:bookmark-end text:name="__RefHeading___Toc4400_3130673892"/></text:h>
      <text:p text:style-name="P190"><text:bookmark-start text:name="__RefHeading___Toc2314_15250558211"/>Clara May &amp; Ryan Williams<text:bookmark-end text:name="__RefHeading___Toc2314_15250558211"/></text:p>
      <text:p text:style-name="P159">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92">When we accepted the challenge of creating a cover for <text:span text:style-name="T17">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86">Coming up with answers, it turns out, was easy when we worked in the open.</text:p>
      <text:p text:style-name="P86">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86">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86">This project helped us connect on a personal level, to get to know each other's educational backgrounds, and to discover that education is more than the sum of its parts. Our design aims to draw attention to the educators and students—the people—who form the foundation of every education system.</text:p>
      <text:p text:style-name="P105">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05">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239" text:outline-level="2"><text:bookmark-start text:name="__RefHeading___Toc6243_4096846065"/>Foreword<text:bookmark-end text:name="__RefHeading___Toc6243_4096846065"/></text:h>
      <text:p text:style-name="P173"><text:bookmark-start text:name="__RefHeading___Toc394_2120980716"/>Aria F. Chernik<text:bookmark-end text:name="__RefHeading___Toc394_2120980716"/></text:p>
      <text:p text:style-name="P162">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4"><text:span text:style-name="T14">Paulo Freire's </text:span><text:span text:style-name="Emphasis"><text:span text:style-name="T104">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29">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29">But an open <text:span text:style-name="Emphasis">source</text:span> educational model is vastly different from <text:span text:style-name="Emphasis">open education</text:span>.</text:p>
      <text:p text:style-name="P29">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0">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0">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29">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29"><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29">Note that these skills, competencies, and mindsets are content agnostic.</text:p>
      <text:p text:style-name="P29">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29">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29">Teaching is a political act. Open source critical pedagogy can put us on the side of liberation.</text:p>
      <text:p text:style-name="P131">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28" text:outline-level="1"/>
      <text:h text:style-name="P229" text:outline-level="1"><text:bookmark-start text:name="__RefHeading___Toc2114_518888843"/>Visions<text:bookmark-end text:name="__RefHeading___Toc2114_518888843"/></text:h>
      <text:h text:style-name="P240" text:outline-level="2"><text:bookmark-start text:name="__RefHeading___Toc11289_2537557969"/>Economics, openness, and the education system<text:bookmark-end text:name="__RefHeading___Toc11289_2537557969"/></text:h>
      <text:p text:style-name="P165"><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17">current</text:span> education system in the United States. Only with that understanding can we outline future pathways for reform.</text:p>
      <text:p text:style-name="P90">Built deeply into the current education system is the idea of two scarce resources, both of which must be optimized. These are <text:span text:style-name="T17">the instructor</text:span> (the knowledge bearer) and <text:span text:style-name="T17">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2">most </text:span>educational institutions build delivery structures to optimize for this scarcity.</text:p>
      <text:p text:style-name="P90"><text:span text:style-name="T133">A</text:span>s one proceeds <text:span text:style-name="T133">further </text:span>up the academic ladder (from high school, to undergraduate education, to graduate studies), scarcity increases because the number of instructors with knowledge of ad<text:soft-page-break/>vanced topics decreases. This increase in scarcity creates a real need for filtering—thus the invention of other familiar systems, like grades and admissions. One could easily view this system in a negative light, <text:span text:style-name="T134">b</text:span>ut two points are important to <text:span text:style-name="T53">emphasize</text:span>:</text:p>
      <text:list xml:id="list3997811639" text:style-name="L1">
        <text:list-item>
          <text:p text:style-name="P220">Until recently, <text:span text:style-name="T17">this scarcity was reality</text:span>.</text:p>
        </text:list-item>
        <text:list-item>
          <text:p text:style-name="P220">This model has been a <text:span text:style-name="T17">massive success</text:span> in raising the general education level of millions (if not billions) of people.</text:p>
        </text:list-item>
      </text:list>
      <text:p text:style-name="P40">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64" text:outline-level="3">Flexibility</text:h>
      <text:p text:style-name="P55">In the current system, because the student is the widget in a series of grades and tracks, the student <text:span text:style-name="T17">must</text:span> consume information at a <text:span text:style-name="T17">rate</text:span> and in a <text:span text:style-name="T17">timeframe</text:span> driven by the education machine. This lack of flexibility causes enormous issues for students, including:</text:p>
      <text:list xml:id="list2609300132" text:style-name="List_20_2">
        <text:list-item>
          <text:p text:style-name="List"><text:span text:style-name="Inline_20_Subhead">Banked learning.</text:span><text:span text:style-name="T26"> </text:span>Since students are banked into cohorts in the construction of the classroom, students who can move at a faster pace are underutilized and generally bored, <text:span text:style-name="T134">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4">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4">z</text:span>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7">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5">All of this creates a comic<text:span text:style-name="T135">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5">W</text:span>e can only judge the current educational system on how well it solves historically specific problems for which it was designed. However, solving the problems of differentiation and career discovery <text:span text:style-name="T17">earlier</text:span> would have enormous positive consequences for students as well as for society.</text:p>
      <text:h text:style-name="Heading_20_3" text:outline-level="3"><text:soft-page-break/>Grading systems</text:h>
      <text:p text:style-name="P55">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7">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40">This, too, leads to some nonsensical situations. For example, parents pay taxes (or tuition) to schools claiming to teach their children, and if students and teachers do <text:span text:style-name="T17">not</text:span> succeed in reaching the required capabilities, students earn a "bad grade" designed to filter them out of the system. <text:span text:style-name="T17">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5">what's</text:span> the point? Would a simpler, capability-based model be better for all involved?</text:p>
      <text:h text:style-name="Heading_20_3" text:outline-level="3">Openness, technology, and networking enabling the teaching process</text:h>
      <text:p text:style-name="P55">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5"><text:soft-page-break/>However, technology deployed in the spirit of openness sets the basis for the next wave of capabilities. These include a revolution in instruction<text:span text:style-name="T135">al</text:span> intellectual property (IP), standard engagement models for students, and a viable model for early career discovery.</text:p>
      <text:h text:style-name="Heading_20_3" text:outline-level="3">Instruction<text:span text:style-name="T135">al</text:span> IP capture, reuse, and improvement</text:h>
      <text:p text:style-name="P55">Across the world today, teachers build and deliver lessons on a massive scale. But at most points where those lessons get delivered, they are lost because they are not recorded. This means students don't have access to the content other than at the <text:span text:style-name="T17">exact</text:span> time it was uttered. It also means that this IP cannot be reused and, most importantly, cannot be improved over time. The traditional "IP capture and reuse" mechanism is the textbook.</text:p>
      <text:p text:style-name="P55">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0">Educators need marketplaces that both allow for the exchange of instructional IP <text:span text:style-name="T17">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5">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5">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5">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5"><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7">might</text:span> have become stale very quickly because of the rapid rate of industry change.</text:p>
      <text:p text:style-name="P55">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5">Before the current information revolution, solving this problem would have been difficult because of limitations driven by physical connection. However, with the advent of the internet, it's possible to build, maintain, and deliver engaging <text:span text:style-name="T136">and</text:span> structured environments for students (of all ages) to explore careers in a much more meaningful manner. Further<text:span text:style-name="T136">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6">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2">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81" text:outline-level="3">Review and discussion questions</text:h>
      <text:list xml:id="list1638771932" text:style-name="List_20_1">
        <text:list-item>
          <text:p text:style-name="P306">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0">In what ways could open organization </text:span>principles make the traditional model more equitable for all students?</text:p>
        </text:list-item>
        <text:list-item>
          <text:p text:style-name="P306"><text:span text:style-name="T100">Think about the educational organization with which you work most closely. </text:span>In what ways does <text:span text:style-name="T100">that organization </text:span>embrace developments in openness, <text:span text:style-name="T100">digital </text:span>technology, and networking to shift the fundamental paradigm of the industrial model, especially with regard to development and delivery of instructional <text:span text:style-name="T100">materials</text:span> and early career discovery?</text:p>
        </text:list-item>
        <text:list-item>
          <text:p text:style-name="P306"><text:span text:style-name="T100">Rahul</text:span> articulates <text:span text:style-name="T100">a </text:span>problem many students face in high school and college (and probably elsewhere) when operating within a <text:span text:style-name="T100">"</text:span>teacher-as-craftman<text:span text:style-name="T100">"</text:span> system. What specific changes would you recommend <text:span text:style-name="T100"><text:s/>organizations make to continue leveraging teachers' unique skills and talents </text:span>but also <text:span text:style-name="T100">tap</text:span> the principles of openness to eliminate variability and improve consistency?</text:p>
        </text:list-item>
      </text:list>
      <text:h text:style-name="P241" text:outline-level="2"><text:bookmark-start text:name="__RefHeading___Toc3252_2385792462"/>Truly open education will require sweeping changes<text:bookmark-end text:name="__RefHeading___Toc3252_2385792462"/></text:h>
      <text:p text:style-name="P169"><text:bookmark-start text:name="__RefHeading___Toc11291_25375579691"/>Adam Haigler<text:bookmark-end text:name="__RefHeading___Toc11291_25375579691"/></text:p>
      <text:p text:style-name="P152">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1">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1">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37">There we build </text:span>on work from both David Price and David Preston by developing a philoso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38">to </text:span>excellent outcomes. The same could be true for our schools. For example:</text:p>
      <text:list xml:id="list84353433728212" text:continue-list="list2609300132"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51">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100">See David Preston's contributions to this volume.</text:p></text:note-body></text:note></text:p>
      <text:list xml:id="list2161725185"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1"><text:soft-page-break/>By instilling an expectation of constant collaboration, educational leaders can challenge the isolation epidemic that plagues teachers, students, and schools. Apparently, teachers are rarely collaborating or visiting <text:span text:style-name="T139">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1">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1">The two preceding principles will enable a third: a culture of innovation that will lead every member of the school community to become an active agent in its continual improvement. An innovat<text:soft-page-break/>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1"><text:span text:style-name="T139">S</text:span>ince <text:span text:style-name="T139">we published </text:span><text:span text:style-name="T18">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39">(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39">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1">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39">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text:soft-page-break/>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1">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1">The structural renovation of education towards <text:span text:style-name="T139">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1">Open Way Learning could be the game changer that makes that happen.</text:p>
      <text:p text:style-name="P126"><text:soft-page-break/>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82" text:outline-level="3">Review and discussion questions</text:h>
      <text:list xml:id="list84352590678515" text:continue-list="list1638771932" text:style-name="List_20_1">
        <text:list-item>
          <text:p text:style-name="P307"><text:span text:style-name="T100">Think about the educational organization with which you work most closely. </text:span>What is <text:span text:style-name="T100">it </text:span>doing to adapt to the changes the author mentions? <text:span text:style-name="T100">I</text:span>s it ensuring that it is <text:span text:style-name="T100">helping students develop </text:span>the skills and dispositions <text:span text:style-name="T100">they need in order </text:span>to thrive in a rapidly changing world?</text:p>
        </text:list-item>
        <text:list-item>
          <text:p text:style-name="P307"><text:span text:style-name="T100">Adam</text:span> mentions three pillars of the Open Way Learning model. Describe the specific ways <text:span text:style-name="T100">your educational organization </text:span>is growing a culture of relentless collaboration, the free and open exchange of ideas <text:span text:style-name="T100">and</text:span> resources, and a systematic approach to innovation.</text:p>
        </text:list-item>
        <text:list-item>
          <text:p text:style-name="P307"><text:span text:style-name="T100">"</text:span>Going open<text:span text:style-name="T100">"</text:span> can <text:span text:style-name="T100">feel</text:span> risky as you <text:span text:style-name="T100">make your work available</text:span> for others to review, critique, and adapt to their own contexts. What steps have you or your organization taken to ensure people are comfortable with the vulnerability this open approach requires?</text:p>
        </text:list-item>
      </text:list>
      <text:h text:style-name="P242" text:outline-level="2"><text:bookmark-start text:name="__RefHeading___Toc4983_980413866"/>The <text:span text:style-name="T55">f</text:span>uture of <text:span text:style-name="T55">e</text:span>thical <text:span text:style-name="T55">t</text:span>ech <text:span text:style-name="T55">e</text:span>ducation <text:span text:style-name="T55">m</text:span>ust <text:span text:style-name="T55">b</text:span>e <text:span text:style-name="T55">o</text:span>pen<text:bookmark-end text:name="__RefHeading___Toc4983_980413866"/></text:h>
      <text:p text:style-name="P180"><text:bookmark-start text:name="__RefHeading___Toc11291_25375579692"/>Justin Sherman<text:bookmark-end text:name="__RefHeading___Toc11291_25375579692"/></text:p>
      <text:p text:style-name="P151">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0">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0">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0"><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8">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0">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0">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0">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40">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0">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0">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0">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0"><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0">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0">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2">Justin Sherman is the <text:span text:style-name="T56">c</text:span>o-<text:span text:style-name="T56">f</text:span>ounder and <text:span text:style-name="T56">p</text:span>resident of Ethical Tech, a nonpartisan initiative at Duke University focusing on research, education, and policy development on ethics and technology across all industries and socioeconomic groups.</text:p>
      <text:h text:style-name="P283" text:outline-level="3">Review and discussion questions</text:h>
      <text:list xml:id="list84353869765813" text:continue-numbering="true" text:style-name="List_20_1">
        <text:list-item>
          <text:p text:style-name="P308">Justin does not <text:span text:style-name="T129">specifically address </text:span>computer science or other technology educators, but rather argues that all <text:span text:style-name="T129">"</text:span>open-minded teachers<text:span text:style-name="T129">"</text:span> have a responsibility to educate students about <text:span text:style-name="T129">"</text:span>the power and pervasiveness of algorithmic activity.<text:span text:style-name="T129">"</text:span> Why do you think Justin does not limit his call to technology subject matter experts? <text:span text:style-name="T129">How relevant are </text:span>issues of algorithmic justice <text:span text:style-name="T129">to</text:span> the subject<text:span text:style-name="T129">s </text:span>you teach?</text:p>
        </text:list-item>
        <text:list-item>
          <text:p text:style-name="P308">One of the most serious problems facing technology education and design, according to Justin, is lack of inclusivity. How might increasing inclusivity improve artificial intelligence and algorithm<text:span text:style-name="T129">ic design</text:span>? How can a focus on inclusivity <text:span text:style-name="T129">help alter </text:span>what Justin calls <text:span text:style-name="T129">"</text:span>mainstream narratives about technology<text:span text:style-name="T129">"</text:span>?</text:p>
        </text:list-item>
        <text:list-item>
          <text:p text:style-name="P308">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53" text:outline-level="2"><text:bookmark-start text:name="__RefHeading___Toc4985_980413866"/>A practical path to open education<text:bookmark-end text:name="__RefHeading___Toc4985_980413866"/></text:h>
      <text:p text:style-name="P168"><text:bookmark-start text:name="__RefHeading___Toc11291_25375579693"/>Dan McGuire<text:bookmark-end text:name="__RefHeading___Toc11291_25375579693"/></text:p>
      <text:p text:style-name="P154">"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0">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7">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5"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84353571831920" text:continue-list="list84353433728212"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7">lack of equipment</text:span> but rather a <text:span text:style-name="T17">lack of teacher training</text:span> in how to use the computers and software. Many teachers were unfamiliar with using computers for instruction; many <text:span text:style-name="T17">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2">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4"><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7">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7">own</text:span> their own curricula and provide their teachers with the skills to revise and edit those curricula to meet their students' specific needs. Doing so has significant potential to lead organically to a more systemic open approach in <text:span text:style-name="T17">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cation are somewhat different than in K‒12: students currently pay for the textbooks and <text:span text:style-name="T17">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5">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7">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7">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7">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7">work</text:span> of education. This approach provides resources for creating places where collaboration and transparency are common, and an adaptable, ever-evolving curriculum maintains focus on <text:span text:style-name="T17">what</text:span> and <text:span text:style-name="T17">how</text:span> students are actually learning.</text:p>
      <text:p text:style-name="P112"><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2">e</text:span>xecutive <text:span text:style-name="T62">d</text:span>irector of the Stone Arch Bridge Initiative for Education Resources, a non-profit that enables philanthropy and foundation funding to go directly to supporting teachers and students <text:span text:style-name="T62">so they can use </text:span>free, openly licensed content on open source learning management systems.</text:p>
      <text:h text:style-name="P283" text:outline-level="3">Review and discussion questions</text:h>
      <text:list xml:id="list84354033608917" text:continue-list="list84353869765813" text:style-name="List_20_1">
        <text:list-item>
          <text:p text:style-name="P308">Consider <text:span text:style-name="T102">how Dan</text:span>'s understanding of <text:span text:style-name="T102">"</text:span>openness<text:span text:style-name="T102">"</text:span> evolved <text:span text:style-name="T102">throughout his career and reflect on your own</text:span> open source journey. What major milestones along the way <text:span text:style-name="T103">have</text:span> influenced your practice<text:span text:style-name="T102">s today</text:span>?</text:p>
        </text:list-item>
        <text:list-item>
          <text:p text:style-name="P308"><text:span text:style-name="T102">Dan</text:span> points to a relative lack of understanding of open principles, concepts, and terminology in <text:span text:style-name="T102">the </text:span>schools <text:span text:style-name="T102">with which </text:span>he works. What <text:span text:style-name="T102">has</text:span> your own experience <text:span text:style-name="T102">been in this regard</text:span>? If <text:span text:style-name="T102">it's been </text:span>similar to <text:span text:style-name="T102">Dan's</text:span>, what specific things <text:span text:style-name="T102">might you do to </text:span>raise awareness?</text:p>
        </text:list-item>
        <text:list-item>
          <text:p text:style-name="P309"><text:span text:style-name="T102">Without </text:span>question, open education resources and open platforms can improve students<text:span text:style-name="T102">'</text:span> and teachers<text:span text:style-name="T102">'</text:span> access to high quality instructional materials and resources, thus closing <text:span text:style-name="T102">a</text:span> chronic equity gap. How <text:span text:style-name="T102">is your educational organization </text:span>taking advantage of such resources? <text:span text:style-name="T102">W</text:span>hat can you do to encourage them to do more?</text:p>
        </text:list-item>
      </text:list>
      <text:h text:style-name="P236" text:outline-level="2"><text:bookmark-start text:name="__RefHeading___Toc11689_2797622010"/>Can schools be agile?<text:bookmark-end text:name="__RefHeading___Toc11689_2797622010"/></text:h>
      <text:p text:style-name="P187"><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84352765138838" text:continue-list="list2161725185"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7">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28">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84" text:outline-level="3">Review and discussion questions</text:h>
      <text:list xml:id="list84352367703549" text:continue-list="list84354033608917" text:style-name="List_20_1">
        <text:list-item>
          <text:p text:style-name="P310"><text:span text:style-name="T102">"</text:span>Why aren't more educational organizations working to create cultures of continuous improvement?<text:span text:style-name="T102">" Ben asks in this chapter.</text:span> He offer<text:span text:style-name="T102">s</text:span> two possible reasons, but <text:span text:style-name="T102">for </text:span>what <text:span text:style-name="Emphasis"><text:span text:style-name="T102">other</text:span></text:span><text:span text:style-name="T102"> </text:span>reasons would you suggest <text:span text:style-name="T102">this is the case</text:span>? How might <text:span text:style-name="T102">you eliminate those </text:span>reasons (or at least <text:span text:style-name="T102">reduce their impact</text:span>) by leveraging <text:span text:style-name="T102">open </text:span>principles?</text:p>
        </text:list-item>
        <text:list-item>
          <text:p text:style-name="P310"><text:span text:style-name="T102">In what </text:span>specific ways <text:span text:style-name="T102">can </text:span>you encourage <text:span text:style-name="T102">your educational organization </text:span>to look beyond the education <text:span text:style-name="T102">field</text:span> for <text:span text:style-name="T102">methods</text:span> <text:span text:style-name="T102">of </text:span>foster<text:span text:style-name="T102">ing</text:span> a culture of continuous improvement?</text:p>
        </text:list-item>
        <text:list-item>
          <text:p text:style-name="P310"><text:span text:style-name="T102">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3" text:outline-level="2"><text:bookmark-start text:name="__RefHeading___Toc6467_1673353014"/>M-learning and beyond<text:bookmark-end text:name="__RefHeading___Toc6467_1673353014"/></text:h>
      <text:p text:style-name="P183"><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5">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2">Higher education is often an entrepreneurial space, seizing on new opportunities to deliver the best value. Too often, however, institutions <text:span text:style-name="T150">devote</text:span> a year or more <text:span text:style-name="T150">to </text:span>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2">What's more, technological solutions often re-entrench traditional educational models that aren't as effective today as they once were. The "closed" classroom featuring the model of teacher as a "sage on a stage" can no longer be the norm.</text:p>
      <text:p text:style-name="P62">Education needs to evolve and embrace new technologies and new modes of learning if we are to meet our students' needs.</text:p>
      <text:h text:style-name="Heading_20_3" text:outline-level="3">Shifts in teaching and learning</text:h>
      <text:p text:style-name="P68"><text:span text:style-name="T68">T</text:span>he next fundamental technological shift <text:span text:style-name="T68">at universities will impact how </text:span>students interface with teaching and learning. To un<text:soft-page-break/>derstand the new learning landscape, let me first provide the context of previous methods.</text:p>
      <text:p text:style-name="P68">Learning has always been about students sitting in a classroom, pen and paper in hand, taking notes during a professor's lecture. We've experienced variations on this mode over time <text:span text:style-name="T68">(</text:span>such as small group breakout discussions and inverted classrooms<text:span text:style-name="T68">)</text:span> but most classes involve some version of this teaching model.</text:p>
      <text:p text:style-name="P66">In the 1980s, IBM introduced the IBM PC, which put individual computing power into the hands of everyone, including students. Overnight, institutions needed to integrate the new technology into their pedagogies.</text:p>
      <text:p text:style-name="P66">The PC changed the teaching and learning landscape. Certainly students needed to learn the new software. <text:span text:style-name="T69">Students previously wrote papers by hand—a methodology that directly mirrored work in the professional world. But with the introduction of the PC, modern students now needed to learn new skills.</text:span></text:p>
      <text:p text:style-name="P67">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8">The though<text:span text:style-name="T65">t</text:span> process behind writing remains the same, only the tools change. <text:span text:style-name="T66">In this case, the PC introduced an additional component to teaching and learning: Students learned the same writing </text:span><text:span text:style-name="T20">process</text:span><text:span text:style-name="T66">, but now learned new skills in the </text:span><text:span text:style-name="T21">mechanics</text:span><text:span text:style-name="T67"> of writing via word processing software.</text:span></text:p>
      <text:h text:style-name="Heading_20_3" text:outline-level="3">M-learning means mobile learning</text:h>
      <text:p text:style-name="Text_20_body">Technology is changing, and <text:span text:style-name="T70">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1">ies</text:span>.</text:p>
      <text:p text:style-name="Text_20_body"><text:soft-page-break/>In response to <text:span text:style-name="T72">today's </text:span>ubiquitous computing trends across higher education, many institutions have already adopted electronic learning system, or "e-learning." If <text:span text:style-name="T151">you've </text:span>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ext:span text:style-name="T151">in</text:span>to the classroom<text:span text:style-name="T151">s</text:span> of the future.</text:p>
      <text:p text:style-name="Text_20_body">But these universities cannot rest on the accomplishments of e-learning. How students interface with e-learning continues to evolve, and is already changing.</text:p>
      <text:p text:style-name="P69">By my count, only two years ago students preferred laptops for their personal computing devices. Since then, <text:span text:style-name="T71">smaller </text:span>mobile devices have overtaken the classroom. Students still use laptops for <text:span text:style-name="T17">creating</text:span> content, such as writing papers, but they increasingly use mobile devices such as phones to <text:span text:style-name="T17">consume</text:span> content. This trend is increasing. According to research by Nielsen conducted a few years ago, 98% <text:span text:style-name="T75">of surveyed Millennials aged </text:span>18 <text:span text:style-name="T75">to </text:span>24 <text:span text:style-name="T75">said they owned a smartphone.</text:span><text:span text:style-name="T75"><text:note text:id="ftn46" text:note-class="footnote"><text:note-citation>46</text:note-citation><text:note-body><text:p text:style-name="Footnote">https://www.nielsen.com/us/en/insights/article/2016/millennials-are-top-smartphone-users/</text:p></text:note-body></text:note></text:span></text:p>
      <text:p text:style-name="Text_20_body"><text:span text:style-name="T152">During</text:span> a listening session with my campus, <text:span text:style-name="T71">I heard one major concern from our students: H</text:span>ow <text:span text:style-name="T71">could </text:span>they could access e-learning systems from their phones? With loud voice<text:span text:style-name="T71">s</text:span>, students <text:span text:style-name="T71">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ext:span text:style-name="T152">both</text:span> the <text:span text:style-name="Emphasis">model</text:span> of e-learning and <text:span text:style-name="T152">the </text:span><text:span text:style-name="Emphasis"><text:span text:style-name="T152">method</text:span></text:span><text:span text:style-name="T152"> of accessing </text:span>e-learning systems. M-learning is about <text:span text:style-name="T73">responding to </text:span><text:span text:style-name="T18">the mobility of the student</text:span>, and recognizing that <text:span text:style-name="T18">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3">change will continue</text:span>. Students <text:span text:style-name="T73">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7">in partnership</text:span> with the students we serve. To meet <text:span text:style-name="T73">the challenges this </text:span>future <text:span text:style-name="T73">technology </text:span>landscape <text:span text:style-name="T73">presents us</text:span>, we cannot expect an <text:span text:style-name="T74">i</text:span>vory <text:span text:style-name="T74">t</text:span>ower to dictate how students will adopt technology. That era is long past. Instead, institutions need to work together with students—and examine how to adapt technology to serve <text:span text:style-name="T152">those </text:span>students.</text:p>
      <text:p text:style-name="P117">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5" text:outline-level="3">Review and discussion questions</text:h>
      <text:list xml:id="list84353942963946" text:continue-numbering="true" text:style-name="List_20_1">
        <text:list-item>
          <text:p text:style-name="P318">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18">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18">Jim explains how addressing a seemingly simple student need to make learning resource "more mobile" required changes to multiple domains and initiatives—from <text:span text:style-name="T118">campus </text:span>infrastructure to software design to pedagogy <text:span text:style-name="T118">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54" text:outline-level="2"><text:bookmark-start text:name="__RefHeading___Toc3660_3018102180"/>The most valuable cybersecurity education is an open one<text:bookmark-end text:name="__RefHeading___Toc3660_3018102180"/></text:h>
      <text:p text:style-name="P171"><text:bookmark-start text:name="__RefHeading___Toc11291_2537557969331"/>Brandon Dixon &amp; Randall Joyce<text:bookmark-end text:name="__RefHeading___Toc11291_2537557969331"/></text:p>
      <text:p text:style-name="P156">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7" text:note-class="footnote"><text:note-citation>47</text:note-citation><text:note-body><text:p text:style-name="Footnote">http://www.hiscox.com/cyber-readiness-report.pdf</text:p></text:note-body></text:note></text:p>
      <text:p text:style-name="P43">Developing a robust cybersecurity workforce is therefore essential for mitigating the effects of cybercrime on the global economy. The United States Bureau of Labor Statistics has predicted a shortage of 1.8 million cybersecurity professionals by the year 2022.<text:note text:id="ftn48" text:note-class="footnote"><text:note-citation>48</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3">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3">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9" text:note-class="footnote"><text:note-citation>49</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3">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3">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3">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3">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3">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3">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3">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18">Brandon Dixon is an instructor at Murray State University <text:span text:style-name="T77">in the</text:span>faculty group for Telecommunication Systems Management. <text:span text:style-name="T77">He holds</text:span> a Bachelor's of Science in Computer Science and Mathematics, as well as a Master's Degree in Telecommunication Systems Management.</text:p>
      <text:p text:style-name="P118">Randall Joyce is an instructor at Murray State University <text:span text:style-name="T77">in the </text:span>Telecommunication Systems Management <text:span text:style-name="T77">program</text:span>, where <text:span text:style-name="T76">he</text:span> lectures students in the areas of cybersecurity, virtualization, and wireless. <text:span text:style-name="T76">He</text:span> has an M.S in Health Informatics from Northern Kentucky, <text:span text:style-name="T77">an</text:span> M.S. in Telecommunications Systems Management from Murray State University, and B.S. in Telecommunications Systems Management from Murray State University.</text:p>
      <text:h text:style-name="P286" text:outline-level="3">Review and discussion questions</text:h>
      <text:list xml:id="list84353635771401" text:continue-numbering="true" text:style-name="List_20_1">
        <text:list-item>
          <text:p text:style-name="P319">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19">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19">Brandon and Randall note that their open approach allows them to "train these students how to train themselves." What does this mean? Would an open approach help your educational organization do the same?</text:p>
        </text:list-item>
      </text:list>
      <text:h text:style-name="P244" text:outline-level="2"><text:bookmark-start text:name="__RefHeading___Toc3662_3018102180"/>Rethinking assessment in an open, peeragogical learning environment<text:bookmark-end text:name="__RefHeading___Toc3662_3018102180"/></text:h>
      <text:p text:style-name="P185"><text:bookmark-start text:name="__RefHeading___Toc11291_2537557969332"/>David Preston<text:bookmark-end text:name="__RefHeading___Toc11291_2537557969332"/></text:p>
      <text:p text:style-name="P156">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4">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4">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4">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4">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0" text:note-class="footnote"><text:note-citation>50</text:note-citation><text:note-body><text:p text:style-name="Footnote">https://en.wikipedia.org/wiki/Moneyball</text:p></text:note-body></text:note> <text:soft-page-break/>basketball,<text:note text:id="ftn51" text:note-class="footnote"><text:note-citation>51</text:note-citation><text:note-body><text:p text:style-name="Footnote">http://www.nytimes.com/2009/02/15/magazine/15Battier-t.html</text:p></text:note-body></text:note> and investment banking.<text:note text:id="ftn52" text:note-class="footnote"><text:note-citation>52</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3">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3">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text:soft-page-break/>A pull-based education</text:h>
      <text:p text:style-name="P43">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3">To some, this may seem a bit chaotic: How can you assess a community of learners this way? This question has two answers.</text:p>
      <text:p text:style-name="P43">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3">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3">And when they do this with modern digital communication technologies, they generate tens of thousands of multi/transmedia artifacts along the way.</text:p>
      <text:p text:style-name="P43">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text:soft-page-break/>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3">As each member of an open learning network progresses from passive student to active learner, she works with the teacher to set goals. Open Source Learning can then provide a variety of benchmarks that are personally meaningful to the learner.</text:p>
      <text:p text:style-name="P43">Perhaps most importantly, students themselves see everyone's work and come to understand how others see theirs. They begin to take pride in the quality of their efforts, and they decide where to invest their time and energy.</text:p>
      <text:p text:style-name="P43">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3">How do we know when we're really good at something? Standardized testing feedback doesn't help learners improve. Most of us don't have a natural talent for offering or accepting criticism. <text:soft-page-break/>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3">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3">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3">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3">This isn't easy. A member in this network must forget what she knows about school in order to test the boundaries of learning that shape her relationship to content, peers, and expert sources of <text:soft-page-break/>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3">Imagine if Oedipus had access to the Internet.</text:p>
      <text:p text:style-name="P116">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86" text:outline-level="3">Review and discussion questions</text:h>
      <text:list xml:id="list84353498529481" text:continue-numbering="true" text:style-name="List_20_1">
        <text:list-item>
          <text:p text:style-name="P320">How <text:span text:style-name="T101">is your educational organization bridging </text:span>the gap between the traditional, teacher-centred instruction and assessment model to one that is more collaborative, open, and peer-based?</text:p>
        </text:list-item>
        <text:list-item>
          <text:p text:style-name="P320">What steps can you take to encourage <text:span text:style-name="T101">your educational organization </text:span>to move from an archaic model suited for the industrial age to a "pull based" model, where students have, as <text:span text:style-name="T101">David </text:span>describes, "high standards without standardization" and <text:span text:style-name="T101">are thus </text:span>better able to develop the skills needed in today's innovation economy?</text:p>
        </text:list-item>
        <text:list-item>
          <text:p text:style-name="P320"><text:span text:style-name="T101">David</text:span> offers a compelling case for <text:span text:style-name="T101">several ways</text:span> Open Source Learning can produce a paradigm shift for teachers and students. How can you and your colleagues leverage the principles of openness to build the trust and transparency <text:span text:style-name="T101">necessary for</text:span> <text:span text:style-name="T101">effecting</text:span> <text:span text:style-name="T101">these kinds of changes</text:span> in more classrooms and schools?</text:p>
        </text:list-item>
      </text:list>
      <text:h text:style-name="P245" text:outline-level="2"><text:bookmark-start text:name="__RefHeading___Toc3401_169002272"/><text:span text:style-name="T52">Three </text:span>ways university classrooms can be more open<text:bookmark-end text:name="__RefHeading___Toc3401_169002272"/></text:h>
      <text:p text:style-name="P179"><text:bookmark-start text:name="__RefHeading___Toc11291_253755796911"/>Susie Choi<text:bookmark-end text:name="__RefHeading___Toc11291_253755796911"/></text:p>
      <text:p text:style-name="P146">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5">In this <text:span text:style-name="T54">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3" text:note-class="footnote"><text:note-citation>53</text:note-citation><text:note-body><text:p text:style-name="P97">See Appendix.</text:p></text:note-body></text:note></text:p>
      <text:h text:style-name="Heading_20_3" text:outline-level="3">Problem 1: Assuming that professors always know best</text:h>
      <text:p text:style-name="P10">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4" text:note-class="footnote"><text:note-citation>54</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2">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0">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5" text:note-class="footnote"><text:note-citation>55</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5">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5">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5">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5"><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5">In the spirit of organizational openness, this policy would imbue greater trust and transparency in professor-student interactions, and facilitate the proactive diagnosis of student problems with course structure and material.</text:p>
      <text:p text:style-name="P35">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07">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87" text:outline-level="3">Review and discussion questions</text:h>
      <text:list xml:id="list84352259050480" text:continue-numbering="true" text:style-name="List_20_1">
        <text:list-item>
          <text:p text:style-name="P311">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11">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11">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5" text:outline-level="2"><text:bookmark-start text:name="__RefHeading___Toc3403_169002272"/>Open education is more than open content<text:bookmark-end text:name="__RefHeading___Toc3403_169002272"/></text:h>
      <text:p text:style-name="P176"><text:bookmark-start text:name="__RefHeading___Toc11291_253755796912"/>Jim Whitehurst<text:bookmark-end text:name="__RefHeading___Toc11291_253755796912"/></text:p>
      <text:p text:style-name="P146">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5">I love that quote, and in May <text:span text:style-name="T47">2016 </text:span>I shared it with a room full of educators, administrators, and open source advocates at New York University during the Open Summit, an open conversation about education.<text:note text:id="ftn56" text:note-class="footnote"><text:note-citation>56</text:note-citation><text:note-body><text:p text:style-name="Footnote">https://opensource.org/node/832</text:p></text:note-body></text:note> I believe it reveals something critical about the future of education and the positive role openness can play in the future, if we embrace it.</text:p>
      <text:p text:style-name="P35">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5">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5"><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5">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84353678426298" text:continue-list="list84353571831920"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5">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07">Jim Whitehurst is <text:span text:style-name="T47">p</text:span>resident and <text:span text:style-name="T47">c</text:span>hief <text:span text:style-name="T47">e</text:span>xecutive <text:span text:style-name="T47">o</text:span>fficer of Red Hat, the world's leading provider of open source enterprise IT products and services.</text:p>
      <text:h text:style-name="P287" text:outline-level="3">Review and discussion questions</text:h>
      <text:list xml:id="list84353295441843" text:continue-list="list84352259050480" text:style-name="List_20_1">
        <text:list-item>
          <text:p text:style-name="Activity_20_Body">Jim explains that the purpose of education during the Industrial <text:span text:style-name="T130">Age</text:span> was to prepare students "to perform rote tasks repeatedly in closed organizations with little contextual perspective," and that this purpose is outmoded in today's world. In what ways is the <text:span text:style-name="T130">i</text:span>ndustrial model of education outmoded? What <text:span text:style-name="T130">is the purpose of education today? </text:span>Do you think your organization is successfully meeting this purpose?</text:p>
        </text:list-item>
        <text:list-item>
          <text:p text:style-name="P311">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11">Jim observes that "most traditional educational organizations aren't inclined toward sharing." What examples <text:span text:style-name="T130">does he give </text:span>to support this statement? <text:span text:style-name="T130">Does your educational organization value </text:span>collaborative academic work <text:span text:style-name="T130">between</text:span> educators? <text:span text:style-name="T130">Between </text:span>students?</text:p>
        </text:list-item>
      </text:list>
      <text:h text:style-name="P230" text:outline-level="1"><text:bookmark-start text:name="__RefHeading___Toc11329_2537557969"/>Case Studies<text:bookmark-end text:name="__RefHeading___Toc11329_2537557969"/></text:h>
      <text:h text:style-name="P236"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7" text:note-class="footnote"><text:note-citation>57</text:note-citation><text:note-body><text:p text:style-name="Footnote">https://rcos.io</text:p></text:note-body></text:note> RCOS was founded in 2007 by a gift from Rensselaer Polytechnic Institute alumnus Sean O'Sullivan, who stated at the time of the gift:<text:note text:id="ftn58" text:note-class="footnote"><text:note-citation>58</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9" text:note-class="footnote"><text:note-citation>59</text:note-citation><text:note-body><text:p text:style-name="Footnote">http://www.cs.rpi.edu/~moorthy/rcos/donors.html</text:p></text:note-body></text:note></text:p>
      <text:p text:style-name="P46">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6">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0" text:note-class="footnote"><text:note-citation>60</text:note-citation><text:note-body><text:p text:style-name="Footnote">This course is hosted on GitHub at https://github.com/rcos/CSCI-49XX-OpenSource and can be freely accessed and used.</text:p></text:note-body></text:note></text:p>
      <text:p text:style-name="P46">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9">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2">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2">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84353580222100" text:continue-list="list84353678426298"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8"><text:note text:id="ftn61" text:note-class="footnote"><text:note-citation>61</text:note-citation><text:note-body><text:p text:style-name="Footnote">https://github.com/rcos/rcos-handbook</text:p></text:note-body></text:note></text:span></text:p>
        </text:list-item>
      </text:list>
      <text:h text:style-name="Heading_20_3" text:outline-level="3"><text:soft-page-break/>Anatomy of a <text:span text:style-name="T99">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35" text:outline-level="4">Phase 1: Getting started</text:h>
      <text:p text:style-name="P47">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7">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7">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sends elevator pitch slides and completed rosters to coordinators, who use this information to assign small group rooms.</text:p>
      <text:p text:style-name="P47">For the fourth meeting, projects meet in their designated small group rooms to compose formal project proposals, which in<text:soft-page-break/>clude a series of milestones, and to fill out their individual URP forms.</text:p>
      <text:h text:style-name="P335" text:outline-level="4">Phase 2: Project development</text:h>
      <text:p text:style-name="P47">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7">Throughout this phase, students attend small and large groups on a published schedule.</text:p>
      <text:h text:style-name="P335" text:outline-level="4">Phase 3: Wrapping it up</text:h>
      <text:p text:style-name="P47">Near the end of the semester, we transition to the final phase: reports and wrap-up.</text:p>
      <text:p text:style-name="P47">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7">Our final RCOS event is a class pizza party held during the final (large group) meeting of the semester.</text:p>
      <text:h text:style-name="Heading_20_3" text:outline-level="3">RCOS <text:span text:style-name="T99">a</text:span>uthored <text:span text:style-name="T99">p</text:span>rojects</text:h>
      <text:p text:style-name="Text_20_body">Projects at RCOS span a wide variety of topics and have life spans from one semester to several years (and ongoing). Sample projects include:</text:p>
      <text:list xml:id="list84353591780742" text:continue-numbering="true" text:style-name="List_20_2">
        <text:list-item>
          <text:p text:style-name="List"><text:soft-page-break/>YACS (Yet Another Course Scheduler)<text:note text:id="ftn62" text:note-class="footnote"><text:note-citation>62</text:note-citation><text:note-body><text:p text:style-name="Footnote">http://yacs.cs.rpi.edu</text:p></text:note-body></text:note></text:p>
        </text:list-item>
        <text:list-item>
          <text:p text:style-name="List">Observatory<text:note text:id="ftn63" text:note-class="footnote"><text:note-citation>63</text:note-citation><text:note-body><text:p text:style-name="Footnote">https://github.com/rcos/observatory-server</text:p></text:note-body></text:note></text:p>
        </text:list-item>
        <text:list-item>
          <text:p text:style-name="List">Submitt<text:span text:style-name="T99">y</text:span><text:span text:style-name="T99"><text:note text:id="ftn64" text:note-class="footnote"><text:note-citation>64</text:note-citation><text:note-body><text:p text:style-name="Footnote">https://github.com/submitty/submitty</text:p></text:note-body></text:note></text:span></text:p>
        </text:list-item>
        <text:list-item>
          <text:p text:style-name="List">Automatic Door Control<text:note text:id="ftn65" text:note-class="footnote"><text:note-citation>65</text:note-citation><text:note-body><text:p text:style-name="Footnote">https://github.com/AutomaticDoorControl</text:p></text:note-body></text:note></text:p>
        </text:list-item>
        <text:list-item>
          <text:p text:style-name="List">Shuttle Tracker<text:note text:id="ftn66" text:note-class="footnote"><text:note-citation>66</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7" text:note-class="footnote"><text:note-citation>67</text:note-citation><text:note-body><text:p text:style-name="Footnote">https://opensource.org/</text:p></text:note-body></text:note> the Mozilla Open Source Student Network,<text:note text:id="ftn68" text:note-class="footnote"><text:note-citation>68</text:note-citation><text:note-body><text:p text:style-name="Footnote">https://ossn.club/</text:p></text:note-body></text:note> and Teaching Open Source<text:note text:id="ftn69" text:note-class="footnote"><text:note-citation>69</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88" text:outline-level="3">Review and discussion questions</text:h>
      <text:list xml:id="list84354060539656" text:continue-list="list84353295441843" text:style-name="List_20_1">
        <text:list-item>
          <text:p text:style-name="P321">RCOS <text:span text:style-name="T119">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22">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22">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46" text:outline-level="2"><text:bookmark-start text:name="__RefHeading___Toc4551_3839078803"/>Teaching students to critically evaluate textbooks<text:bookmark-end text:name="__RefHeading___Toc4551_3839078803"/></text:h>
      <text:p text:style-name="P172"><text:bookmark-start text:name="__RefHeading___Toc11291_2537557969312"/>Christopher McHale, Ian McDermott <text:span text:style-name="T83">&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3">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3">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3">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4">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4">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4">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0" text:note-class="footnote"><text:note-citation>70</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4"><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1" text:note-class="footnote"><text:note-citation>71</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4">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4">The seminar was hosted in the CUNY Academic Commons,<text:note text:id="ftn72" text:note-class="footnote"><text:note-citation>72</text:note-citation><text:note-body><text:p text:style-name="Footnote">https://commons.gc.cuny.edu/</text:p></text:note-body></text:note> a combination social network and learning management system providing a variety of free and open source tools to anyone associated with CUNY<text:note text:id="ftn73" text:note-class="footnote"><text:note-citation>73</text:note-citation><text:note-body><text:p text:style-name="Footnote">https://en.wikipedia.org/wiki/CUNY_Academic_Commons</text:p></text:note-body></text:note> (the project is available for other institutions to implement).<text:note text:id="ftn74" text:note-class="footnote"><text:note-citation>74</text:note-citation><text:note-body><text:p text:style-name="Footnote">https://commonsinabox.org/</text:p></text:note-body></text:note> The seminar used a combination private group/public blog built upon WordPress.</text:p>
      <text:p text:style-name="P44">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5" text:note-class="footnote"><text:note-citation>75</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6" text:note-class="footnote"><text:note-citation>76</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7" text:note-class="footnote"><text:note-citation>77</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84352394775600" text:continue-list="list84353591780742" text:style-name="List_20_2">
        <text:list-item>
          <text:p text:style-name="List">a class syllabus<text:note text:id="ftn78" text:note-class="footnote"><text:note-citation>78</text:note-citation><text:note-body><text:p text:style-name="Footnote">https://github.com/stevenov/textbook-evaluation-toolkit/blob/master/syllabus.md</text:p></text:note-body></text:note></text:p>
        </text:list-item>
        <text:list-item>
          <text:p text:style-name="List">final reflection<text:note text:id="ftn79" text:note-class="footnote"><text:note-citation>79</text:note-citation><text:note-body><text:p text:style-name="Footnote">https://github.com/stevenov/textbook-evaluation-toolkit/blob/master/final.reflection.md</text:p></text:note-body></text:note></text:p>
        </text:list-item>
        <text:list-item>
          <text:p text:style-name="List">pre-<text:note text:id="ftn80" text:note-class="footnote"><text:note-citation>80</text:note-citation><text:note-body><text:p text:style-name="Footnote">https://github.com/stevenov/textbook-evaluation-toolkit/blob/master/pre.survey.md</text:p></text:note-body></text:note> and post-evaluation surveys<text:note text:id="ftn81" text:note-class="footnote"><text:note-citation>81</text:note-citation><text:note-body><text:p text:style-name="Footnote">https://github.com/stevenov/textbook-evaluation-toolkit/blob/master/post.survey.md</text:p></text:note-body></text:note></text:p>
        </text:list-item>
        <text:list-item>
          <text:p text:style-name="List">a qualitative survey<text:note text:id="ftn82" text:note-class="footnote"><text:note-citation>82</text:note-citation><text:note-body><text:p text:style-name="Footnote">https://github.com/stevenov/textbook-evaluation-toolkit/blob/master/qualitative.survey.md</text:p></text:note-body></text:note></text:p>
        </text:list-item>
        <text:list-item>
          <text:p text:style-name="List">a quantitative survey<text:note text:id="ftn83" text:note-class="footnote"><text:note-citation>83</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4" text:note-class="footnote"><text:note-citation>84</text:note-citation><text:note-body><text:p text:style-name="Footnote">https://github.com/stevenov/textbook-evaluation-toolkit/blob/master/participant.responsibilities.md</text:p></text:note-body></text:note></text:p>
        </text:list-item>
        <text:list-item>
          <text:p text:style-name="List">some Amazon-esque review prompts<text:note text:id="ftn85" text:note-class="footnote"><text:note-citation>85</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6" text:note-class="footnote"><text:note-citation>86</text:note-citation><text:note-body><text:p text:style-name="Footnote">https://github.com/stevenov/textbook-evaluation-toolkit/blob/master/lessons</text:p></text:note-body></text:note></text:p>
        </text:list-item>
        <text:list-item>
          <text:p text:style-name="List">a handout on the parts of a textbook<text:note text:id="ftn87" text:note-class="footnote"><text:note-citation>87</text:note-citation><text:note-body><text:p text:style-name="Footnote">https://github.com/stevenov/textbook-evaluation-toolkit/blob/master/handouts</text:p></text:note-body></text:note></text:p>
        </text:list-item>
      </text:list>
      <text:h text:style-name="Heading_20_3" text:outline-level="3">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sharing the <text:span text:style-name="T82">URL</text:span> to a folder of documents when a semester has concluded. Just <text:span text:style-name="Emphasis">getting</text:span> to the "upload" and "sharing" stages takes a good deal of time.</text:p>
      <text:h text:style-name="P266" text:outline-level="3">Conclusion</text:h>
      <text:p text:style-name="P44">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4">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21">Christopher J. McHale is Associate Professor and Access Services Librarian at LaGuardia Community College, City University of New York. He served as principal investigator of the grant project described in this case study.</text:p>
      <text:p text:style-name="P121"/>
      <text:p text:style-name="P121"><text:soft-page-break/>Ian McDermott is Associate Professor and Coordinator of Instruction at LaGuardia Community College, where he serves as the Library's OER lead. He is particularly interested in exploring the intersection of OER and critical pedagogy.</text:p>
      <text:p text:style-name="P121">Steven Ovadia is Professor and Deputy Chief Librarian at LaGuardia Community College. His research centers around how people use technology.</text:p>
      <text:h text:style-name="P289" text:outline-level="3">Review and discussion questions</text:h>
      <text:list xml:id="list84352567380975" text:continue-list="list84354060539656" text:style-name="List_20_1">
        <text:list-item>
          <text:p text:style-name="P312">The authors wanted to bring students into the process of evaluating how textbooks are working (and not working) for <text:span text:style-name="T121">them</text:span>. Do you think faculty at your own <text:span text:style-name="T121">educational </text:span>organization would <text:span text:style-name="T121">object to </text:span>the idea of opening textbook selection and evaluation to students? Why or why not? What strategies <text:span text:style-name="T121">could </text:span>could use to help faculty appreciate the need for a more collaborative approach to selecting texts?</text:p>
        </text:list-item>
        <text:list-item>
          <text:p text:style-name="P312">The authors raise the issue of <text:span text:style-name="T121">"</text:span>textbook economics,<text:span text:style-name="T121">"</text:span> noting that even though OER have a favorable price, some students would opt to pay for commercial textbooks because of the features these texts offer. <text:span text:style-name="T121">In your opinion, w</text:span>hat kinds of <text:span text:style-name="T121">textbook </text:span>features are worth paying for? What do these features add to the learning process? <text:span text:style-name="T121">How might you </text:span>replicate or improve upon these features in OER?</text:p>
        </text:list-item>
        <text:list-item>
          <text:p text:style-name="P312">While the idea of <text:span text:style-name="T121">opening </text:span>the processes and products of the authors<text:span text:style-name="T121">'</text:span> seminar project was a powerful one, the authors explain that ultimately continuing the project proved unsustainable. Why? Do these problems related to sustainability resonate with your own efforts to <text:span text:style-name="T121">"</text:span>go open<text:span text:style-name="T121">"</text:span>? What strategies <text:span text:style-name="T121">might help you solve </text:span>these problems?</text:p>
        </text:list-item>
      </text:list>
      <text:h text:style-name="P255" text:outline-level="2"><text:bookmark-start text:name="__RefHeading___Toc1915_2434698073"/>What happened when I let my students fork the syllabus<text:bookmark-end text:name="__RefHeading___Toc1915_2434698073"/></text:h>
      <text:p text:style-name="P178"><text:bookmark-start text:name="__RefHeading___Toc11291_2537557969311"/>Heidi Ellis<text:bookmark-end text:name="__RefHeading___Toc11291_2537557969311"/></text:p>
      <text:p text:style-name="P148">I teach a traditional "get to know college" course for freshmen. It's designed to help new students work on the skills they'll need to be successful in college, such as time management, personal management, and communication.</text:p>
      <text:p text:style-name="P37">It's also become a prime opportunity for me to introduce freshman students to the guiding principles of open culture.</text:p>
      <text:p text:style-name="P37">I've developed a method for treating my class as an open organization. To create a more collaborative and inclusive environment, I let the students co-construct the official course syllabus.</text:p>
      <text:p text:style-name="P37">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84353054756542" text:continue-list="list84352394775600"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7">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7">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84353475117879" text:continue-numbering="true" text:style-name="List_20_2">
        <text:list-item>
          <text:p text:style-name="List">Lecture: 2‒3 people create and deliver a presentation followed by quiz. Quiz results displayed on the board interactively.</text:p>
        </text:list-item>
        <text:list-item>
          <text:p text:style-name="List"><text:soft-page-break/>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7">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student preparation for learning in <text:span text:style-name="T155">them</text:span>.</text:p>
      <text:p text:style-name="Text_20_body">In the future, to better support an open classroom, I would make the following changes:</text:p>
      <text:list xml:id="list84354126714191" text:continue-numbering="true" text:style-name="List_20_2">
        <text:list-item>
          <text:p text:style-name="List"><text:soft-page-break/><text:span text:style-name="T156">Begin</text:span> the class by providing students with information about how open organizations work and examples of open organizations.</text:p>
        </text:list-item>
        <text:list-item>
          <text:p text:style-name="List"><text:span text:style-name="T156">Create</text:span> one or two in-class activities (early in the term) that allow students to experience open principles and <text:span text:style-name="T156">observe </text:span>how they work in an organization.</text:p>
        </text:list-item>
        <text:list-item>
          <text:p text:style-name="List"><text:span text:style-name="T156">Create </text:span>activities to instill a foundation of professionalism (in order to employ open organization principles, students need to have an understanding of the boundaries of professional behavior).</text:p>
        </text:list-item>
        <text:list-item>
          <text:p text:style-name="List"><text:span text:style-name="T156">Progress</text:span>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7">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7">I found that students were more creative when I gave them more space to create. They came up with very interesting ideas in response to fulfilling a broadly defined assignment. This type of creativity is key for supporting learning.</text:p>
      <text:p text:style-name="P37">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09"><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90" text:outline-level="3">Review and discussion questions</text:h>
      <text:list xml:id="list84352804996482" text:continue-list="list84352567380975" text:style-name="List_20_1">
        <text:list-item>
          <text:p text:style-name="P317">Heidi <text:span text:style-name="T127">found</text:span> a direct connection between student engagement and what she calls an <text:span text:style-name="T127">"</text:span>open approach<text:span text:style-name="T127">"</text:span> to learning. What examples <text:span text:style-name="T127">does she offer to </text:span>demonstrate this connection? <text:span text:style-name="T127">To successfully increase engagement in your educational organization, w</text:span>hat strategies have you tried? Do any of these strategies integrate open principles?</text:p>
        </text:list-item>
        <text:list-item>
          <text:p text:style-name="P323">Community is <text:span text:style-name="T127">one</text:span> essential principle of an open organization. Heidi talks about how an emphasis on community not only engaged her students in the learning process, but <text:span text:style-name="T127">also </text:span>taught her valuable lessons as well. What did Heidi learn about the community norms of her students? How did Heidi and her students resolve differences in these norms?</text:p>
        </text:list-item>
        <text:list-item>
          <text:p text:style-name="Activity_20_Body"><text:span text:style-name="T127">When Heidi</text:span> invited her students to collaborate in co-constructi<text:span text:style-name="T127">ng</text:span> important course documents <text:span text:style-name="T127">(</text:span>like the disruption policy and the policy regarding work submitted late<text:span text:style-name="T127">)</text:span> on GitHub, only a very small number of students forked the documents and made changes. Why do you think more students did not engage in this collaborative process? Do you think the complexity of the technology (in this case GitHub) got in <text:span text:style-name="T128">their</text:span> way? What other <text:span text:style-name="T129">(perhaps lower-tech) </text:span>solutions might <text:span text:style-name="T129">you use </text:span>to catalyze robust collaboration <text:span text:style-name="T129">in your own classroom or educational organization</text:span>?</text:p>
        </text:list-item>
      </text:list>
      <text:h text:style-name="P236" text:outline-level="2"><text:bookmark-start text:name="__RefHeading___Toc21626_3512989452"/>An open process for discovering <text:span text:style-name="T45">our</text:span> <text:span text:style-name="T44">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3">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text:span text:style-name="T153">I </text:span>felt <text:span text:style-name="T153">was </text:span>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3">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3">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3">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4">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1">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text:span text:style-name="T153">eventually</text:span> shared draft core values with All Hill at one of our bi-monthly, post-board meeting lunches. The draft was an up<text:soft-page-break/>dated 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84353766183054" text:continue-list="list84354126714191"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3">Learning </text:span>Center in Durham, North Carolina. Hill <text:span text:style-name="T153">Learning </text:span>Center is a private-public, K‒12 model that serves students who are struggling academically—especially those with learning differences and attention challenges—and their teachers.</text:p>
      <text:h text:style-name="P291" text:outline-level="3">Review and discussion questions</text:h>
      <text:list xml:id="list84352144411330" text:continue-list="list84352804996482" text:style-name="List_20_1">
        <text:list-item>
          <text:p text:style-name="P313"><text:span text:style-name="T112">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2">y</text:span>our education<text:span text:style-name="T153">al</text:span> organization lose if its longest-serving members left tomorrow? How might you begin archiving and preserving this knowledge? <text:span text:style-name="T112">How would future members of the organizational community benefit from it?</text:span></text:p>
        </text:list-item>
        <text:list-item>
          <text:p text:style-name="P313">Beth notes that her decision to "open up" the process of crafting Hill Learning Center's core values engaged <text:span text:style-name="T112">faculty who </text:span>had <text:span text:style-name="T112">otherwise </text:span>not <text:span text:style-name="T112">paid </text:span>much attention to the effort. <text:span text:style-name="T112">W</text:span>ould taking a<text:span text:style-name="T112">n</text:span> open approach to one of your organization's initiatives activate passionate participation from stakeholders? And would that participation influence the results of your work?</text:p>
        </text:list-item>
        <text:list-item>
          <text:p text:style-name="P313">"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47" text:outline-level="2"><text:bookmark-start text:name="__RefHeading___Toc5594_2546339137"/>5PH1NX: 5tudent Peer Heuristic for 1Nformation Xchange (a slightly transmedia use case in <text:span text:style-name="T92">O</text:span>pen <text:span text:style-name="T92">S</text:span>ource <text:span text:style-name="T92">L</text:span>earning and <text:span text:style-name="T92">p</text:span>eeragogical assessment)<text:bookmark-end text:name="__RefHeading___Toc5594_2546339137"/></text:h>
      <text:p text:style-name="P186"><text:bookmark-start text:name="__RefHeading___Toc11291_25375579693321"/>David Preston<text:bookmark-end text:name="__RefHeading___Toc11291_25375579693321"/></text:p>
      <text:p text:style-name="P157">On Monday, April 2, 2011, students in three English classes at a California public high school discovered anomalies in the day's entry on their course blog. The date was wrong and the journal topic was this:</text:p>
      <text:p text:style-name="P218"><text:soft-page-break/>In <text:span text:style-name="T17">The Principles of Psychology</text:span> (1890), William James wrote, "The faculty of voluntarily bringing back a wandering attention, over and over again, is the very root of judgment, character and will. No one is <text:span text:style-name="T17">compos sui</text:span> if he have it not. An education which should improve this faculty would be the education par excellence.<text:span text:style-name="T114">"</text:span></text:p>
      <text:p text:style-name="Figure_20_Callout">How have your experiences in this course helped you focus your attention? What do you still need to work on? What elements of the following text (from Haruki Murakami's <text:span text:style-name="T17">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7">f</text:span>ul, it looks windy out there. Don't sl<text:span text:style-name="T17">i</text:span>p."</text:p>
      <text:p text:style-name="Figure_20_Callout">"I'll be careful," Aomame said.</text:p>
      <text:p text:style-name="Figure_20_Callout">"A<text:span text:style-name="T17">n</text:span>d also," the <text:span text:style-name="T17">d</text:span>river said, facing <text:span text:style-name="T17">t</text:span>he mirror, "please remember: t<text:span text:style-name="T17">h</text:span>ings are not what they seem."</text:p>
      <text:p text:style-name="Figure_20_Callout"><text:span text:style-name="T17">Things are not what they seem</text:span>, Aomame repeated mentally. "What do you mean by that?" she asked with knitt<text:span text:style-name="T17">e</text:span>d brows. The driver chose his words carefully: "It's <text:span text:style-name="T17">j</text:span>ust that y<text:span text:style-name="T17">o</text:span>u're about to do something <text:span text:style-name="T17">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7">k</text:span> of things might seem to chang<text:span text:style-name="T17">e</text:span> a little. Things may look <text:span text:style-name="T17">different</text:span> to you than they did before. I've had that experience myself. But don't let appearance<text:span text:style-name="T17">s</text:span> fool you. There's always only one reality."</text:p>
      <text:p text:style-name="Figure_20_Callout">The letters in italics appeared on the blog in blue font, in contrast to the rest of the black text. Together they form a message:</text:p>
      <text:p text:style-name="Figure_20_Callout"><text:span text:style-name="T17">Find the jokers</text:span>.</text:p>
      <text:p text:style-name="P45">The jokers were real—drawn from standard decks of playing cards and hidden (without much intent to conceal) around the classroom and in students' journals. Students found them and <text:soft-page-break/>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84353662221049" text:continue-list="list84353766183054"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5">f</text:span>itness, physical <text:span text:style-name="T95">f</text:span>itness, spiritual <text:span text:style-name="T95">f</text:span>itness, civic <text:span text:style-name="T95">f</text:span>itness, and technological <text:span text:style-name="T95">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67"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text:soft-page-break/>nonfiction articles<text:note text:id="ftn88" text:note-class="footnote"><text:note-citation>88</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7">.</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9" text:note-class="footnote"><text:note-citation>89</text:note-citation><text:note-body><text:p text:style-name="Footnote">http://www.blogger.com/5ph1nx.blogspot.com</text:p></text:note-body></text:note> At this point students realized they were playing a game. A tab on the blog page labeled "The Law" laid out the rules of engagement:<text:note text:id="ftn90" text:note-class="footnote"><text:note-citation>90</text:note-citation><text:note-body><text:p text:style-name="Footnote">http://docs.google.com/%205ph1nx.blogspot.com/p/law.html</text:p></text:note-body></text:note></text:p>
      <text:p text:style-name="Figure_20_Callout"><text:soft-page-break/>This is The Law.</text:p>
      <text:p text:style-name="Figure_20_Callout"><text:span text:style-name="T94">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1" text:note-class="footnote"><text:note-citation>91</text:note-citation><text:note-body><text:p text:style-name="Footnote">http://5ph1nxclu2prbrn.blogspot.com/</text:p></text:note-body></text:note> A couple of weeks before the first clue was published, during a Socratic seminar on Derrida's concept of Free Play,<text:note text:id="ftn92" text:note-class="footnote"><text:note-citation>92</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engage learners over a vacation break in fun, collaborative, social <text:soft-page-break/>media-friendly missions that required engagement in the community, expansion of their personal learning networks, and documentation on their blogs.<text:note text:id="ftn93" text:note-class="footnote"><text:note-citation>93</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4">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4" text:note-class="footnote"><text:note-citation>94</text:note-citation><text:note-body><text:p text:style-name="Footnote">http://www.blogger.com/5ph1nxclu4prnylc.blogspot.com/p/identifying-and-rewarding-greatness.html</text:p></text:note-body></text:note></text:p>
      <text:p text:style-name="Figure_20_Callout"><text:soft-page-break/>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5" text:note-class="footnote"><text:note-citation>95</text:note-citation><text:note-body><text:p text:style-name="Footnote">http://queen-of-hearts.blogspot.com/</text:p></text:note-body></text:note></text:p>
      <text:p text:style-name="P45">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5">With these thoughts in mind students created Project Infinity, a peer-to-peer assessment platform through which students could independently assign value to those thoughts and activities they deemed worthy.<text:note text:id="ftn96" text:note-class="footnote"><text:note-citation>96</text:note-citation><text:note-body><text:p text:style-name="Footnote">http://projectinfinitysite.wordpress.com/</text:p></text:note-body></text:note> Because the 2011‒<text:span text:style-name="T116">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text:soft-page-break/>Project Infinity2 and implications for the future</text:h>
      <text:p text:style-name="P45">Alumni from the Class of 2012 felt such a strong positive connection to their experience in Open Source Learning and peeragogical assessment that they built a version for the Class of 2013. They created Project Infinity2 with enhanced functionality.<text:note text:id="ftn97" text:note-class="footnote"><text:note-citation>97</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5">They were wrong.</text:p>
      <text:p text:style-name="P45">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5">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5">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5">As students realized what was happening with the clues and QR codes, they approached the teacher and last year's alumni with <text:soft-page-break/>a request: <text:span text:style-name="Emphasis">Let us in</text:span>. They don't just want to design learning materials<text:note text:id="ftn98" text:note-class="footnote"><text:note-citation>98</text:note-citation><text:note-body><text:p text:style-name="Footnote">http://docs.google.com/%20drprestonsrhsenglitcomp12.blogspot.com/2012/10/to-be-or-not-to-be-sarah-style.html</text:p></text:note-body></text:note> or creatively demonstrate mastery;<text:note text:id="ftn99" text:note-class="footnote"><text:note-citation>99</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0" text:note-class="footnote"><text:note-citation>100</text:note-citation><text:note-body><text:p text:style-name="Footnote">http://docs.google.com/%20drprestonsrhsenglitcomp12.blogspot.com/2013/01/gooooaaaaallllll.html</text:p></text:note-body></text:note> The rest will come from a community of peers, experts, and members of the public.</text:p>
      <text:p text:style-name="P45">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5">The last day of the semester is usually known as a post-finals waste of time. The class periods are just long enough for teachers to take roll and sign a yearbook or two, and lots of students don't show up. Every Open Source Learning student showed up.</text:p>
      <text:p text:style-name="P45">When I asked them why, they separated the experience of learning from the temporal, spatial, and cultural constraints of school. They get at least one part of how democracy works: those who participate get to make the decisions.</text:p>
      <text:p text:style-name="P45"><text:soft-page-break/>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19">David R. Preston, Ph.D. <text:span text:style-name="T96">(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6">H</text:span>e continues to mentor teachers and teach high school courses on California's Central Coast.</text:p>
      <text:h text:style-name="P292" text:outline-level="3">Review and discussion questions</text:h>
      <text:list xml:id="list84352715319913" text:continue-list="list84352144411330" text:style-name="List_20_1">
        <text:list-item>
          <text:p text:style-name="P324">"Heroes don't respond to syllab<text:span text:style-name="T115">i," David writes.</text:span> <text:span text:style-name="T115">"</text:span>They respond to calls to adventure.<text:span text:style-name="T115">" What's the difference between a syllabus and an adventure? How might you incorporate that distinction into your own work?</text:span></text:p>
        </text:list-item>
        <text:list-item>
          <text:p text:style-name="P325">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25">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7">in order </text:span>to enact it?</text:p>
        </text:list-item>
      </text:list>
      <text:h text:style-name="P248" text:outline-level="2"><text:bookmark-start text:name="__RefHeading___Toc10308_1036237620"/>The open schoolhouse: Culture, praxis, empowerment<text:bookmark-end text:name="__RefHeading___Toc10308_1036237620"/></text:h>
      <text:p text:style-name="P181"><text:bookmark-start text:name="__RefHeading___Toc11291_25375579693111"/>Charlie Reisinger<text:bookmark-end text:name="__RefHeading___Toc11291_25375579693111"/></text:p>
      <text:p text:style-name="P149">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8">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8">But how do schools put open ideas into practice to foster future innovators and leaders? It's not as simple as installing Linux on 4,000 student laptops, holding hands, and singing the alma mater in the high school cafeteria.</text:p>
      <text:p text:style-name="P38">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1" text:note-class="footnote"><text:note-citation>101</text:note-citation><text:note-body><text:p text:style-name="P101">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text:soft-page-break/>dents report for the class like they would for math, science, or art. 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text:soft-page-break/>create a unique and compelling personal project that breaks new ground. Choice of the project is entirely up to each student. In the past, they've explored software defined radio, built virtual reality tours, developed a software system for Roll20, produced a podcast series, and even programmed a TurtleBot robot to self-navigate across the school's hallways.</text:p>
      <text:p text:style-name="P13">One of our goals is to help technology apprentices discover they can build and command technology—not be content with someone else's technical or marketing decisions. Hacking isn't a concept or skill we teach. It is an ethos we embrace. </text:p>
      <text:p text:style-name="P13">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8">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8">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8">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8"><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8">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10">Charlie <text:span text:style-name="T63">Reisinger </text:span>is the Director of Technology for Penn Manor School District in Lancaster County, <text:span text:style-name="T59">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5">him</text:span> on Twitter <text:span text:style-name="T59">at</text:span> @charlie3.</text:p>
      <text:h text:style-name="P293" text:outline-level="3">Review and discussion questions</text:h>
      <text:list xml:id="list84353786823068" text:continue-numbering="true" text:style-name="List_20_1">
        <text:list-item>
          <text:p text:style-name="P326">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7">in order </text:span>to cultivate those connections and build that trust?</text:p>
        </text:list-item>
        <text:list-item>
          <text:p text:style-name="P327">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28">In Charlie's school, <text:span text:style-name="T106">"e</text:span>ach student has root access on their school-issued Linux laptop<text:span text:style-name="T106">"—the ultimate form of control over this tool. In what ways could your educational organization empower stakeholders with greater forms of control? How would this impact levels of trust and collaboration at your organization?</text:span></text:p>
        </text:list-item>
      </text:list>
      <text:h text:style-name="P249" text:outline-level="2"><text:bookmark-start text:name="__RefHeading___Toc3035_1792337416"/>Flip the script: An open community of practice at the student help desk<text:bookmark-end text:name="__RefHeading___Toc3035_1792337416"/></text:h>
      <text:p text:style-name="P170"><text:bookmark-start text:name="__RefHeading___Toc11291_253755796931112"/>Maxwell Bushong<text:bookmark-end text:name="__RefHeading___Toc11291_253755796931112"/></text:p>
      <text:p text:style-name="P153">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1">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1">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1">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text:soft-page-break/>Penn Manor High School.<text:note text:id="ftn102" text:note-class="footnote"><text:note-citation>102</text:note-citation><text:note-body><text:p text:style-name="P101">See Charlie Reisinger's contribution to this volume.</text:p></text:note-body></text:note> It is an honors-level, elective course 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2">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2">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text:soft-page-break/>work-related task for the greater good of the school, by having the opportunity to participate in real IT related projects, I feel like a valued member of the Penn Manor community.</text:p>
      <text:p text:style-name="P17">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text:soft-page-break/>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2">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2">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2"><text:soft-page-break/>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text:soft-page-break/>Life beyond the schoolhouse</text:h>
      <text:p text:style-name="P42">I think we can now return to Penn Manor's "Life After High School" mission. What will I remember from my high school ca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2">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4">Max<text:span text:style-name="T60">well</text:span> Bushong is a high school student and Student Technology Apprentice attending Penn Manor High School in Lancaster County, <text:span text:style-name="T59">PA</text:span>. He plays boys volleyball year-<text:span text:style-name="T60">round</text:span> <text:span text:style-name="T60">on both </text:span>club and school teams, and manages the Penn Manor's girls volleyball team during their season. His goal is to impact the world through technology with ambitions of holding an IT based occupation after high school.</text:p>
      <text:h text:style-name="P294" text:outline-level="3">Review and discussion questions</text:h>
      <text:list xml:id="list84353631974932" text:continue-numbering="true" text:style-name="List_20_1">
        <text:list-item>
          <text:p text:style-name="P329">According to Maxwell, what are the principal benefits of empowering students to play a larger role in shaping their educational experiences? Would doing the same in your organization have the same benefits—or additional ones?</text:p>
        </text:list-item>
        <text:list-item>
          <text:p text:style-name="P330">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29">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56" text:outline-level="2"><text:bookmark-start text:name="__RefHeading___Toc3037_1792337416"/>Open education has a POSSE<text:bookmark-end text:name="__RefHeading___Toc3037_1792337416"/></text:h>
      <text:p text:style-name="P170"><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3" text:note-class="footnote"><text:note-citation>103</text:note-citation><text:note-body><text:p text:style-name="P99">See Appendix.</text:p></text:note-body></text:note></text:span> Organizations in various industries around the world clearly understand the benefits of operating according to open principles, and they're embracing them. It's time our schools did too.</text:p>
      <text:p text:style-name="P42">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68"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4" text:note-class="footnote"><text:note-citation>104</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2">Three stages comprise POSSE's faculty development model.</text:p>
      <text:p text:style-name="P42">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2">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2">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2">As an outcome of the POSSE workshop experience, POSSE alumni introduced FOSS into their classes. And they continue to share their experiences at foss2serve.org.<text:note text:id="ftn105" text:note-class="footnote"><text:note-citation>105</text:note-citation><text:note-body><text:p text:style-name="Footnote">http://foss2serve.org/index.php/Instructor_Experiences</text:p></text:note-body></text:note></text:p>
      <text:p text:style-name="P42">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6" text:note-class="footnote"><text:note-citation>106</text:note-citation><text:note-body><text:p text:style-name="Footnote">http://foss2serve.org/index.php/POSSE</text:p></text:note-body></text:note> which met in Bologna, Italy, on July 1 and 2 of that year.<text:note text:id="ftn107" text:note-class="footnote"><text:note-citation>107</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36" text:outline-level="4">Stage 1</text:h>
      <text:p text:style-name="P57">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7">In Part A, participants received a basic introduction to the FOSS world, explored the anatomy of an open source project, and learned about the most popular communication tools among contributors to these projects (such as IRC and wikis).</text:p>
      <text:p text:style-name="P57">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7">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36" text:outline-level="4">Stage 2</text:h>
      <text:p text:style-name="P57">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7">Never in my life had I experienced a workshop like POSSE. It was a wonderful experience that really helped me sharpen my teaching methods.</text:p>
      <text:h text:style-name="P336" text:outline-level="4">Stage 3</text:h>
      <text:p text:style-name="P57">Now came that hardest part: integrating these new knowledges and skills into my classroom activities.</text:p>
      <text:p text:style-name="P57">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7">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3">Shobha Tyagi <text:span text:style-name="T57">is an assistant professor in the Department of Computer Science and Engineering at Manav Rachna International Institute of Research and Studies in Faridabad, India.</text:span> <text:span text:style-name="T58">She was formerly an intern for Outreachy, and is currently a member of the GNOME Foundation.</text:span></text:p>
      <text:h text:style-name="P294" text:outline-level="3">Review and discussion questions</text:h>
      <text:list xml:id="list84353159950870" text:continue-numbering="true" text:style-name="List_20_1">
        <text:list-item>
          <text:p text:style-name="P314">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14">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14">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50" text:outline-level="2"><text:bookmark-start text:name="__RefHeading___Toc2373_848053758"/>Confronting linguistic bias: The case for an open human language<text:bookmark-end text:name="__RefHeading___Toc2373_848053758"/></text:h>
      <text:p text:style-name="P167"><text:bookmark-start text:name="__RefHeading___Toc11291_253755796931111"/>Race MoChridhe<text:bookmark-end text:name="__RefHeading___Toc11291_253755796931111"/></text:p>
      <text:p text:style-name="P150">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8" text:note-class="footnote"><text:note-citation>108</text:note-citation><text:note-body><text:p text:style-name="Footnote">https://doi.org/10.1080/03080188.2016.1165456</text:p></text:note-body></text:note></text:p>
      <text:p text:style-name="P39">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9"><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9">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9">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9" text:note-class="footnote"><text:note-citation>109</text:note-citation><text:note-body><text:p text:style-name="Footnote">https://www.airspacemag.com/as-next/as-next-may-unbelievablebuttrue-180968355/</text:p></text:note-body></text:note> to works of poetry<text:note text:id="ftn110" text:note-class="footnote"><text:note-citation>110</text:note-citation><text:note-body><text:p text:style-name="Footnote">https://www.theguardian.com/theguardian/1999/sep/29/features11.g22</text:p></text:note-body></text:note> nominated for the Nobel Prize).</text:p>
      <text:p text:style-name="P39">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9">Although there are now approximately two thousand native speakers of Esperanto, there is no special native speaker role in establishing linguistic norms.<text:note text:id="ftn111" text:note-class="footnote"><text:note-citation>111</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2" text:note-class="footnote"><text:note-citation>112</text:note-citation><text:note-body><text:p text:style-name="Footnote">http://citeseerx.ist.psu.edu/viewdoc/download?doi=10.1.1.492.4267&amp;rep=rep1&amp;type=pdf</text:p></text:note-body></text:note></text:p>
      <text:p text:style-name="P39">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3" text:note-class="footnote"><text:note-citation>113</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9">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9"><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9"><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9">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9">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11"><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5" text:outline-level="3">Review and discussion questions</text:h>
      <text:list xml:id="list84353658773790" text:continue-numbering="true" text:style-name="List_20_1">
        <text:list-item>
          <text:p text:style-name="P331">Do you feel linguistic issues inhibit use of your educational organization's materials? If so, how might you begin addressing this issue?</text:p>
        </text:list-item>
        <text:list-item>
          <text:p text:style-name="P331">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31">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36" text:outline-level="2"><text:bookmark-start text:name="__RefHeading___Toc10197_1036237620"/>Crowdsourcing <text:span text:style-name="T49">our</text:span> way to a <text:span text:style-name="T49">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84353502354950" text:continue-list="list84353662221049"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84352583615696" text:continue-list="list84352765138838"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96" text:outline-level="3">Review and discussion questions</text:h>
      <text:list xml:id="list84353300198603" text:continue-list="list84353658773790" text:style-name="List_20_1">
        <text:list-item>
          <text:p text:style-name="P332">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32">Could you "open up" critical decision making processes in your educational organization? What would you do? How would you start?</text:p>
        </text:list-item>
        <text:list-item>
          <text:p text:style-name="P332">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51" text:outline-level="2"><text:bookmark-start text:name="__RefHeading___Toc13369_3512989452"/>How our <text:span text:style-name="T125">organization</text:span> works openly to make education accessible<text:bookmark-end text:name="__RefHeading___Toc13369_3512989452"/></text:h>
      <text:p text:style-name="P177"><text:bookmark-start text:name="__RefHeading___Toc11291_253755796932"/>Tanner Johnson<text:bookmark-end text:name="__RefHeading___Toc11291_253755796932"/></text:p>
      <text:p text:style-name="P145">I'm lucky to work with a team of impressive students at Duke University who are leaders in their classrooms and beyond. As members of CSbyUs,<text:note text:id="ftn114" text:note-class="footnote"><text:note-citation>114</text:note-citation><text:note-body><text:p text:style-name="Footnote">http://csbyus.org/</text:p></text:note-body></text:note> a student-run organization based at Duke, we connect university students to middle school students, mostly from title I schools across North Carolina's Research Triangle Park.<text:note text:id="ftn115" text:note-class="footnote"><text:note-citation>115</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4">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4">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9">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6" text:note-class="footnote"><text:note-citation>116</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5">We wanted to avoid scope creep caused by a poorly defined mission and vision (something that happens too often in some organizations). We needed structures to define our goals and maintain <text:soft-page-break/>clarity in scope.<text:note text:id="ftn117" text:note-class="footnote"><text:note-citation>117</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8" text:note-class="footnote"><text:note-citation>118</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9" text:note-class="footnote"><text:note-citation>119</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0" text:note-class="footnote"><text:note-citation>120</text:note-citation><text:note-body><text:p text:style-name="Footnote">http://csbyus.org/</text:p></text:note-body></text:note></text:p>
      <text:p text:style-name="P34">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4">Regardless of whether you work—on a software development team, in a classroom, or, heck, even in your family—principles like transparency and community are almost always the best foundation for a successful organization.</text:p>
      <text:p text:style-name="P120"><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96" text:outline-level="3">Review and discussion questions</text:h>
      <text:list xml:id="list84353351951330" text:continue-numbering="true" text:style-name="List_20_1">
        <text:list-item>
          <text:p text:style-name="P333">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34">"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15"><text:span text:style-name="T130">"</text:span>Regardless of whether you work,<text:span text:style-name="T130">" Tanner argues, "</text:span>principles like transparency and community are almost always the best foundation for a successful organization.<text:span text:style-name="T130">" Do you agree? Can you think of instances in which this isn't the case? Why or why not?</text:span></text:p>
        </text:list-item>
      </text:list>
      <text:h text:style-name="P252" text:outline-level="2"><text:bookmark-start text:name="__RefHeading___Toc1892_2434698073"/>Making computer science curricula as adaptable as our code<text:bookmark-end text:name="__RefHeading___Toc1892_2434698073"/></text:h>
      <text:p text:style-name="P166"><text:bookmark-start text:name="__RefHeading___Toc11291_2537557969321"/>Amarachi Achonu<text:bookmark-end text:name="__RefHeading___Toc11291_2537557969321"/></text:p>
      <text:p text:style-name="P147">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6">Our team at CSbyUs noticed this scarcity,<text:note text:id="ftn121" text:note-class="footnote"><text:note-citation>121</text:note-citation><text:note-body><text:p text:style-name="P103">See Tanner Johnson's contribution to this volume.</text:p></text:note-body></text:note> and we've created an open source web platform to facilitate more flexible, adaptable, and tested curricula for computer science educators.<text:note text:id="ftn122" text:note-class="footnote"><text:note-citation>122</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3">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4">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4">for</text:span> adapt<text:span text:style-name="T144">ing </text:span>to specific student populations.</text:p>
      <text:h text:style-name="Heading_20_3" text:outline-level="3">Making it adaptable</text:h>
      <text:p text:style-name="P26">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6">"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4">she began</text:span> working <text:span text:style-name="T144">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5">remaining</text:span> attentive and engaged <text:span text:style-name="T145">in the work</text:span>. On the other hand, another group of students seemed to have more trouble focusing in the classroom—or even being motivated to engage with <text:span text:style-name="T145">computer science </text:span>topics <text:span text:style-name="T145">or </text:span>skills <text:span text:style-name="T145">to begin with</text:span>. Witnessing <text:soft-page-break/>this difference among students, <text:span text:style-name="T145">Barton saw how </text:span>important <text:span text:style-name="T145">it is for </text:span>curriculum <text:span text:style-name="T145">to be </text:span>adaptable in multiple ways <text:span text:style-name="T145">so </text:span>students <text:span text:style-name="T145">could engage with it </text:span>at their <text:span text:style-name="T145">respective </text:span>level<text:span text:style-name="T145">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7">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6">on</text:span> these subtleties allows <text:span text:style-name="T146">for </text:span>the possibility of applying different strateg<text:span text:style-name="T146">ies</text:span>, and these changes are <text:span text:style-name="T146">then </text:span>applied to <text:span text:style-name="T146">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6">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6">The open-focused pedagogy behind the CS<text:span text:style-name="T146">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6">those </text:span>curricul<text:span text:style-name="T146">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6"><text:span text:style-name="T146">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6">a</text:span> across disciplines.</text:p>
      <text:p text:style-name="P108">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97" text:outline-level="3">Review and discussion questions</text:h>
      <text:list xml:id="list84353271041085" text:continue-numbering="true" text:style-name="List_20_1">
        <text:list-item>
          <text:p text:style-name="P316">Amarachi notes that integrating open source practices into curriculum development is key to making <text:span text:style-name="T147">curricula</text:span> adaptable for different students. What are some of these practices? What is the relationship between these practices and <text:span text:style-name="T122">more malleable curricula</text:span>?</text:p>
        </text:list-item>
        <text:list-item>
          <text:p text:style-name="P316">Although <text:span text:style-name="T122">it's</text:span> easy to see the advantages of personalizing computer science curricula through what Amarachi calls the "back-and-forth" iterative process of curriculum development, would this kind of process work at your own <text:span text:style-name="T122">educational </text:span>organization? What roadblocks <text:span text:style-name="T122">might </text:span>educators at your organization might face if they <text:span text:style-name="T122">attempt</text:span> this kind of process?</text:p>
        </text:list-item>
        <text:list-item>
          <text:p text:style-name="P316">Amarachi explains that working with an adaptable computer science curriculum is especially important when teaching students who are traditionally underrepresented in the field of computer science. What do you think is the connection between a curriculum<text:span text:style-name="T122">'</text:span>s adaptability and the level of engagement from <text:span text:style-name="T125">underrepresented</text:span> students? <text:span text:style-name="T122">When have you </text:span>experienced, either as an educator or a student, a disconnect between a curriculum and <text:span text:style-name="T125">particular </text:span>student population<text:span text:style-name="T126">s</text:span>?</text:p>
        </text:list-item>
      </text:list>
      <text:h text:style-name="P231" text:outline-level="1"><text:bookmark-start text:name="__RefHeading___Toc588_2023088379"/>Activities<text:bookmark-end text:name="__RefHeading___Toc588_2023088379"/></text:h>
      <text:h text:style-name="P257" text:outline-level="2"><text:bookmark-start text:name="__RefHeading___Toc13371_3512989452"/>Making those (dreaded) faculty meetings transparent, collaborative, and effective<text:bookmark-end text:name="__RefHeading___Toc13371_3512989452"/></text:h>
      <text:p text:style-name="P184"><text:bookmark-start text:name="__RefHeading___Toc1545_2651233811"/>Aria Chernik &amp; Tanner Johnson<text:bookmark-end text:name="__RefHeading___Toc1545_2651233811"/></text:p>
      <text:p text:style-name="P193"><text:span text:style-name="Chapter_20_Type_20_Title"><text:span text:style-name="T42">activity</text:span></text:span></text:p>
      <text:p text:style-name="P193"><text:span text:style-name="T78">Time required</text:span>: The length of your scheduled faculty meeting, plus approximately 30 additional minutes before the meeting to craft the participatory agenda and approximately 15 minutes after the meeting to send actionable follow ups</text:p>
      <text:p text:style-name="P193">Materials <text:span text:style-name="T78">necessary</text:span>: Real-time editable, collaborative document software (such as Google Docs)</text:p>
      <text:p text:style-name="P160">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8">Whatever they are, they're <text:span text:style-name="Emphasis">not</text:span> what meetings should be: well-structured, laser-focused on the objective, all-hands-on-deck, and maximally efficient.</text:p>
      <text:p text:style-name="P48">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8">Here's the process, from start to finish, that Jane (and you) should take to transform that next faculty meeting and make it more collaborative and participatory.</text:p>
      <text:h text:style-name="P269" text:outline-level="3"><text:soft-page-break/>Facilitation steps</text:h>
      <text:p text:style-name="P48"><text:span text:style-name="Exercise_20_Step"><text:span text:style-name="T30">Step 0.</text:span></text:span><text:span text:style-name="T30"> Before you do anything else, determine whether you </text:span><text:span text:style-name="Emphasis"><text:span text:style-name="T30">actually</text:span></text:span><text:span text:style-name="T30"> need a meeting. Most of us in academia have become accustomed to monthly faculty meetings that are stone-etched in perpetuity. Like Jane, we've often left those meetings feeling like they've undervalued our time or, worse, completely wasted it. </text:span></text:p>
      <text:p text:style-name="P70">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84353915773473" text:continue-list="list84353502354950"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3" text:note-class="footnote"><text:note-citation>123</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8"><text:span text:style-name="Exercise_20_Step"><text:span text:style-name="T30">Step 1.</text:span></text:span><text:span text:style-name="T30"> Prepare the agenda. Once you've thoughtfully determined that a meeting is necessary,</text:span><text:span text:style-name="T30"><text:note text:id="ftn124" text:note-class="footnote"><text:note-citation>124</text:note-citation><text:note-body><text:p text:style-name="Footnote">https://www.atlassian.com/blog/teamwork/how-to-run-effective-meetings</text:p></text:note-body></text:note></text:span><text:span text:style-name="T30">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8">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84354282583172"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8"><text:span text:style-name="Exercise_20_Step"><text:span text:style-name="T30">Step 2.</text:span></text:span><text:span text:style-name="T30">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8">Here are three tips for doing that:</text:p>
      <text:list xml:id="list84352579833073"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8"><text:span text:style-name="Exercise_20_Step"><text:span text:style-name="T30">Step 3.</text:span></text:span><text:span text:style-name="T30"> Finish on time—and close with actions. </text:span><text:span text:style-name="Emphasis"><text:span text:style-name="T30">Always end the meeting on time.</text:span></text:span><text:span text:style-name="T30"> Getting accustomed to doing this can take time, but soon participants in your meetings will come to see this practice not as rude but as deeply respectful of their time.</text:span></text:p>
      <text:p text:style-name="P48">Yet even when your meeting is a great success (you ended 5 minutes early, people are smiling and sighing in relief, and it's clearly time for high-fives all around) your work isn't over.</text:p>
      <text:p text:style-name="P48"><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8"><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84354263064754"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1"><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1">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8">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2">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5">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7" text:outline-level="2"><text:bookmark-start text:name="__RefHeading___Toc13375_3512989452"/>Digital forensics the open way: A tabletop approach to common scenarios<text:bookmark-end text:name="__RefHeading___Toc13375_3512989452"/></text:h>
      <text:p text:style-name="P174"><text:bookmark-start text:name="__RefHeading___Toc1545_26512338111"/>Denise Ferebee, Carolyn Butler, Dipankar Dasgupta &amp; Marcus Kelly<text:bookmark-end text:name="__RefHeading___Toc1545_26512338111"/></text:p>
      <text:p text:style-name="P193"><text:span text:style-name="Chapter_20_Type_20_Title"><text:span text:style-name="T42">activity</text:span></text:span></text:p>
      <text:p text:style-name="P193"><text:span text:style-name="T29">Time required</text:span>: 3‒8 hours (depending on activity type and audience)</text:p>
      <text:p text:style-name="P193">Materials necessary: Varies (see individual activity descriptions)</text:p>
      <text:p text:style-name="P160">Digital forensics is the process of collecting, processioning, preserving, analyzing, and presenting computer-related evidence in support of network vulnerability mitigation and/or criminal, fraud, counterintelligence, or law enforcement investigations.<text:note text:id="ftn125" text:note-class="footnote"><text:note-citation>125</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8">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8">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6" text:note-class="footnote"><text:note-citation>126</text:note-citation><text:note-body><text:p text:style-name="Footnote">https://www.ready.gov/business/testing/exercises</text:p></text:note-body></text:note></text:p>
      <text:h text:style-name="P269" text:outline-level="3">Cyber Camp Capture the Flag Activity (CCCTF)</text:h>
      <text:p text:style-name="P48">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8">Learners participate in teams of two or three, while competing against other teams. A sample scenario is illustrated in Figure 1.</text:p>
      <text:list xml:id="list84353723109088"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7" text:note-class="footnote"><text:note-citation>127</text:note-citation><text:note-body><text:p text:style-name="Footnote">https://www.kali.org/</text:p></text:note-body></text:note></text:p>
        </text:list-item>
        <text:list-item>
          <text:p text:style-name="List"><text:soft-page-break/><text:span text:style-name="Inline_20_Subhead">Facilitator objectives:</text:span> <text:span text:style-name="T86">i</text:span>ntroduce <text:span text:style-name="T84">digital forensics </text:span>skill sets needed, <text:span text:style-name="T86">i</text:span>ntroduce the scenario, <text:span text:style-name="T86">g</text:span>uide the teams through the process <text:span text:style-name="T84">without revealing solutions, and g</text:span>ive teams the ground rules for the game</text:p>
        </text:list-item>
        <text:list-item>
          <text:p text:style-name="List"><text:span text:style-name="Inline_20_Subhead">Participant expectations:</text:span> <text:span text:style-name="T86">a</text:span>ll team members must be willing to actively participate <text:span text:style-name="T86">and m</text:span>ust follow the rules of the game</text:p>
        </text:list-item>
      </text:list>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6">g</text:span>ame <text:span text:style-name="T86">c</text:span>lue <text:span text:style-name="T86">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Find the final passcode and catch the suspect.</text:p>
      <text:p text:style-name="Figure_20_Caption">Figure 3: Example of CCCTF <text:span text:style-name="T86">g</text:span>ame <text:span text:style-name="T86">c</text:span>lue <text:span text:style-name="T86">o</text:span>bjective <text:span text:style-name="T86">(i</text:span>mage <text:span text:style-name="T86">f</text:span>ile <text:span text:style-name="T86">i</text:span>dentification<text:span text:style-name="T86">)</text:span></text:p>
      <text:h text:style-name="P270" text:outline-level="3">Facilitation steps</text:h>
      <text:h text:style-name="Heading_20_4" text:outline-level="4">Phase 1: Preparation</text:h>
      <text:p text:style-name="P48"><text:span text:style-name="Exercise_20_Step">Step 1.</text:span> Cover background topics on email header content.</text:p>
      <text:p text:style-name="P48"><text:span text:style-name="Exercise_20_Step">Step 2.</text:span> Create a CCCTF game scenario (see Figure 1).</text:p>
      <text:p text:style-name="P48"><text:span text:style-name="Exercise_20_Step">Step 3.</text:span> Explain how to use a text editor (i.e., vi) to view the content of the text file.</text:p>
      <text:p text:style-name="P48"><text:span text:style-name="Exercise_20_Step">Step 4.</text:span> Create a text file of the email with available email headers.</text:p>
      <text:p text:style-name="P48"><text:span text:style-name="Exercise_20_Step">Step 5.</text:span> Include a passcode in the text file containing the email.</text:p>
      <text:p text:style-name="P48"><text:span text:style-name="Exercise_20_Step">Step 6.</text:span> Include other email text files for search purposes for the game.</text:p>
      <text:p text:style-name="P48"><text:span text:style-name="Exercise_20_Step">Step 7.</text:span> Create character cards with background information for each of the characters for the scenarios.</text:p>
      <text:p text:style-name="P48"><text:span text:style-name="Exercise_20_Step">Step 8.</text:span> Create clue cards that pertain to specific digital forensic techniques that learners will explore.</text:p>
      <text:p text:style-name="P76"><text:span text:style-name="Exercise_20_Step">Step 9.</text:span> For each clue, create a skill worksheet on which following information is both provided and captured:</text:p>
      <text:list xml:id="list84353360037622"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8"><text:span text:style-name="Exercise_20_Step"><text:span text:style-name="T30">Step 10.</text:span></text:span><text:span text:style-name="T30"> Set rules for playing the game:</text:span></text:p>
      <text:list xml:id="list84353638344801"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6">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6">a</text:span>nalysis</text:h>
      <text:p text:style-name="P77"><text:span text:style-name="Exercise_20_Step"><text:span text:style-name="T30">Step 1.</text:span></text:span><text:span text:style-name="T30"> Divide learners into teams of two to three people.</text:span></text:p>
      <text:p text:style-name="P77"><text:span text:style-name="Exercise_20_Step"><text:span text:style-name="T30">Step 2. </text:span></text:span><text:span text:style-name="T30">Provide game rules to CCCTF teams.</text:span></text:p>
      <text:p text:style-name="P77"><text:span text:style-name="Exercise_20_Step"><text:span text:style-name="T30">Step 3.</text:span></text:span><text:span text:style-name="T30"> Provide teams with all the manipulatives used during the game as follows:</text:span></text:p>
      <text:list xml:id="list84353636268476"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7"><text:span text:style-name="Exercise_20_Step"><text:span text:style-name="T30">Step 4.</text:span></text:span><text:span text:style-name="T30"> Provide the image to the learners for analysis. </text:span></text:p>
      <text:p text:style-name="P48"><text:span text:style-name="Exercise_20_Step"><text:span text:style-name="T30">Step 5.</text:span></text:span><text:span text:style-name="T30"> Answer any questions about the game for clarification prior to the start of the game.</text:span></text:p>
      <text:p text:style-name="P48"><text:span text:style-name="Exercise_20_Step"><text:span text:style-name="T30">Step 6.</text:span></text:span><text:span text:style-name="T30"> Remind teams that they can use their notes covered in the earlier session in reference to digital forensic techniques.</text:span></text:p>
      <text:p text:style-name="P77"><text:span text:style-name="Exercise_20_Step"><text:span text:style-name="T30">Step 7.</text:span></text:span><text:span text:style-name="T30"> Start the game.</text:span></text:p>
      <text:p text:style-name="P77"><text:span text:style-name="Exercise_20_Step"><text:span text:style-name="T30">Step 8.</text:span></text:span><text:span text:style-name="T30">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7">Step 1</text:span></text:span><text:span text:style-name="Exercise_20_Step">.</text:span> Determine which team is in first, second, and third place.</text:p>
      <text:p text:style-name="Text_20_body"><text:span text:style-name="Exercise_20_Step"><text:span text:style-name="T87">Step </text:span></text:span><text:span text:style-name="Exercise_20_Step">2.</text:span> Validate answers (i.e., passcodes/flags and suspected criminal).</text:p>
      <text:p text:style-name="Text_20_body"><text:span text:style-name="Exercise_20_Step"><text:span text:style-name="T87">Step </text:span></text:span><text:span text:style-name="Exercise_20_Step">3.</text:span> Award prizes.</text:p>
      <text:h text:style-name="P271" text:outline-level="3"><text:soft-page-break/>Reflection</text:h>
      <text:p text:style-name="P74">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8" text:note-class="footnote"><text:note-citation>128</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8">Facilitator objectives: introduce digital forensics skill sets needed, <text:span text:style-name="T87">i</text:span>ntroduce the scenario, <text:span text:style-name="T87">g</text:span>uide the teams through the <text:soft-page-break/>process <text:span text:style-name="T84">without revealing solutions, g</text:span>ive teams the ground rules for the game, <text:span text:style-name="T87">and i</text:span>ntroduce the concept of roles</text:p>
      <text:p text:style-name="Text_20_body"><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87">g</text:span>ame <text:span text:style-name="T87">s</text:span>cenario</text:p>
      <text:p text:style-name="P78">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9" text:note-class="footnote"><text:note-citation>129</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88">g</text:span>ame <text:span text:style-name="T88">c</text:span>lue <text:span text:style-name="T88">o</text:span>bjective <text:span text:style-name="T88">(</text:span>Dropbox<text:span text:style-name="T88">)</text:span></text:p>
      <text:p text:style-name="Figure_20_Callout"><text:soft-page-break/>Clue 6</text:p>
      <text:p text:style-name="Figure_20_Callout">Objective: MySQL<text:note text:id="ftn130" text:note-class="footnote"><text:note-citation>130</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88">g</text:span>ame <text:span text:style-name="T88">c</text:span>lue <text:span text:style-name="T88">o</text:span>bjective <text:span text:style-name="T88">(</text:span>MySQL<text:span text:style-name="T88">)</text:span></text:p>
      <text:h text:style-name="P272" text:outline-level="3">Facilitation steps</text:h>
      <text:h text:style-name="Heading_20_4" text:outline-level="4">Phase 1: Preparation</text:h>
      <text:p text:style-name="P78"><text:span text:style-name="Exercise_20_Step"><text:span text:style-name="T30">Step 1.</text:span></text:span><text:span text:style-name="T30"> Cover background topics on Dropbox content, like:</text:span></text:p>
      <text:list xml:id="list84352424422487" text:continue-numbering="true" text:style-name="List_20_2">
        <text:list-item>
          <text:p text:style-name="List">Using a SQL viewer</text:p>
        </text:list-item>
        <text:list-item>
          <text:p text:style-name="List">Using the support documentation for Dropbox</text:p>
        </text:list-item>
      </text:list>
      <text:p text:style-name="P78"><text:span text:style-name="Exercise_20_Step"><text:span text:style-name="T30">Step 2.</text:span></text:span><text:span text:style-name="T30"> Create a WLCTF game scenario.</text:span></text:p>
      <text:p text:style-name="P78"><text:span text:style-name="Exercise_20_Step"><text:span text:style-name="T30">Step 3.</text:span></text:span><text:span text:style-name="T30"> Create a LEGO model of crime scene with appropriate characters.</text:span></text:p>
      <text:p text:style-name="P78"><text:span text:style-name="Exercise_20_Step"><text:span text:style-name="T30">Step 4.</text:span></text:span><text:span text:style-name="T30"> Install a base installation of Dropbox and make an image of the instance.</text:span></text:p>
      <text:p text:style-name="P78"><text:span text:style-name="Exercise_20_Step"><text:span text:style-name="T30">Step 5.</text:span></text:span><text:span text:style-name="T30"> Include passcode/flag in the configuration file for Dropbox.</text:span></text:p>
      <text:p text:style-name="P78"><text:span text:style-name="Exercise_20_Step"><text:span text:style-name="T30">Step 6.</text:span></text:span><text:span text:style-name="T30"> Create character cards with background information for each of the characters for the scenarios.</text:span></text:p>
      <text:p text:style-name="P78"><text:span text:style-name="Exercise_20_Step"><text:span text:style-name="T30">Step 7.</text:span></text:span><text:span text:style-name="T30"> For each clue, create a skill worksheet on which following information is both provided and captured:</text:span></text:p>
      <text:list xml:id="list84353751554545"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text:soft-page-break/>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Forensic Analysis</text:h>
      <text:p text:style-name="P79"><text:span text:style-name="Exercise_20_Step"><text:span text:style-name="T30">Step 1.</text:span></text:span><text:span text:style-name="T30"> Divide learners into teams of three to four people.</text:span></text:p>
      <text:p text:style-name="P79"><text:span text:style-name="Exercise_20_Step"><text:span text:style-name="T30">Step 2.</text:span></text:span><text:span text:style-name="T30"> Provide game parameters to WLCTF teams.</text:span></text:p>
      <text:p text:style-name="P79"><text:span text:style-name="Exercise_20_Step"><text:span text:style-name="T30">Step 3.</text:span></text:span><text:span text:style-name="T30"> Provide teams with all the manipulatives used during the game as follows:</text:span></text:p>
      <text:list xml:id="list84352547876649"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9"><text:span text:style-name="Exercise_20_Step"><text:span text:style-name="T30">Step 4.</text:span></text:span><text:span text:style-name="T30"> Provide the image to participants for analysis.</text:span></text:p>
      <text:p text:style-name="P79"><text:span text:style-name="Exercise_20_Step"><text:span text:style-name="T30">Step 5.</text:span></text:span><text:span text:style-name="T30"> Answer any questions about the game for clarification prior to the start of the game.</text:span></text:p>
      <text:p text:style-name="P79"><text:span text:style-name="Exercise_20_Step"><text:span text:style-name="T30">Step 6.</text:span></text:span><text:span text:style-name="T30"> Remind teams that they can use their notes covered in the earlier session in reference to digital forensic techniques.</text:span></text:p>
      <text:p text:style-name="P79"><text:span text:style-name="Exercise_20_Step"><text:span text:style-name="T30">Step 7.</text:span></text:span><text:span text:style-name="T30"> Start the game.</text:span></text:p>
      <text:p text:style-name="P79"><text:span text:style-name="Exercise_20_Step"><text:span text:style-name="T30">Step 8.</text:span></text:span><text:span text:style-name="T30">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37" text:outline-level="4">Phase 3: Game reflection</text:h>
      <text:p text:style-name="P79"><text:span text:style-name="Exercise_20_Step"><text:span text:style-name="T30">Step 1.</text:span></text:span><text:span text:style-name="T30"> When all teams have completed the game, begin the discussion of each clue worksheet.</text:span></text:p>
      <text:p text:style-name="P79"><text:span text:style-name="Exercise_20_Step"><text:span text:style-name="T30">Step 2.</text:span></text:span><text:span text:style-name="T30"> Discuss the techniques used for solving the clues.</text:span></text:p>
      <text:p text:style-name="P79"><text:span text:style-name="Exercise_20_Step"><text:span text:style-name="T30">Step 3.</text:span></text:span><text:span text:style-name="T30"> Discuss the issues participants had with solving clues.</text:span></text:p>
      <text:p text:style-name="P79"><text:soft-page-break/><text:span text:style-name="Exercise_20_Step"><text:span text:style-name="T30">Step 4.</text:span></text:span><text:span text:style-name="T30"> Discuss how the techniques can be used in other situations outside of the ones covered during the WLCTF.</text:span></text:p>
      <text:p text:style-name="P79"><text:span text:style-name="Exercise_20_Step"><text:span text:style-name="T30">Step 5.</text:span></text:span><text:span text:style-name="T30"> Discuss how the model helped with visualizing and analyzing the situation.</text:span></text:p>
      <text:h text:style-name="P273" text:outline-level="3">Reflection</text:h>
      <text:p text:style-name="P79">We <text:span text:style-name="T113">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84352328566361"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7">i</text:span>ntroduce the scenario, <text:span text:style-name="T87">g</text:span>uide the teams through the process <text:span text:style-name="T84">without revealing solutions, g</text:span>ive teams the ground rules for the game, <text:span text:style-name="T87">and i</text:span>ntroduce the concept of roles</text:p>
        </text:list-item>
        <text:list-item>
          <text:p text:style-name="List"><text:soft-page-break/><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list-item>
      </text:list>
      <text:p text:style-name="Figure_20_Callout">Scenario: AnyCorp has had it<text:span text:style-name="T88">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88">g</text:span>ame <text:span text:style-name="T88">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88">g</text:span>ame <text:span text:style-name="T88">c</text:span>lue <text:span text:style-name="T88">o</text:span>bjective <text:span text:style-name="T88">(e</text:span>mail <text:span text:style-name="T88">h</text:span>eaders<text:span text:style-name="T88">)</text:span></text:p>
      <text:p text:style-name="Figure_20_Callout"><text:soft-page-break/>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16">Figure <text:span text:style-name="T88">9</text:span>: Example of VRA <text:span text:style-name="T89">g</text:span>ame <text:span text:style-name="T89">c</text:span>lue <text:span text:style-name="T89">o</text:span>bjective <text:span text:style-name="T89">(i</text:span>mage <text:span text:style-name="T89">f</text:span>ile <text:span text:style-name="T89">i</text:span>dentification<text:span text:style-name="T89">)</text:span></text:p>
      <text:h text:style-name="P272" text:outline-level="3">Facilitation steps</text:h>
      <text:h text:style-name="P338" text:outline-level="4">Phase 1: Preparation</text:h>
      <text:p text:style-name="P78"><text:span text:style-name="Exercise_20_Step"><text:span text:style-name="T30">Step 1.</text:span></text:span><text:span text:style-name="T30"> Cover background topics on email header content.</text:span></text:p>
      <text:p text:style-name="P78"><text:span text:style-name="Exercise_20_Step"><text:span text:style-name="T30">Step 2.</text:span></text:span><text:span text:style-name="T30"> Create a VRA game scenario.</text:span></text:p>
      <text:p text:style-name="P78"><text:span text:style-name="Exercise_20_Step"><text:span text:style-name="T30">Step 3.</text:span></text:span><text:span text:style-name="T30"> Create a virtual crime scene environment.</text:span></text:p>
      <text:p text:style-name="P78"><text:span text:style-name="Exercise_20_Step"><text:span text:style-name="T30">Step 4.</text:span></text:span><text:span text:style-name="T30"> Explain how to use a text editor (i.e., vi) to view the content of the text file.</text:span></text:p>
      <text:p text:style-name="P78"><text:span text:style-name="Exercise_20_Step"><text:span text:style-name="T30">Step 5.</text:span></text:span><text:span text:style-name="T30"> Create a text file of the email with available email headers.</text:span></text:p>
      <text:p text:style-name="P78"><text:span text:style-name="Exercise_20_Step"><text:span text:style-name="T30">Step 6.</text:span></text:span><text:span text:style-name="T30"> Include passcode in the text file containing the email.</text:span></text:p>
      <text:p text:style-name="P78"><text:span text:style-name="Exercise_20_Step"><text:span text:style-name="T30">Step 7.</text:span></text:span><text:span text:style-name="T30"> Include other email text files for search purposes for the game.</text:span></text:p>
      <text:p text:style-name="P78"><text:span text:style-name="Exercise_20_Step"><text:span text:style-name="T30">Step 8.</text:span></text:span><text:span text:style-name="T30"> Create character cards with background information for each of the characters for the scenarios.</text:span></text:p>
      <text:p text:style-name="P78"><text:span text:style-name="Exercise_20_Step"><text:span text:style-name="T30">Step 9.</text:span></text:span><text:span text:style-name="T30"> Create clue cards that pertain to a specific digital forensic technique that the learner will explore.</text:span></text:p>
      <text:p text:style-name="P80"><text:span text:style-name="Exercise_20_Step">Step 10.</text:span> Create a skill worksheet for each clue where the following information is provided and captured for each clue solved:</text:p>
      <text:list xml:id="list84352919890662"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text:soft-page-break/>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1"><text:span text:style-name="Exercise_20_Step"><text:span text:style-name="T30">Step 1.</text:span></text:span><text:span text:style-name="T30"> Divide learners in teams of three to four people.</text:span></text:p>
      <text:p text:style-name="P81"><text:span text:style-name="Exercise_20_Step"><text:span text:style-name="T30">Step 2.</text:span></text:span><text:span text:style-name="T30"> Provide game parameters to VRA teams.</text:span></text:p>
      <text:p text:style-name="P81"><text:span text:style-name="Exercise_20_Step"><text:span text:style-name="T30">Step 3.</text:span></text:span><text:span text:style-name="T30"> Provide teams with all the manipulatives used during the game as follows:</text:span></text:p>
      <text:list xml:id="list84353644122477" text:continue-numbering="true" text:style-name="List_20_2">
        <text:list-item>
          <text:p text:style-name="List">VRA game scenario</text:p>
        </text:list-item>
        <text:list-item>
          <text:p text:style-name="List"><text:span text:style-name="T90">c</text:span>haracter cards</text:p>
        </text:list-item>
        <text:list-item>
          <text:p text:style-name="List"><text:span text:style-name="T90">c</text:span>lue worksheets</text:p>
        </text:list-item>
        <text:list-item>
          <text:p text:style-name="List"><text:span text:style-name="T90">r</text:span>ole descriptions for each team member</text:p>
        </text:list-item>
        <text:list-item>
          <text:p text:style-name="List"><text:span text:style-name="T90">f</text:span>irst clue</text:p>
        </text:list-item>
        <text:list-item>
          <text:p text:style-name="List">Kali Linux instance that will be used to perform forensic analysis</text:p>
        </text:list-item>
      </text:list>
      <text:p text:style-name="P81"><text:span text:style-name="Exercise_20_Step"><text:span text:style-name="T30">Step 4.</text:span></text:span><text:span text:style-name="T30"> Provide the image to the learners for analysis.</text:span></text:p>
      <text:p text:style-name="P81"><text:span text:style-name="Exercise_20_Step"><text:span text:style-name="T30">Step 5.</text:span></text:span><text:span text:style-name="T30"> Answer any questions about the game for clarification prior to the start of the game.</text:span></text:p>
      <text:p text:style-name="P81"><text:span text:style-name="Exercise_20_Step"><text:span text:style-name="T30">Step 6.</text:span></text:span><text:span text:style-name="T30"> Remind teams that they can use their notes covered in the earlier session in reference to digital forensic techniques.</text:span></text:p>
      <text:p text:style-name="P81"><text:span text:style-name="Exercise_20_Step"><text:span text:style-name="T30">Step 7.</text:span></text:span><text:span text:style-name="T30"> Start the game.</text:span></text:p>
      <text:p text:style-name="P81"><text:span text:style-name="Exercise_20_Step"><text:span text:style-name="T30">Step 8.</text:span></text:span><text:span text:style-name="T30">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39" text:outline-level="4">Phase 3: Game reflection</text:h>
      <text:p text:style-name="P82"><text:span text:style-name="Exercise_20_Step"><text:span text:style-name="T30">Step 1.</text:span></text:span><text:span text:style-name="T30"> When all teams have completed the game, begin the discussion of each clue worksheet.</text:span></text:p>
      <text:p text:style-name="P82"><text:span text:style-name="Exercise_20_Step"><text:span text:style-name="T30">Step 2.</text:span></text:span><text:span text:style-name="T30"> Discuss the techniques used for solving the clues.</text:span></text:p>
      <text:p text:style-name="Text_20_body"><text:span text:style-name="Exercise_20_Step"><text:span text:style-name="T30">Step 3.</text:span></text:span><text:span text:style-name="T30"> Discuss the issues participants had with solving clues.</text:span></text:p>
      <text:p text:style-name="P82"><text:soft-page-break/><text:span text:style-name="Exercise_20_Step"><text:span text:style-name="T30">Step 4.</text:span></text:span><text:span text:style-name="T30"> Discuss how the techniques can be used in other situations outside of the ones covered during the VRA.</text:span></text:p>
      <text:p text:style-name="P82"><text:span text:style-name="Exercise_20_Step"><text:span text:style-name="T30">Step 5.</text:span></text:span><text:span text:style-name="T30"> Discuss how the model helped with visualizing and analyzing the situation.</text:span></text:p>
      <text:h text:style-name="P274" text:outline-level="3">Reflection</text:h>
      <text:p text:style-name="P82">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27">Dr. Denise Ferebee is an assistant professor of Computer Science and the Director of the Center of Cybersecurity at LeMoyne-Owen College. She is a published scholar with both academi<text:span text:style-name="T91">c</text:span> and industry experience in the areas of cybersecurity, data analysis, programming, and system administration.</text:p>
      <text:p text:style-name="P127">Carolyn Butler works as a Project Coordinator for the Center for Information Assurance (CfIA), where she leads the CfIA team in cybersecurity training initiatives and instructional design processes.</text:p>
      <text:p text:style-name="P127">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7">Marcus Kelly is a recent graduate of LeMoyne-Owen College where he received a Bachelor of Science in Computer Science.</text:p>
      <text:h text:style-name="P258" text:outline-level="2"><text:bookmark-start text:name="__RefHeading___Toc13379_3512989452"/>How to collect feedback from your students (or, how to assess the sting of teenage rejection)<text:bookmark-end text:name="__RefHeading___Toc13379_3512989452"/></text:h>
      <text:p text:style-name="P182"><text:bookmark-start text:name="__RefHeading___Toc1545_26512338112"/>Charlie Reisinger<text:bookmark-end text:name="__RefHeading___Toc1545_26512338112"/></text:p>
      <text:p text:style-name="P193"><text:span text:style-name="Chapter_20_Type_20_Title"><text:span text:style-name="T42">activity</text:span></text:span></text:p>
      <text:p text:style-name="P193"><text:span text:style-name="T29">Time required</text:span>: <text:span text:style-name="T63">60‒90 minutes</text:span></text:p>
      <text:p text:style-name="P193">Materials <text:span text:style-name="T29">necessary</text:span>: Red and green paper sticky dots, a color printer or copier, a whiteboard <text:span text:style-name="T63">with </text:span>dry erase markers</text:p>
      <text:p text:style-name="P160">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8">But too often, students are absent from the decision-making table. Yet when costs are high and the stakes are huge, schools can't afford to ignore student feedback.</text:p>
      <text:p text:style-name="P48">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8">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8">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69" text:outline-level="3">Facilitation steps</text:h>
      <text:h text:style-name="P340" text:outline-level="4">Phase 1: Preparation</text:h>
      <text:p text:style-name="P48"><text:span text:style-name="Exercise_20_Step"><text:span text:style-name="T30">Step 1.</text:span></text:span><text:span text:style-name="T30">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8"><text:span text:style-name="Exercise_20_Step"><text:span text:style-name="T30">Step 2.</text:span></text:span><text:span text:style-name="T30"> Tape the pictures side-by-side onto a wide wall. Quantity matters. We plastered more than 100 photos in a grid approximately 18 columns wide by six rows tall. The sheer size had a dramatic visual impact on the students.</text:span></text:p>
      <text:p text:style-name="P48"><text:span text:style-name="Exercise_20_Step"><text:span text:style-name="T30">Step 3.</text:span></text:span><text:span text:style-name="T30">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8"><text:span text:style-name="Exercise_20_Step"><text:span text:style-name="T30">Step 4.</text:span></text:span><text:span text:style-name="T30"> Gather one eager and inquisitive student focus group. Fifteen students comprised our team. Of course, your stu</text:span><text:soft-page-break/><text:span text:style-name="T30">dent group should include diverse representation from every clique, class, and club.</text:span></text:p>
      <text:h text:style-name="P340" text:outline-level="4">Phase 2: Get voting</text:h>
      <text:p text:style-name="P65"><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5"><text:span text:style-name="Exercise_20_Step">Step 2.</text:span> Wait for participants to place all their dots.</text:p>
      <text:p text:style-name="P65"><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84354344342072"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8">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5">Charlie <text:span text:style-name="T63">Reisinger </text:span>is the Director of Technology for Penn Manor School District in Lancaster County, <text:span text:style-name="T59">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9">at</text:span> @charlie3.</text:p>
      <text:h text:style-name="P234" text:outline-level="2"><text:bookmark-start text:name="__RefHeading___Toc2784_4119693890"/>Performing the collaborative dilemma<text:bookmark-end text:name="__RefHeading___Toc2784_4119693890"/></text:h>
      <text:p text:style-name="P163"><text:bookmark-start text:name="__RefHeading___Toc11456_253755796911"/>Gina Likins<text:bookmark-end text:name="__RefHeading___Toc11456_253755796911"/></text:p>
      <text:p text:style-name="P193"><text:span text:style-name="Chapter_20_Type_20_Title"><text:span text:style-name="T43">Activity</text:span></text:span></text:p>
      <text:p text:style-name="P191"><text:span text:style-name="T25">Estimated time to complete</text:span>: <text:span text:style-name="T31">30‒60 minutes (add 15‒20 minutes if using the bonus decision framework discussion module)</text:span></text:p>
      <text:p text:style-name="P191"><text:span text:style-name="T31">Materials needed</text:span>: <text:span text:style-name="T31">Two varieties of prizes, one "choice card" for every participant, a whiteboard and markers, signs that read "30 seconds" and "20 seconds," tape measure (if using bonus decision framework module)</text:span></text:p>
      <text:p text:style-name="P143">I wanted groups to experience open source values in a very concrete, hands-on way—so I created a game called "Candy or Swag,"<text:note text:id="ftn131" text:note-class="footnote"><text:note-citation>131</text:note-citation><text:note-body><text:p text:style-name="P95">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2" text:note-class="footnote"><text:note-citation>132</text:note-citation><text:note-body><text:p text:style-name="P95"><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7">found them difficult to explain to others</text:span>—because <text:span text:style-name="T37">they're</text:span> abstract, <text:span text:style-name="T37">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2">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84354369876852" text:continue-numbering="true" text:style-name="List_20_2">
        <text:list-item>
          <text:p text:style-name="List"><text:span text:style-name="T18">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7">candy</text:span> every "round" and that you will run at least eight rounds. Swag (or "high value" prizes) <text:span text:style-name="T37">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8">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8">A whiteboard and whiteboard markers or printed sheets to distribute with the payoff matrix</text:span> (see Figure 1).</text:p>
        </text:list-item>
        <text:list-item>
          <text:p text:style-name="List"><text:span text:style-name="T31">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84354084850520" text:continue-list="list84352583615696"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oft-page-break/><text:span text:style-name="Emphasis">You have a choice card in front of you. When I say so, pick up the card and hold it so that your choice (of candy 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8">everyone</text:span> chooses <text:span text:style-name="T28">candy</text:span></text:p>
          </table:table-cell>
          <table:table-cell table:style-name="Table1.A2" office:value-type="string">
            <text:p text:style-name="P194">Everyone</text:p>
          </table:table-cell>
          <table:table-cell table:style-name="Table1.C2" office:value-type="string">
            <text:p text:style-name="P194">No one</text:p>
          </table:table-cell>
        </table:table-row>
        <table:table-row>
          <table:table-cell table:style-name="Table1.A2" office:value-type="string">
            <text:p text:style-name="Table_20_Contents">… ≤ target# of participants choose <text:span text:style-name="T28">swag</text:span></text:p>
          </table:table-cell>
          <table:table-cell table:style-name="Table1.A2" office:value-type="string">
            <text:p text:style-name="Table_20_Contents"><text:span text:style-name="T28">Everyone except</text:span> the participants who chose <text:span text:style-name="T28">swag</text:span></text:p>
          </table:table-cell>
          <table:table-cell table:style-name="Table1.C2" office:value-type="string">
            <text:p text:style-name="Table_20_Contents">The participants who chose <text:span text:style-name="T27">swag</text:span></text:p>
          </table:table-cell>
        </table:table-row>
        <table:table-row>
          <table:table-cell table:style-name="Table1.A2" office:value-type="string">
            <text:p text:style-name="Table_20_Contents">… &gt; target# of participants choose <text:span text:style-name="T28">swag</text:span></text:p>
          </table:table-cell>
          <table:table-cell table:style-name="Table1.A2" office:value-type="string">
            <text:p text:style-name="P194">No one</text:p>
          </table:table-cell>
          <table:table-cell table:style-name="Table1.C2" office:value-type="string">
            <text:p text:style-name="P194">No one</text:p>
          </table:table-cell>
        </table:table-row>
      </table:table>
      <text:p text:style-name="Figure_20_Caption">Figure 1: <text:span text:style-name="T33">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8">"We are going to try playing the game a little differently—in a way that's more </text:span><text:span text:style-name="T19">'</text:span><text:span text:style-name="T18">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7">9</text:span></text:span><text:span text:style-name="Exercise_20_Step">.</text:span> Explain these new rules:</text:p>
      <text:list xml:id="list84352352365000" text:continue-list="list84354084850520"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1"><text:span text:style-name="Exercise_20_Step">Step </text:span><text:span text:style-name="Exercise_20_Step"><text:span text:style-name="T37">10</text:span></text:span><text:span text:style-name="Exercise_20_Step">.</text:span> Say <text:span text:style-name="T18">"Go."</text:span></text:p>
      <text:p text:style-name="P31"><text:span text:style-name="Exercise_20_Step">Step 1</text:span><text:span text:style-name="Exercise_20_Step"><text:span text:style-name="T37">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1"><text:span text:style-name="Exercise_20_Step">Step 1</text:span><text:span text:style-name="Exercise_20_Step"><text:span text:style-name="T37">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4">t</text:span>his way. Run more rounds if it takes them a while to get collaborating.</text:p>
      <text:p text:style-name="P31"><text:span text:style-name="Exercise_20_Step">Step 1</text:span><text:span text:style-name="Exercise_20_Step"><text:span text:style-name="T37">3</text:span></text:span><text:span text:style-name="Exercise_20_Step">.</text:span> After a couple of rounds of playing the game this way, ask the group if—based on your discussions about "openness"—anyone can think of a change that would make the process even more open.</text:p>
      <text:p text:style-name="P31"><text:span text:style-name="Exercise_20_Step">Step 1</text:span><text:span text:style-name="Exercise_20_Step"><text:span text:style-name="T37">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1"><text:span text:style-name="Exercise_20_Step">Step 1</text:span><text:span text:style-name="Exercise_20_Step"><text:span text:style-name="T37">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2"><text:span text:style-name="Exercise_20_Step">Step 16.</text:span> If using the bonus decision-making framework discussion module, skip to it now (see below). Otherwise, take a few minutes to ask the class for their perceptions of the experience. <text:span text:style-name="T120">For example</text:span>:</text:p>
      <text:list xml:id="list84353824826216" text:continue-list="list84354369876852"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2">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9">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9">Step 1.</text:span></text:span> During the collaboration round, notice how participants decide who gets the swag. Often, <text:span text:style-name="T79">they'll discuss</text:span> <text:span text:style-name="T79">and discard </text:span>several alternatives; try to capture <text:span text:style-name="T79">and remember </text:span>them. It may be the case that no overriding principles <text:span text:style-name="T79">seem to guide the choices</text:span>: if so, that's <text:span text:style-name="T79">fine</text:span> too. Participants may believe they are selecting randomly—more on that later.</text:p>
      <text:p text:style-name="Text_20_body"><text:span text:style-name="Exercise_20_Step"><text:span text:style-name="T79">Step 2.</text:span></text:span> After the final round, ask participants to describe how they selected the swag recipient. Write that on the whiteboard or paper. Here are some "algorithms" I've seen employed:</text:p>
      <text:list xml:id="list84353169705586"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79">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79">the </text:span>method <text:span text:style-name="T79">they did</text:span>. You may need to prompt them. <text:span text:style-name="T79">Say something like:</text:span><text:span text:style-name="Emphasis"> </text:span><text:span text:style-name="Emphasis"><text:span text:style-name="T79">W</text:span></text:span><text:span text:style-name="Emphasis">as it the first one everyone agreed on? Did it seem to be the fairest? Why?</text:span></text:p>
      <text:p text:style-name="Text_20_body"><text:span text:style-name="Exercise_20_Step"><text:span text:style-name="T79">Step 4.</text:span></text:span> If you noticed other methods being discussed, remind participants of each method they debated and ask them why <text:span text:style-name="T79">they </text:span>discarded <text:span text:style-name="T79">it</text:span>.</text:p>
      <text:p text:style-name="Text_20_body"><text:soft-page-break/><text:span text:style-name="Exercise_20_Step"><text:span text:style-name="T79">Step 5.</text:span></text:span> Ask participants to brainstorm other ways of making the "Who gets swag" decision. I often ask participants to think about other situations they've been in and how those decisions are made. <text:span text:style-name="T79">For example:</text:span> <text:span text:style-name="Emphasis"><text:span text:style-name="T79">H</text:span></text:span><text:span text:style-name="Emphasis">ow did your teacher decide who got to clean the chalkboard? Who gets to sit in the front seat on a car trip? How do companies choose who wins prizes in giveaways?</text:span> List the brainstormed ideas, <text:span text:style-name="T79">as well as </text:span>advantage<text:span text:style-name="T79">s</text:span> or disadvantages for each, on the whiteboard. Note <text:span text:style-name="T79">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0">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0">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0">Step 1.</text:span></text:span> <text:span text:style-name="T80">Say something like:</text:span> <text:span text:style-name="Emphasis"><text:span text:style-name="T80">W</text:span></text:span><text:span text:style-name="Emphasis">e're now going to see what it might look like to program a computer to make the decision about who gets the swag for you.</text:span></text:p>
      <text:p text:style-name="Text_20_body"><text:span text:style-name="Exercise_20_Step"><text:span text:style-name="T80">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80">Step 3.</text:span></text:span> Tell <text:span text:style-name="T80">participants</text:span>: <text:span text:style-name="Emphasis"><text:span text:style-name="T80">W</text:span></text:span><text:span text:style-name="Emphasis">e're going to use the "tallest </text:span><text:span text:style-name="Emphasis"><text:span text:style-name="T80">to</text:span></text:span><text:span text:style-name="Emphasis"> shortest" algorithm for our example, and we're not going to write this program in the most efficient way possible, but that's </text:span><text:span text:style-name="Emphasis"><text:span text:style-name="T80">alright</text:span></text:span><text:span text:style-name="Emphasis">.</text:span></text:p>
      <text:p text:style-name="Text_20_body"><text:soft-page-break/><text:span text:style-name="Exercise_20_Step"><text:span text:style-name="T80">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3" text:note-class="footnote"><text:note-citation>133</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80">Step 5.</text:span></text:span> Write the following on the whiteboard. <text:span text:style-name="T80">T</text:span>his is not a real program, but it will serve our purposes:</text:p>
      <text:list xml:id="list84353098677260" text:continue-list="list84352352365000"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4" text:note-class="footnote"><text:note-citation>134</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80">Step 6.</text:span></text:span> Choose between five and seven participants and ask them to come to the front of the room. They are your "subject group." <text:span text:style-name="T80">Q</text:span>uickly run through the exercise. Using another participant to help with measuring will speed <text:span text:style-name="T80">this step</text:span> up.</text:p>
      <text:p text:style-name="Text_20_body"><text:span text:style-name="Exercise_20_Step"><text:span text:style-name="T80">Step 7.</text:span></text:span> Ask participants if they agree that the steps above will result in the tallest participant being chosen. Assuming that they agree, <text:span text:style-name="T80">proceed to Phase 3.</text:span></text:p>
      <text:h text:style-name="Heading_20_4" text:outline-level="4">Phase 3: Introduction to machine learning</text:h>
      <text:p text:style-name="Text_20_body"><text:span text:style-name="Exercise_20_Step"><text:span text:style-name="T80">Step 1.</text:span></text:span> Explain <text:span text:style-name="T80">to participants: </text:span><text:span text:style-name="Emphasis"><text:span text:style-name="T80">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80">"</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0">"</text:span></text:span><text:span text:style-name="Emphasis">training dataset</text:span><text:span text:style-name="Emphasis"><text:span text:style-name="T80">"</text:span></text:span><text:span text:style-name="Emphasis">—and the computer would generate the algorithm for picking the tallest person.</text:span></text:p>
      <text:p text:style-name="Text_20_body"><text:span text:style-name="Exercise_20_Step"><text:span text:style-name="T80">Step 2.</text:span></text:span> Tell participants: <text:span text:style-name="Emphasis"><text:span text:style-name="T80">W</text:span></text:span><text:span text:style-name="Emphasis">e're now going to pretend the algorithm we just developed was developed by a computer through ML.</text:span> (We're skipping a lot of steps here and have glossed over some important differences between <text:span text:style-name="T108">ML</text:span> and algorithmic programming, but they're not relevant for this example.)<text:note text:id="ftn135" text:note-class="footnote"><text:note-citation>135</text:note-citation><text:note-body><text:p text:style-name="Footnote">https://towardsdatascience.com/the-hidden-dangers-in-algorithmic-decision-making-27722d716a49</text:p></text:note-body></text:note></text:p>
      <text:p text:style-name="Text_20_body"><text:span text:style-name="Exercise_20_Step"><text:span text:style-name="T80">Step 3.</text:span></text:span> Ask another five to seven participants to come to the front of the room to be your new "subject group.<text:span text:style-name="T80">"</text:span> </text:p>
      <text:p text:style-name="Text_20_body"><text:span text:style-name="Exercise_20_Step"><text:span text:style-name="T80">Step 4.</text:span></text:span> Choose a participant to be the "computer.<text:span text:style-name="T80">" This person </text:span>can only follow the instructions on the board.</text:p>
      <text:p text:style-name="Text_20_body"><text:span text:style-name="Exercise_20_Step"><text:span text:style-name="T80">Step 5.</text:span></text:span> Ask half of the subject group to sit down (on the floor or in a chair).</text:p>
      <text:p text:style-name="Text_20_body"><text:span text:style-name="Exercise_20_Step"><text:span text:style-name="T80">Step 6.</text:span></text:span> Run the "program.<text:span text:style-name="T80">"</text:span> <text:span text:style-name="T80">(</text:span>Remember: the computer can't ask the participants to stand up, because it wasn't part of the instructions).</text:p>
      <text:h text:style-name="Heading_20_4" text:outline-level="4">Phase 4: <text:span text:style-name="T110">Reflection</text:span></text:h>
      <text:p text:style-name="Text_20_body"><text:span text:style-name="Exercise_20_Step"><text:span text:style-name="T81">Step 1.</text:span></text:span> Ask the participants to explain how the program the computer created might have been different if the training dataset had included people that were sitting down. <text:span text:style-name="T81">P</text:span>ossibilities <text:span text:style-name="T81">include</text:span>:<text:note text:id="ftn136" text:note-class="footnote"><text:note-citation>136</text:note-citation><text:note-body><text:p text:style-name="Footnote">Brainstorming other ways of solving this problem is also fun and worth the time, if you have it.</text:p></text:note-body></text:note></text:p>
      <text:list xml:id="list84353810883946" text:continue-list="list84353098677260"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8">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81">Step 2.</text:span></text:span> Ask participants if the algorithm developed in Step 2 would have been fair to <text:span text:style-name="T108">a </text:span>participant who <text:span text:style-name="T108">was </text:span>in a wheelchair.</text:p>
      <text:p text:style-name="Text_20_body"><text:span text:style-name="Exercise_20_Step"><text:span text:style-name="T81">Step 3.</text:span></text:span> Explain that this issue—how representative the "training data set<text:span text:style-name="T108">"</text:span> is of the entire data set—is a current issue for machine learning. <text:span text:style-name="T81">I</text:span>f the data aren't representative, <text:span text:style-name="T81">"</text:span>sample bias<text:span text:style-name="T81">"</text:span> is introduced.</text:p>
      <text:p text:style-name="P73"><text:span text:style-name="Exercise_20_Step">Step 4.</text:span> Ask participants to reflect on how sample bias might affect machine learning. <text:span text:style-name="T108">For example, ask them to consider what would happen if:</text:span></text:p>
      <text:list xml:id="list84353641391598" text:continue-list="list84353169705586"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7" text:note-class="footnote"><text:note-citation>137</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1">(from </text:span>https://www.heart.org/en/health-topics/heart-attack/warning-signs-of-a-heart-attack/heart-attack-symptoms-in-women<text:span text:style-name="T81">)</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8" text:note-class="footnote"><text:note-citation>138</text:note-citation><text:note-body><text:p text:style-name="Footnote">https://www.theverge.com/2018/10/10/17958784/ai-recruiting-tool-bias-amazon-report</text:p></text:note-body></text:note></text:p>
        </text:list-item>
      </text:list>
      <text:p text:style-name="Text_20_body"><text:span text:style-name="Exercise_20_Step"><text:span text:style-name="T81">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09">from </text:span>Candy or Swag</text:h>
      <text:p text:style-name="P31">In groups I've facilitated (which typically had about 20 participants with a target number of 2), the number of participants <text:span text:style-name="T81">choosing </text:span>swag each round ranged from four to eight, but it was never fewer than two (so no one won anything). <text:span text:style-name="T81">If</text:span> asked to reflect on what they're seeing, participants typically identify a few issues:</text:p>
      <text:list xml:id="list84354233934578"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1">After I've changed the rules to allow for more collaboration, however, the participants immediately figure out that if they work together they can <text:span text:style-name="T18">all</text:span> get candy every round, and they can <text:span text:style-name="T18">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1">One group was particularly illustrative. Apparently, there'd been some interpersonal drama earlier in the week and tensions in the group were high. When they first played the collaboration round, they came up with a plan—but someone "cheated"<text:note text:id="ftn139" text:note-class="footnote"><text:note-citation>139</text:note-citation><text:note-body><text:p text:style-name="P96">I have "cheated<text:span text:style-name="T32">"</text:span> in <text:span text:style-name="T64">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1">So we tried it again, and the same thing happened. And again. By this point, the group had figured out who the rogue was <text:soft-page-break/>and <text:span text:style-name="T37">was</text:span> <text:span text:style-name="T37">becoming</text:span> quite upset with him. To my utter surprise, on the next round the cheater didn't cheat. I had to laugh, though, when someone pointed out that one of the other participants had taken away his swag card!</text:p>
      <text:p text:style-name="P31">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1">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4">Gina Likins is part of Red Hat's Community &amp; Government Affairs team. <text:span text:style-name="T81">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59" text:outline-level="2"><text:bookmark-start text:name="__RefHeading___Toc13015_2537557969"/>Open organizations on Mars<text:bookmark-end text:name="__RefHeading___Toc13015_2537557969"/></text:h>
      <text:p text:style-name="P164"><text:bookmark-start text:name="__RefHeading___Toc13017_2537557969"/>Heidi Ellis<text:bookmark-end text:name="__RefHeading___Toc13017_2537557969"/></text:p>
      <text:p text:style-name="Callout"><text:span text:style-name="Chapter_20_Type_20_Title">Exercise</text:span></text:p>
      <text:p text:style-name="P192"><text:span text:style-name="T25">Estimated time to complete</text:span>: <text:span text:style-name="T35">90 minutes</text:span></text:p>
      <text:p text:style-name="P192"><text:span text:style-name="T25">Materials needed</text:span>: <text:span text:style-name="T36">The Open Organization Maturity Model, score cards, writing utensils, notepads, and paper</text:span></text:p>
      <text:p text:style-name="P144">Those who are new to the idea of open organizations (and open source in general) may have <text:span text:style-name="T148">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1">This exercise allows participants to <text:span text:style-name="T148">design</text:span> their own communities and evaluate <text:span text:style-name="T148">those communities </text:span>with respect to the Open Organization Maturity Model.<text:note text:id="ftn140" text:note-class="footnote"><text:note-citation>140</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5"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6">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6">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49">'</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84352460305801"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8">all</text:span> <text:span text:style-name="T149">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84354246960463"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29">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60" text:outline-level="2"><text:bookmark-start text:name="__RefHeading___Toc6122_4096846065"/>Afterword<text:bookmark-end text:name="__RefHeading___Toc6122_4096846065"/></text:h>
      <text:p text:style-name="P189"><text:bookmark-start text:name="__RefHeading___Toc394_21209807161"/>Ben Owens<text:bookmark-end text:name="__RefHeading___Toc394_21209807161"/></text:p>
      <text:p text:style-name="P161">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89">So why have our education systems remained essentially frozen in time for more than 100 years?</text:p>
      <text:p text:style-name="P89">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89">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89">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89">Are we willing to make this dynamic shift, or will we continue to assume that the same industrial model of education on which we've relied for far too long is somehow good enough for our modern world?</text:p>
      <text:p text:style-name="P89">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89">The stories you've read in <text:span text:style-name="T18">The Open Organization Guide for Educators</text:span> are a call to action from open education experts around the world. Their best practices can work in myriad educational contexts; it's now time for <text:span text:style-name="T18">you</text:span> to take the necessary, bold steps by adapting and remixing these ideas to meet the challenges of your own learning community.</text:p>
      <text:p text:style-name="P89">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40">chapters</text:span> in this book <text:span text:style-name="T141">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5"><text:soft-page-break/>Let's get started.</text:p>
      <text:p text:style-name="P130">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35" text:outline-level="2"/>
      <text:h text:style-name="P228" text:outline-level="1"><text:bookmark-start text:name="__RefHeading___Toc822_1232125672"/>Appendix<text:bookmark-end text:name="__RefHeading___Toc822_1232125672"/></text:h>
      <text:h text:style-name="P261" text:outline-level="2"><text:bookmark-start text:name="__RefHeading___Toc13383_3512989452"/>The Open Organization Definition<text:bookmark-end text:name="__RefHeading___Toc13383_3512989452"/></text:h>
      <text:p text:style-name="P175"><text:bookmark-start text:name="__RefHeading___Toc5173_772903223"/>The Open Organization Ambassadors<text:bookmark-end text:name="__RefHeading___Toc5173_772903223"/></text:p>
      <text:h text:style-name="P276" text:outline-level="3">Preamble</text:h>
      <text:p text:style-name="P5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84353970281805"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1">But openness is fluid. Openness is multifaceted. Openness is contested.</text:p>
      <text:p text:style-name="P51">While every organization is different—and therefore every example of an open organization is unique—we believe these five characteristics serve as the basic conditions for openness in most contexts:</text:p>
      <text:list xml:id="list899728506" text:style-name="L2">
        <text:list-item>
          <text:p text:style-name="P221">Transparency</text:p>
        </text:list-item>
        <text:list-item>
          <text:p text:style-name="P221">Inclusivity</text:p>
        </text:list-item>
        <text:list-item>
          <text:p text:style-name="P221">Adaptability</text:p>
        </text:list-item>
        <text:list-item>
          <text:p text:style-name="P221">Collaboration</text:p>
        </text:list-item>
        <text:list-item>
          <text:p text:style-name="P221">Community</text:p>
        </text:list-item>
      </text:list>
      <text:h text:style-name="P276" text:outline-level="3"><text:soft-page-break/>Characteristics of an open organization</text:h>
      <text:p text:style-name="P51">Open organizations take many shapes. Their sizes, compositions, and missions vary. But the following five characteristics are the hallmarks of any open organization.</text:p>
      <text:p text:style-name="P5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1">That fact makes explaining any one of the characteristics difficult without reference to the others.</text:p>
      <text:h text:style-name="P276" text:outline-level="3">Transparency</text:h>
      <text:p text:style-name="P5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3">In open organizations, transparency looks like:</text:span></text:p>
      <text:list xml:id="list1519288779" text:style-name="L3">
        <text:list-item>
          <text:p text:style-name="P222">Everyone working on a project or initiative has access to all pertinent materials by default.</text:p>
        </text:list-item>
        <text:list-item>
          <text:p text:style-name="P222">People willingly disclose their work, invite participation on projects before those projects are complete and/or "final," and respond positively to request for additional details.</text:p>
        </text:list-item>
        <text:list-item>
          <text:p text:style-name="P222">People affected by decisions can access and review the processes and arguments that lead to those decisions, and they can comment on and respond to them.</text:p>
        </text:list-item>
        <text:list-item>
          <text:p text:style-name="P222"><text:soft-page-break/>Leaders encourage others to tell stories about both their failures and their successes without fear of repercussion; associates are forthcoming about both.</text:p>
        </text:list-item>
        <text:list-item>
          <text:p text:style-name="P222">People value both success and failures for the lessons they provide.</text:p>
        </text:list-item>
        <text:list-item>
          <text:p text:style-name="P222">Goals are public and explicit, and people working on projects clearly indicate roles and responsibilities to enhance accountability.</text:p>
        </text:list-item>
      </text:list>
      <text:h text:style-name="P276" text:outline-level="3">Inclusivity</text:h>
      <text:p text:style-name="P5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3">In open organizations, inclusivity looks like:</text:span></text:p>
      <text:list xml:id="list3154410908" text:style-name="L4">
        <text:list-item>
          <text:p text:style-name="P223">Technical channels and social norms for encouraging diverse points of view are well-established and obvious.</text:p>
        </text:list-item>
        <text:list-item>
          <text:p text:style-name="P223">Protocols and procedures for participation are clear, widely available, and acknowledged, allowing for constructive inclusion of diverse perspectives.</text:p>
        </text:list-item>
        <text:list-item>
          <text:p text:style-name="P223">The organization features multiple channels and/or methods for receiving feedback in order to accommodate people's preferences.</text:p>
        </text:list-item>
        <text:list-item>
          <text:p text:style-name="P223">Leaders regularly assess and respond to feedback they receive, and cultivate a culture that encourages frequent dialog regarding this feedback.</text:p>
        </text:list-item>
        <text:list-item>
          <text:p text:style-name="P223">Leaders are conscious of voices not present in dialog and actively seek to include or incorporate them.</text:p>
        </text:list-item>
        <text:list-item>
          <text:p text:style-name="P223">People feel a duty to voice opinions on issues relevant to their work or about which they are passionate.</text:p>
        </text:list-item>
        <text:list-item>
          <text:p text:style-name="P223"><text:soft-page-break/>People work transparently and share materials via common standards and/or agreed-upon platforms that do not prevent others from accessing or modifying them.</text:p>
        </text:list-item>
      </text:list>
      <text:h text:style-name="P276" text:outline-level="3">Adaptability</text:h>
      <text:p text:style-name="P5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1">In open organizations, adaptability looks like:</text:p>
      <text:list xml:id="list3699459869" text:style-name="L5">
        <text:list-item>
          <text:p text:style-name="P224">Feedback mechanisms are accessible both to members of the organization and to outside members, who can offer suggestions.</text:p>
        </text:list-item>
        <text:list-item>
          <text:p text:style-name="P224">Feedback mechanisms allow and encourage peers to assist one another without managerial oversight, if necessary.</text:p>
        </text:list-item>
        <text:list-item>
          <text:p text:style-name="P224">Leaders work to ensure that feedback loops genuinely and materially impact the ways people in the organization operate.</text:p>
        </text:list-item>
        <text:list-item>
          <text:p text:style-name="P224">Processes for collective problem solving, collaborative decision making, and continuous learning are in place, and the organization rewards both personal and team learning to reinforce a growth mindset.</text:p>
        </text:list-item>
        <text:list-item>
          <text:p text:style-name="P224">People tend to understand the context for the changes they're making or experiencing.</text:p>
        </text:list-item>
        <text:list-item>
          <text:p text:style-name="P224">People are not afraid to make mistakes, yet projects and teams are comfortable adapting their pre-existing work to project-specific contexts in order to avoid repeated failures.</text:p>
        </text:list-item>
      </text:list>
      <text:h text:style-name="P276" text:outline-level="3"><text:soft-page-break/>Collaboration</text:h>
      <text:p text:style-name="P53">Work in an open organization involves multiple parties by default. Participants believe that joint work produces better (more effective, more sustainable) outcomes, and specifically seek to involve others in their efforts (see also <text:span text:style-name="T18">inclusivity</text:span>). Products of work in open organizations afford additional enhancement and revision, even by those not affiliated with the organization (see also <text:span text:style-name="T18">adaptability</text:span>).</text:p>
      <text:list xml:id="list3303464846" text:style-name="L6">
        <text:list-item>
          <text:p text:style-name="P225">People tend to believe that working together produces better results.</text:p>
        </text:list-item>
        <text:list-item>
          <text:p text:style-name="P225">People tend to begin work collaboratively, rather than "add collaboration" after they've each completed individual components of work.</text:p>
        </text:list-item>
        <text:list-item>
          <text:p text:style-name="P225">People tend to engage partners outside their immediate teams when undertaking new projects.</text:p>
        </text:list-item>
        <text:list-item>
          <text:p text:style-name="P225">Work produced collaboratively is easily available internally for others to build upon.</text:p>
        </text:list-item>
        <text:list-item>
          <text:p text:style-name="P225">Work produced collaboratively is available externally for creators outside the organization to use in potentially unforeseen ways.</text:p>
        </text:list-item>
        <text:list-item>
          <text:p text:style-name="P225">People can discover, provide feedback on, and join work in progress easily—and are welcomed to do so.</text:p>
        </text:list-item>
      </text:list>
      <text:h text:style-name="P277" text:outline-level="3">Community</text:h>
      <text:p text:style-name="P5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3">In open organizations, community looks like:</text:span></text:p>
      <text:list xml:id="list1566541639" text:style-name="L7">
        <text:list-item>
          <text:p text:style-name="P226">Shared values and principles that inform decision-making and assessment processes are clear and obvious to members.</text:p>
        </text:list-item>
        <text:list-item>
          <text:p text:style-name="P226"><text:soft-page-break/>People feel equipped and empowered to make meaningful contributions to collaborative work.</text:p>
        </text:list-item>
        <text:list-item>
          <text:p text:style-name="P226">Leaders mentor others and demonstrate strong accountability to the group by modeling shared values and principles.</text:p>
        </text:list-item>
        <text:list-item>
          <text:p text:style-name="P301">People have a common language and work together to ensure that ideas do not get "lost in translation," and they are comfortable sharing their knowledge and stories to further the group's work.</text:p>
        </text:list-item>
      </text:list>
      <text:p text:style-name="P123">Version <text:span text:style-name="T23">2</text:span>.0<text:line-break/><text:span text:style-name="T23">April</text:span> 201<text:span text:style-name="T23">7</text:span><text:line-break/><text:span text:style-name="T24">github.com/open-organization-ambassadors/open-org-definition</text:span></text:p>
      <text:p text:style-name="P219"/>
      <text:h text:style-name="P228" text:outline-level="1"><text:bookmark-start text:name="__RefHeading___Toc842_1232125672"/>Learn More<text:bookmark-end text:name="__RefHeading___Toc842_1232125672"/></text:h>
      <text:h text:style-name="P262" text:outline-level="2"><text:bookmark-start text:name="__RefHeading___Toc2382_190016556"/>Additional resources<text:bookmark-end text:name="__RefHeading___Toc2382_190016556"/></text:h>
      <text:h text:style-name="P278" text:outline-level="3">The book series</text:h>
      <text:p text:style-name="P58">Continue reading about the future of work, management, and leadership in the <text:span text:style-name="T18">Open Organization</text:span><text:span text:style-name="T3"> book series. Get started at opensource.com/open-organization/resources/book-series.</text:span></text:p>
      <text:h text:style-name="P278" text:outline-level="3">The newsletter</text:h>
      <text:p text:style-name="P59"><text:span text:style-name="T4">Get open organization stories sent directly to your inbox. Visit </text:span><text:span text:style-name="T6">opensource.com/open-organization/resources/newsletter</text:span><text:span text:style-name="T4"> to sign up.</text:span></text:p>
      <text:h text:style-name="P278" text:outline-level="3"><text:span text:style-name="T13">T</text:span><text:span text:style-name="T3">he discussion list</text:span></text:h>
      <text:p text:style-name="P59"><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3" text:outline-level="2"><text:bookmark-start text:name="__RefHeading___Toc13385_3512989452"/>Get involved<text:bookmark-end text:name="__RefHeading___Toc13385_3512989452"/></text:h>
      <text:h text:style-name="P269" text:outline-level="3">Share this book</text:h>
      <text:p text:style-name="P49">We've licensed this book with a Creative Commons license, so you're free to share a copy with anyone who might benefit from learning more about the ways open source values are changing organizations today. See the copyright statement for more detail.</text:p>
      <text:h text:style-name="P279" text:outline-level="3">Tell your story</text:h>
      <text:p text:style-name="P50">Every week, Opensource.com publishes stories about the ways open principles are changing the way we work, manage, and lead. <text:span text:style-name="T22">You can read them at opensource.com/open-organization. Do you have a story to tell? </text:span>Please consider submitting it to us at opensource.com/story.</text:p>
      <text:h text:style-name="P280" text:outline-level="3">Join the community</text:h>
      <text:p text:style-name="P48"><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text:p text:style-name="P2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margin-top="0.0402in" fo:margin-bottom="0.1201in" loext:contextual-spacing="false"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5</text:page-number></text:p>
      </style:footer>
    </style:master-page>
    <style:master-page style:name="Start_20_Page" style:display-name="Start Page" style:page-layout-name="Mpm2" style:next-style-name="Standard">
      <style:footer>
        <text:p text:style-name="Footer"><text:page-number text:select-page="current">24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9</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92</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21H17M37S</meta:editing-duration>
    <meta:editing-cycles>1012</meta:editing-cycles>
    <dc:title>Open Organization Book</dc:title>
    <dc:date>2019-08-14T08:43:51.796714175</dc:date>
    <meta:document-statistic meta:table-count="4" meta:image-count="1" meta:object-count="0" meta:page-count="250" meta:paragraph-count="1708" meta:word-count="58063" meta:character-count="376976" meta:non-whitespace-character-count="321098"/>
    <meta:template xlink:type="simple" xlink:actuate="onRequest" xlink:title="Open Organization Book" xlink:href="../../../../.config/libreoffice/4/user/template/Open%20Organization%20Book.ott" meta:date="2017-03-02T13:55:41.957328267"/>
  </office:meta>
</office:document-meta>
</file>